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142.81pt"/>
    </style:style>
    <style:style style:name="co10" style:family="table-column">
      <style:table-column-properties fo:break-before="auto" style:column-width="137.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20.81pt"/>
    </style:style>
    <style:style style:name="co14" style:family="table-column">
      <style:table-column-properties fo:break-before="auto" style:column-width="25.46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172.15pt"/>
    </style:style>
    <style:style style:name="co17" style:family="table-column">
      <style:table-column-properties fo:break-before="auto" style:column-width="88.75pt"/>
    </style:style>
    <style:style style:name="co18" style:family="table-column">
      <style:table-column-properties fo:break-before="auto" style:column-width="72.54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5.49pt"/>
    </style:style>
    <style:style style:name="co21" style:family="table-column">
      <style:table-column-properties fo:break-before="auto" style:column-width="74.1pt"/>
    </style:style>
    <style:style style:name="co2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 style:data-style-name="N3"/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9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ridge #000000" fo:border-right="none" fo:border-top="0.99pt ridge #000000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10" style:family="table-cell" style:parent-style-name="Default">
      <style:table-cell-properties fo:border-bottom="none" fo:border-left="0.99pt ridge #000000" fo:border-right="0.99pt ridge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2">
      <style:table-cell-properties fo:background-color="#ffff00"/>
    </style:style>
    <style:style style:name="ce13" style:family="table-cell" style:parent-style-name="Default" style:data-style-name="N122">
      <style:table-cell-properties fo:border-bottom="none" fo:background-color="#99ffff" fo:border-left="0.99pt ridge #000000" fo:border-right="none" fo:border-top="0.99pt ridge #000000"/>
    </style:style>
    <style:style style:name="ce14" style:family="table-cell" style:parent-style-name="Default" style:data-style-name="N122">
      <style:table-cell-properties fo:border-bottom="none" fo:background-color="#99ffff" fo:border-left="0.99pt ridge #000000" fo:border-right="none" fo:border-top="none"/>
    </style:style>
    <style:style style:name="ce15" style:family="table-cell" style:parent-style-name="Default" style:data-style-name="N3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16" style:family="table-cell" style:parent-style-name="Default" style:data-style-name="N122">
      <style:table-cell-properties fo:border-bottom="none" fo:border-left="none" fo:border-right="none" fo:border-top="0.99pt ridge #000000"/>
    </style:style>
    <style:style style:name="ce17" style:family="table-cell" style:parent-style-name="Default" style:data-style-name="N122">
      <style:table-cell-properties fo:border="none"/>
    </style:style>
    <style:style style:name="ce18" style:family="table-cell" style:parent-style-name="Default" style:data-style-name="N122">
      <style:table-cell-properties fo:border-bottom="none" fo:background-color="#99ffff" fo:border-left="none" fo:border-right="none" fo:border-top="0.99pt ridge #000000"/>
    </style:style>
    <style:style style:name="ce19" style:family="table-cell" style:parent-style-name="Default" style:data-style-name="N122">
      <style:table-cell-properties fo:background-color="#99ffff"/>
    </style:style>
    <style:style style:name="ce2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122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3">
      <style:table-cell-properties fo:border-bottom="none" fo:background-color="#99ffff" fo:border-left="none" fo:border-right="none" fo:border-top="0.99pt ridge #000000"/>
    </style:style>
    <style:style style:name="ce23" style:family="table-cell" style:parent-style-name="Default" style:data-style-name="N3">
      <style:table-cell-properties fo:background-color="#99ffff"/>
    </style:style>
    <style:style style:name="ce24" style:family="table-cell" style:parent-style-name="Default" style:data-style-name="N3">
      <style:table-cell-properties fo:border="none"/>
    </style:style>
    <style:style style:name="ce25" style:family="table-cell" style:parent-style-name="Default" style:data-style-name="N122">
      <style:table-cell-properties fo:border-bottom="none" fo:background-color="#ffff66" fo:border-left="0.99pt ridge #000000" fo:border-right="none" fo:border-top="0.99pt ridge #000000"/>
    </style:style>
    <style:style style:name="ce26" style:family="table-cell" style:parent-style-name="Default" style:data-style-name="N122">
      <style:table-cell-properties fo:border-bottom="none" fo:background-color="#ffff66" fo:border-left="0.99pt ridge #000000" fo:border-right="none" fo:border-top="none"/>
    </style:style>
    <style:style style:name="ce27" style:family="table-cell" style:parent-style-name="Default" style:data-style-name="N122">
      <style:table-cell-properties fo:border-bottom="0.99pt ridge #000000" fo:background-color="#ffff66" style:text-align-source="fix" style:repeat-content="false" fo:border-left="0.99pt ridge #000000" fo:border-right="none" fo:border-top="none"/>
      <style:paragraph-properties fo:text-align="center" fo:margin-left="0pt"/>
    </style:style>
    <style:style style:name="ce28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29" style:family="table-cell" style:parent-style-name="Default" style:data-style-name="N122">
      <style:table-cell-properties fo:border-bottom="none" fo:background-color="#ffff66" fo:border-left="none" fo:border-right="none" fo:border-top="0.99pt ridge #000000"/>
    </style:style>
    <style:style style:name="ce30" style:family="table-cell" style:parent-style-name="Default" style:data-style-name="N122">
      <style:table-cell-properties fo:background-color="#ffff66" fo:border="none"/>
    </style:style>
    <style:style style:name="ce31" style:family="table-cell" style:parent-style-name="Default" style:data-style-name="N122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 style:data-style-name="N1">
      <style:table-cell-properties fo:border-bottom="none" fo:background-color="#ffff66" fo:border-left="none" fo:border-right="none" fo:border-top="0.99pt ridge #000000"/>
    </style:style>
    <style:style style:name="ce34" style:family="table-cell" style:parent-style-name="Default" style:data-style-name="N1">
      <style:table-cell-properties fo:background-color="#ffff66" fo:border="none"/>
    </style:style>
    <style:style style:name="ce35" style:family="table-cell" style:parent-style-name="Default" style:data-style-name="N1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/>
    <style:style style:name="ce37" style:family="table-cell" style:parent-style-name="Default" style:data-style-name="N3">
      <style:table-cell-properties fo:border-bottom="none" fo:background-color="#ffff66" fo:border-left="none" fo:border-right="0.99pt ridge #000000" fo:border-top="0.99pt ridge #000000"/>
    </style:style>
    <style:style style:name="ce38" style:family="table-cell" style:parent-style-name="Default" style:data-style-name="N3">
      <style:table-cell-properties fo:border-bottom="none" fo:background-color="#ffff66" fo:border-left="none" fo:border-right="0.99pt ridge #000000" fo:border-top="none"/>
    </style:style>
    <style:style style:name="ce39" style:family="table-cell" style:parent-style-name="Default" style:data-style-name="N3">
      <style:table-cell-properties fo:border-bottom="0.99pt ridge #000000" fo:background-color="#ffff66" style:text-align-source="fix" style:repeat-content="false" fo:border-left="none" fo:border-right="0.99pt ridge #000000" fo:border-top="none"/>
      <style:paragraph-properties fo:text-align="center" fo:margin-left="0pt"/>
    </style:style>
    <style:style style:name="ce40" style:family="table-cell" style:parent-style-name="Default" style:data-style-name="N3">
      <style:table-cell-properties fo:border-bottom="none" fo:border-left="none" fo:border-right="0.99pt ridge #000000" fo:border-top="none"/>
    </style:style>
    <style:style style:name="ce41" style:family="table-cell" style:parent-style-name="Default" style:data-style-name="N1">
      <style:table-cell-properties fo:border-bottom="none" fo:background-color="#99ffff" fo:border-left="none" fo:border-right="none" fo:border-top="0.99pt ridge #000000"/>
    </style:style>
    <style:style style:name="ce42" style:family="table-cell" style:parent-style-name="Default" style:data-style-name="N1">
      <style:table-cell-properties fo:background-color="#99ffff"/>
    </style:style>
    <style:style style:name="ce43" style:family="table-cell" style:parent-style-name="Default" style:data-style-name="N1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 style:data-style-name="N122">
      <style:table-cell-properties fo:border-bottom="none" fo:border-left="0.99pt ridge #000000" fo:border-right="none" fo:border-top="0.99pt ridge #000000"/>
    </style:style>
    <style:style style:name="ce45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46" style:family="table-cell" style:parent-style-name="Default" style:data-style-name="N3">
      <style:table-cell-properties fo:border-bottom="none" fo:border-left="none" fo:border-right="0.99pt ridge #000000" fo:border-top="0.99pt ridge #000000"/>
    </style:style>
    <style:style style:name="ce47" style:family="table-cell" style:parent-style-name="Default" style:data-style-name="N122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48" style:family="table-cell" style:parent-style-name="Default" style:data-style-name="N3">
      <style:table-cell-properties fo:border-bottom="none" fo:background-color="#99ffff" fo:border-left="none" fo:border-right="0.99pt ridge #000000" fo:border-top="0.99pt ridge #000000"/>
    </style:style>
    <style:style style:name="ce49" style:family="table-cell" style:parent-style-name="Default" style:data-style-name="N3">
      <style:table-cell-properties fo:border-bottom="none" fo:background-color="#99ffff" fo:border-left="none" fo:border-right="0.99pt ridge #000000" fo:border-top="none"/>
    </style:style>
    <style:style style:name="ce5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0.99pt ridge #000000" fo:border-top="none"/>
      <style:paragraph-properties fo:text-align="center" fo:margin-left="0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>
      <style:table-cell-properties fo:background-color="#66ffff" style:text-align-source="fix" style:repeat-content="false"/>
      <style:paragraph-properties fo:text-align="end" fo:margin-left="0pt"/>
    </style:style>
    <style:style style:name="ce55" style:family="table-cell" style:parent-style-name="Default">
      <style:table-cell-properties fo:background-color="#ffd320" style:text-align-source="fix" style:repeat-content="false"/>
      <style:paragraph-properties fo:text-align="end" fo:margin-left="0pt"/>
    </style:style>
    <style:style style:name="ce56" style:family="table-cell" style:parent-style-name="Default">
      <style:table-cell-properties fo:background-color="#66ffff"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fo:background-color="#ffd320"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end" fo:margin-left="0pt"/>
    </style:style>
    <style:style style:name="ce60" style:family="table-cell" style:parent-style-name="Default" style:data-style-name="N132"/>
    <style:style style:name="ce61" style:family="table-cell" style:parent-style-name="Default" style:data-style-name="N122">
      <style:text-properties fo:color="#ff3333"/>
    </style:style>
    <style:style style:name="ce6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63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64" style:family="table-cell" style:parent-style-name="Default">
      <style:table-cell-properties fo:background-color="#ff66ff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ff66ff"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start" fo:margin-left="0pt"/>
    </style:style>
    <style:style style:name="ce68" style:family="table-cell" style:parent-style-name="Default" style:data-style-name="N122">
      <style:text-properties fo:font-weight="bold" style:font-weight-asian="bold" style:font-weight-complex="bold"/>
    </style:style>
    <style:style style:name="ce69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22">
      <style:table-cell-properties fo:background-color="#66ffff"/>
    </style:style>
    <style:style style:name="ce72" style:family="table-cell" style:parent-style-name="Default" style:data-style-name="N1">
      <style:table-cell-properties fo:background-color="#66ffff"/>
    </style:style>
    <style:style style:name="ce73" style:family="table-cell" style:parent-style-name="Default" style:data-style-name="N123"/>
    <style:style style:name="ce74" style:family="table-cell" style:parent-style-name="Default" style:data-style-name="N123">
      <style:table-cell-properties fo:background-color="#66ffff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6" style:family="table-cell" style:parent-style-name="Default" style:data-style-name="N123">
      <style:table-cell-properties fo:background-color="#66ffff" style:text-align-source="fix" style:repeat-content="false"/>
      <style:paragraph-properties fo:text-align="end" fo:margin-left="0pt"/>
    </style:style>
    <style:style style:name="ce77" style:family="table-cell" style:parent-style-name="Default" style:data-style-name="N1">
      <style:table-cell-properties fo:background-color="#66ffff" style:text-align-source="fix" style:repeat-content="false"/>
      <style:paragraph-properties fo:text-align="end" fo:margin-left="0pt"/>
    </style:style>
    <style:style style:name="ce78" style:family="table-cell" style:parent-style-name="Default" style:data-style-name="N122">
      <style:table-cell-properties fo:background-color="#ffff99"/>
    </style:style>
    <style:style style:name="ce79" style:family="table-cell" style:parent-style-name="Default" style:data-style-name="N1">
      <style:table-cell-properties fo:background-color="#ffff99"/>
    </style:style>
    <style:style style:name="ce80" style:family="table-cell" style:parent-style-name="Default" style:data-style-name="N122">
      <style:table-cell-properties fo:background-color="#ffff99" style:text-align-source="fix" style:repeat-content="false"/>
      <style:paragraph-properties fo:text-align="end" fo:margin-left="0pt"/>
    </style:style>
    <style:style style:name="ce81" style:family="table-cell" style:parent-style-name="Default" style:data-style-name="N1">
      <style:table-cell-properties fo:background-color="#ffff99" style:text-align-source="fix" style:repeat-content="false"/>
      <style:paragraph-properties fo:text-align="end" fo:margin-left="0pt"/>
    </style:style>
    <style:style style:name="ce82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3" style:family="table-cell" style:parent-style-name="Default" style:data-style-name="N11"/>
    <style:style style:name="ce84" style:family="table-cell" style:parent-style-name="Default" style:data-style-name="N10"/>
    <style:style style:name="ce85" style:family="table-cell" style:parent-style-name="Default" style:data-style-name="N11">
      <style:table-cell-properties fo:background-color="#ff99ff"/>
    </style:style>
    <style:style style:name="ce86" style:family="table-cell" style:parent-style-name="Default">
      <style:text-properties style:font-name="Courier 10 Pitch"/>
    </style:style>
    <style:style style:name="ce87" style:family="table-cell" style:parent-style-name="Default">
      <style:text-properties style:font-name="Courier 10 Pitch" fo:font-weight="bold" style:font-weight-asian="bold" style:font-weight-complex="bold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Courier 10 Pitch" style:font-name-asian="Noto Sans CJK SC Regular" style:font-name-complex="FreeSans"/>
    </style:style>
    <style:style style:name="ce90" style:family="table-cell" style:parent-style-name="Default">
      <style:table-cell-properties fo:background-color="transparent"/>
      <style:text-properties style:font-name="Courier 10 Pitch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9999"/>
    </style:style>
    <style:style style:name="ce94" style:family="table-cell" style:parent-style-name="Default" style:data-style-name="N122">
      <style:table-cell-properties fo:background-color="#66ffff" fo:border="none"/>
      <style:text-properties fo:font-weight="bold" style:font-weight-asian="bold" style:font-weight-complex="bold"/>
    </style:style>
    <style:style style:name="ce95" style:family="table-cell" style:parent-style-name="Default" style:data-style-name="N122">
      <style:table-cell-properties fo:background-color="#66ffff" style:text-align-source="fix" style:repeat-content="false" fo:border="none"/>
      <style:paragraph-properties fo:text-align="end" fo:margin-left="0pt"/>
    </style:style>
    <style:style style:name="ce96" style:family="table-cell" style:parent-style-name="Default" style:data-style-name="N122">
      <style:table-cell-properties fo:background-color="#999999"/>
    </style:style>
    <style:style style:name="ce97" style:family="table-cell" style:parent-style-name="Default" style:data-style-name="N1">
      <style:table-cell-properties fo:background-color="#66ffff" style:text-align-source="fix" style:repeat-content="false" fo:border="none"/>
      <style:paragraph-properties fo:text-align="end" fo:margin-left="0pt"/>
    </style:style>
    <style:style style:name="ce98" style:family="table-cell" style:parent-style-name="Default" style:data-style-name="N122">
      <style:table-cell-properties fo:background-color="transparent" fo:border="none"/>
    </style:style>
    <style:style style:name="ce99" style:family="table-cell" style:parent-style-name="Default" style:data-style-name="N122">
      <style:table-cell-properties fo:background-color="transparent"/>
    </style:style>
    <style:style style:name="ce100" style:family="table-cell" style:parent-style-name="Default" style:data-style-name="N122">
      <style:table-cell-properties fo:background-color="#00ccff" style:text-align-source="fix" style:repeat-content="false" fo:border="none"/>
      <style:paragraph-properties fo:text-align="end" fo:margin-left="0pt"/>
    </style:style>
    <style:style style:name="ce101" style:family="table-cell" style:parent-style-name="Default" style:data-style-name="N122">
      <style:table-cell-properties fo:background-color="#ffff99" fo:border="none"/>
      <style:text-properties fo:font-weight="bold" style:font-weight-asian="bold" style:font-weight-complex="bold"/>
    </style:style>
    <style:style style:name="ce102" style:family="table-cell" style:parent-style-name="Default" style:data-style-name="N122">
      <style:table-cell-properties fo:background-color="#ffff99" style:text-align-source="fix" style:repeat-content="false" fo:border="none"/>
      <style:paragraph-properties fo:text-align="end" fo:margin-left="0pt"/>
    </style:style>
    <style:style style:name="ce103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end" fo:margin-left="0pt"/>
    </style:style>
    <style:style style:name="ce104" style:family="table-cell" style:parent-style-name="Default" style:data-style-name="N122">
      <style:table-cell-properties fo:background-color="#ffcc00" style:text-align-source="fix" style:repeat-content="false" fo:border="none"/>
      <style:paragraph-properties fo:text-align="end" fo:margin-left="0pt"/>
    </style:style>
    <style:style style:name="ce105" style:family="table-cell" style:parent-style-name="Default" style:data-style-name="N11">
      <style:table-cell-properties fo:background-color="transparent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 style:data-style-name="N128"/>
    <style:style style:name="T1" style:family="text">
      <style:text-properties fo:color="#009900"/>
    </style:style>
    <style:style style:name="T2" style:family="text">
      <style:text-properties fo:color="#000000"/>
    </style:style>
    <style:style style:name="T3" style:family="text">
      <style:text-properties fo:color="#ff3333"/>
    </style:style>
  </office:automatic-styles>
  <office:body>
    <office:spreadsheet>
      <table:calculation-settings table:automatic-find-labels="false"/>
      <table:table table:name="Control Pla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table:number-columns-repeated="2" office:value-type="string" calcext:value-type="string">
            <text:p>IDA/D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DC </text:p>
          </table:table-cell>
          <table:table-cell table:number-columns-repeated="2" office:value-type="string" calcext:value-type="string">
            <text:p>CEE </text:p>
          </table:table-cell>
          <table:table-cell office:value-type="string" calcext:value-type="string">
            <text:p>DC </text:p>
          </table:table-cell>
          <table:table-cell office:value-type="string" calcext:value-type="string">
            <text:p>IDA/DB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ttesting enclave to DO</text:p>
          </table:table-cell>
          <table:table-cell office:value-type="string" calcext:value-type="string">
            <text:p>Receiving data from DO</text:p>
          </table:table-cell>
          <table:table-cell office:value-type="string" calcext:value-type="string">
            <text:p>Calling confirm()</text:p>
          </table:table-cell>
          <table:table-cell office:value-type="string" calcext:value-type="string">
            <text:p>Calling register()</text:p>
          </table:table-cell>
          <table:table-cell office:value-type="string" calcext:value-type="string">
            <text:p>Calling request()</text:p>
          </table:table-cell>
          <table:table-cell office:value-type="string" calcext:value-type="string">
            <text:p>Getting iDA's approval</text:p>
          </table:table-cell>
          <table:table-cell office:value-type="string" calcext:value-type="string">
            <text:p>attesting enclave to iDA</text:p>
          </table:table-cell>
          <table:table-cell office:value-type="string" calcext:value-type="string">
            <text:p>Attesting enclave to DC</text:p>
          </table:table-cell>
          <table:table-cell office:value-type="string" calcext:value-type="string">
            <text:p>Calling computationComplete()</text:p>
          </table:table-cell>
          <table:table-cell office:value-type="string" calcext:value-type="string">
            <text:p>Calling completeTransaction()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065746" calcext:value-type="float">
            <text:p>1.066</text:p>
          </table:table-cell>
          <table:table-cell table:style-name="ce4" office:value-type="float" office:value="0.002493" calcext:value-type="float">
            <text:p>0.002493</text:p>
          </table:table-cell>
          <table:table-cell office:value-type="float" office:value="3.905053" calcext:value-type="float">
            <text:p>3.905</text:p>
          </table:table-cell>
          <table:table-cell office:value-type="float" office:value="10.419308" calcext:value-type="float">
            <text:p>10.419</text:p>
          </table:table-cell>
          <table:table-cell office:value-type="float" office:value="15.91171" calcext:value-type="float">
            <text:p>15.912</text:p>
          </table:table-cell>
          <table:table-cell office:value-type="float" office:value="0.490263" calcext:value-type="float">
            <text:p>0.490</text:p>
          </table:table-cell>
          <table:table-cell office:value-type="float" office:value="1.085952" calcext:value-type="float">
            <text:p>1.086</text:p>
          </table:table-cell>
          <table:table-cell office:value-type="float" office:value="1.08455" calcext:value-type="float">
            <text:p>1.085</text:p>
          </table:table-cell>
          <table:table-cell office:value-type="float" office:value="7.66899" calcext:value-type="float">
            <text:p>7.669</text:p>
          </table:table-cell>
          <table:table-cell office:value-type="float" office:value="12.741548" calcext:value-type="float">
            <text:p>12.742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.084652" calcext:value-type="float">
            <text:p>1.085</text:p>
          </table:table-cell>
          <table:table-cell table:style-name="ce4" office:value-type="float" office:value="0.003042" calcext:value-type="float">
            <text:p>0.003042</text:p>
          </table:table-cell>
          <table:table-cell office:value-type="float" office:value="13.958713" calcext:value-type="float">
            <text:p>13.959</text:p>
          </table:table-cell>
          <table:table-cell office:value-type="float" office:value="18.315157" calcext:value-type="float">
            <text:p>18.315</text:p>
          </table:table-cell>
          <table:table-cell office:value-type="float" office:value="17.728616" calcext:value-type="float">
            <text:p>17.729</text:p>
          </table:table-cell>
          <table:table-cell office:value-type="float" office:value="0.513811" calcext:value-type="float">
            <text:p>0.514</text:p>
          </table:table-cell>
          <table:table-cell office:value-type="float" office:value="1.076619" calcext:value-type="float">
            <text:p>1.077</text:p>
          </table:table-cell>
          <table:table-cell office:value-type="float" office:value="1.088368" calcext:value-type="float">
            <text:p>1.088</text:p>
          </table:table-cell>
          <table:table-cell office:value-type="float" office:value="8.78183" calcext:value-type="float">
            <text:p>8.782</text:p>
          </table:table-cell>
          <table:table-cell office:value-type="float" office:value="8.688209" calcext:value-type="float">
            <text:p>8.688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.064307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15.946547" calcext:value-type="float">
            <text:p>15.947</text:p>
          </table:table-cell>
          <table:table-cell office:value-type="float" office:value="11.32276" calcext:value-type="float">
            <text:p>11.323</text:p>
          </table:table-cell>
          <table:table-cell office:value-type="float" office:value="15.735898" calcext:value-type="float">
            <text:p>15.736</text:p>
          </table:table-cell>
          <table:table-cell office:value-type="float" office:value="0.462763" calcext:value-type="float">
            <text:p>0.463</text:p>
          </table:table-cell>
          <table:table-cell office:value-type="float" office:value="1.081022" calcext:value-type="float">
            <text:p>1.081</text:p>
          </table:table-cell>
          <table:table-cell office:value-type="float" office:value="1.073672" calcext:value-type="float">
            <text:p>1.074</text:p>
          </table:table-cell>
          <table:table-cell office:value-type="float" office:value="18.783801" calcext:value-type="float">
            <text:p>18.784</text:p>
          </table:table-cell>
          <table:table-cell table:style-name="Default" office:value-type="float" office:value="12.155" calcext:value-type="float">
            <text:p>12.155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.064285" calcext:value-type="float">
            <text:p>1.064</text:p>
          </table:table-cell>
          <table:table-cell table:style-name="ce4" office:value-type="float" office:value="0.002985" calcext:value-type="float">
            <text:p>0.002985</text:p>
          </table:table-cell>
          <table:table-cell office:value-type="float" office:value="13.995184" calcext:value-type="float">
            <text:p>13.995</text:p>
          </table:table-cell>
          <table:table-cell office:value-type="float" office:value="10.323481" calcext:value-type="float">
            <text:p>10.323</text:p>
          </table:table-cell>
          <table:table-cell office:value-type="float" office:value="17.726746" calcext:value-type="float">
            <text:p>17.727</text:p>
          </table:table-cell>
          <table:table-cell office:value-type="float" office:value="0.473148" calcext:value-type="float">
            <text:p>0.473</text:p>
          </table:table-cell>
          <table:table-cell office:value-type="float" office:value="1.080757" calcext:value-type="float">
            <text:p>1.081</text:p>
          </table:table-cell>
          <table:table-cell office:value-type="float" office:value="1.081113" calcext:value-type="float">
            <text:p>1.081</text:p>
          </table:table-cell>
          <table:table-cell office:value-type="float" office:value="12.851186" calcext:value-type="float">
            <text:p>12.851</text:p>
          </table:table-cell>
          <table:table-cell office:value-type="float" office:value="14.788746" calcext:value-type="float">
            <text:p>14.789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.064512" calcext:value-type="float">
            <text:p>1.065</text:p>
          </table:table-cell>
          <table:table-cell table:style-name="ce4" office:value-type="float" office:value="0.002432" calcext:value-type="float">
            <text:p>0.002432</text:p>
          </table:table-cell>
          <table:table-cell office:value-type="float" office:value="5.879604" calcext:value-type="float">
            <text:p>5.880</text:p>
          </table:table-cell>
          <table:table-cell office:value-type="float" office:value="16.400106" calcext:value-type="float">
            <text:p>16.400</text:p>
          </table:table-cell>
          <table:table-cell office:value-type="float" office:value="9.826943" calcext:value-type="float">
            <text:p>9.827</text:p>
          </table:table-cell>
          <table:table-cell office:value-type="float" office:value="0.463786" calcext:value-type="float">
            <text:p>0.464</text:p>
          </table:table-cell>
          <table:table-cell office:value-type="float" office:value="1.04864" calcext:value-type="float">
            <text:p>1.049</text:p>
          </table:table-cell>
          <table:table-cell office:value-type="float" office:value="1.049827" calcext:value-type="float">
            <text:p>1.050</text:p>
          </table:table-cell>
          <table:table-cell office:value-type="float" office:value="12.703001" calcext:value-type="float">
            <text:p>12.703</text:p>
          </table:table-cell>
          <table:table-cell office:value-type="float" office:value="17.743755" calcext:value-type="float">
            <text:p>17.74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.063805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4.920475" calcext:value-type="float">
            <text:p>4.920</text:p>
          </table:table-cell>
          <table:table-cell office:value-type="float" office:value="5.284059" calcext:value-type="float">
            <text:p>5.284</text:p>
          </table:table-cell>
          <table:table-cell office:value-type="float" office:value="11.715021" calcext:value-type="float">
            <text:p>11.715</text:p>
          </table:table-cell>
          <table:table-cell office:value-type="float" office:value="0.4824" calcext:value-type="float">
            <text:p>0.482</text:p>
          </table:table-cell>
          <table:table-cell office:value-type="float" office:value="1.077791" calcext:value-type="float">
            <text:p>1.078</text:p>
          </table:table-cell>
          <table:table-cell office:value-type="float" office:value="1.088654" calcext:value-type="float">
            <text:p>1.089</text:p>
          </table:table-cell>
          <table:table-cell office:value-type="float" office:value="14.757154" calcext:value-type="float">
            <text:p>14.757</text:p>
          </table:table-cell>
          <table:table-cell office:value-type="float" office:value="23.783322" calcext:value-type="float">
            <text:p>23.78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.061461" calcext:value-type="float">
            <text:p>1.061</text:p>
          </table:table-cell>
          <table:table-cell table:style-name="ce4" office:value-type="float" office:value="0.00447" calcext:value-type="float">
            <text:p>0.004470</text:p>
          </table:table-cell>
          <table:table-cell office:value-type="float" office:value="10.894718" calcext:value-type="float">
            <text:p>10.895</text:p>
          </table:table-cell>
          <table:table-cell office:value-type="float" office:value="15.497016" calcext:value-type="float">
            <text:p>15.497</text:p>
          </table:table-cell>
          <table:table-cell office:value-type="float" office:value="14.798399" calcext:value-type="float">
            <text:p>14.798</text:p>
          </table:table-cell>
          <table:table-cell office:value-type="float" office:value="0.462209" calcext:value-type="float">
            <text:p>0.462</text:p>
          </table:table-cell>
          <table:table-cell office:value-type="float" office:value="1.077415" calcext:value-type="float">
            <text:p>1.077</text:p>
          </table:table-cell>
          <table:table-cell office:value-type="float" office:value="1.079756" calcext:value-type="float">
            <text:p>1.080</text:p>
          </table:table-cell>
          <table:table-cell office:value-type="float" office:value="7.706458" calcext:value-type="float">
            <text:p>7.706</text:p>
          </table:table-cell>
          <table:table-cell office:value-type="float" office:value="15.724007" calcext:value-type="float">
            <text:p>15.72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.063094" calcext:value-type="float">
            <text:p>1.063</text:p>
          </table:table-cell>
          <table:table-cell table:style-name="ce4" office:value-type="float" office:value="0.000993" calcext:value-type="float">
            <text:p>0.000993</text:p>
          </table:table-cell>
          <table:table-cell office:value-type="float" office:value="9.910358" calcext:value-type="float">
            <text:p>9.910</text:p>
          </table:table-cell>
          <table:table-cell office:value-type="float" office:value="11.49208" calcext:value-type="float">
            <text:p>11.492</text:p>
          </table:table-cell>
          <table:table-cell office:value-type="float" office:value="5.710312" calcext:value-type="float">
            <text:p>5.710</text:p>
          </table:table-cell>
          <table:table-cell office:value-type="float" office:value="0.501058" calcext:value-type="float">
            <text:p>0.501</text:p>
          </table:table-cell>
          <table:table-cell office:value-type="float" office:value="1.078549" calcext:value-type="float">
            <text:p>1.079</text:p>
          </table:table-cell>
          <table:table-cell office:value-type="float" office:value="1.052844" calcext:value-type="float">
            <text:p>1.053</text:p>
          </table:table-cell>
          <table:table-cell office:value-type="float" office:value="15.728956" calcext:value-type="float">
            <text:p>15.729</text:p>
          </table:table-cell>
          <table:table-cell office:value-type="float" office:value="17.793438" calcext:value-type="float">
            <text:p>17.79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.088478" calcext:value-type="float">
            <text:p>1.088</text:p>
          </table:table-cell>
          <table:table-cell table:style-name="ce4" office:value-type="float" office:value="0.002066" calcext:value-type="float">
            <text:p>0.002066</text:p>
          </table:table-cell>
          <table:table-cell office:value-type="float" office:value="5.483313" calcext:value-type="float">
            <text:p>5.483</text:p>
          </table:table-cell>
          <table:table-cell office:value-type="float" office:value="15.939298" calcext:value-type="float">
            <text:p>15.939</text:p>
          </table:table-cell>
          <table:table-cell office:value-type="float" office:value="8.782173" calcext:value-type="float">
            <text:p>8.782</text:p>
          </table:table-cell>
          <table:table-cell office:value-type="float" office:value="0.556241" calcext:value-type="float">
            <text:p>0.556</text:p>
          </table:table-cell>
          <table:table-cell office:value-type="float" office:value="1.056943" calcext:value-type="float">
            <text:p>1.057</text:p>
          </table:table-cell>
          <table:table-cell office:value-type="float" office:value="1.056961" calcext:value-type="float">
            <text:p>1.057</text:p>
          </table:table-cell>
          <table:table-cell office:value-type="float" office:value="6.712578" calcext:value-type="float">
            <text:p>6.713</text:p>
          </table:table-cell>
          <table:table-cell office:value-type="float" office:value="9.681722" calcext:value-type="float">
            <text:p>9.682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3669" calcext:value-type="float">
            <text:p>1.064</text:p>
          </table:table-cell>
          <table:table-cell table:style-name="ce4" office:value-type="float" office:value="0.002916" calcext:value-type="float">
            <text:p>0.002916</text:p>
          </table:table-cell>
          <table:table-cell office:value-type="float" office:value="18.954042" calcext:value-type="float">
            <text:p>18.954</text:p>
          </table:table-cell>
          <table:table-cell office:value-type="float" office:value="16.413379" calcext:value-type="float">
            <text:p>16.413</text:p>
          </table:table-cell>
          <table:table-cell office:value-type="float" office:value="12.735953" calcext:value-type="float">
            <text:p>12.736</text:p>
          </table:table-cell>
          <table:table-cell office:value-type="float" office:value="0.475579" calcext:value-type="float">
            <text:p>0.476</text:p>
          </table:table-cell>
          <table:table-cell office:value-type="float" office:value="1.079836" calcext:value-type="float">
            <text:p>1.080</text:p>
          </table:table-cell>
          <table:table-cell office:value-type="float" office:value="1.062098" calcext:value-type="float">
            <text:p>1.062</text:p>
          </table:table-cell>
          <table:table-cell office:value-type="float" office:value="16.757698" calcext:value-type="float">
            <text:p>16.758</text:p>
          </table:table-cell>
          <table:table-cell office:value-type="float" office:value="25.781603" calcext:value-type="float">
            <text:p>25.782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/>
          <table:table-cell office:value-type="float" office:value="7.054776" calcext:value-type="float">
            <text:p>7.055</text:p>
          </table:table-cell>
          <table:table-cell table:number-columns-repeated="3"/>
          <table:table-cell office:value-type="float" office:value="20.796293" calcext:value-type="float">
            <text:p>20.796</text:p>
          </table:table-cell>
          <table:table-cell office:value-type="float" office:value="5.903189" calcext:value-type="float">
            <text:p>5.903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4"/>
          <table:table-cell office:value-type="float" office:value="14.013923" calcext:value-type="float">
            <text:p>14.014</text:p>
          </table:table-cell>
          <table:table-cell table:number-columns-repeated="3"/>
          <table:table-cell office:value-type="float" office:value="19.280574" calcext:value-type="float">
            <text:p>19.281</text:p>
          </table:table-cell>
          <table:table-cell office:value-type="float" office:value="12.94201" calcext:value-type="float">
            <text:p>12.942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/>
          <table:table-cell office:value-type="float" office:value="18.07807" calcext:value-type="float">
            <text:p>18.078</text:p>
          </table:table-cell>
          <table:table-cell table:number-columns-repeated="3"/>
          <table:table-cell office:value-type="float" office:value="9.98449" calcext:value-type="float">
            <text:p>9.984</text:p>
          </table:table-cell>
          <table:table-cell office:value-type="float" office:value="11.975247" calcext:value-type="float">
            <text:p>11.975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4"/>
          <table:table-cell office:value-type="float" office:value="11.155368" calcext:value-type="float">
            <text:p>11.155</text:p>
          </table:table-cell>
          <table:table-cell table:number-columns-repeated="3"/>
          <table:table-cell office:value-type="float" office:value="13.95786" calcext:value-type="float">
            <text:p>13.958</text:p>
          </table:table-cell>
          <table:table-cell office:value-type="float" office:value="12.963404" calcext:value-type="float">
            <text:p>12.963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formula="of:=AVERAGE([.B3:.B12])" office:value-type="float" office:value="1.0684009" calcext:value-type="float">
            <text:p>1.068</text:p>
          </table:table-cell>
          <table:table-cell table:formula="of:=AVERAGE([.C3:.C12])" office:value-type="float" office:value="0.0027287" calcext:value-type="float">
            <text:p>0.003</text:p>
          </table:table-cell>
          <table:table-cell table:formula="of:=AVERAGE([.D3:.D12])" office:value-type="float" office:value="10.3848007" calcext:value-type="float">
            <text:p>10.385</text:p>
          </table:table-cell>
          <table:table-cell table:formula="of:=AVERAGE([.E3:.E12])" office:value-type="float" office:value="13.1406644" calcext:value-type="float">
            <text:p>13.141</text:p>
          </table:table-cell>
          <table:table-cell table:formula="of:=AVERAGE([.F3:.F12])" office:value-type="float" office:value="13.0671771" calcext:value-type="float">
            <text:p>13.067</text:p>
          </table:table-cell>
          <table:table-cell table:formula="of:=AVERAGE([.G3:.G12])" office:value-type="float" office:value="0.4881258" calcext:value-type="float">
            <text:p>0.488</text:p>
          </table:table-cell>
          <table:table-cell table:formula="of:=AVERAGE([.H3:.H12])" office:value-type="float" office:value="1.0743524" calcext:value-type="float">
            <text:p>1.074</text:p>
          </table:table-cell>
          <table:table-cell table:formula="of:=AVERAGE([.I3:.I12])" office:value-type="float" office:value="1.0717843" calcext:value-type="float">
            <text:p>1.072</text:p>
          </table:table-cell>
          <table:table-cell table:formula="of:=AVERAGE([.J3:.J12])" office:value-type="float" office:value="12.2451652" calcext:value-type="float">
            <text:p>12.245</text:p>
          </table:table-cell>
          <table:table-cell table:formula="of:=AVERAGE([.K3:.K12])" office:value-type="float" office:value="15.888135" calcext:value-type="float">
            <text:p>15.888</text:p>
          </table:table-cell>
          <table:table-cell table:number-columns-repeated="1013"/>
        </table:table-row>
        <table:table-row table:style-name="ro1">
          <table:table-cell/>
          <table:table-cell table:formula="of:=STDEV([.B3:.B12])" office:value-type="float" office:value="0.00967757692871059" calcext:value-type="float">
            <text:p>0.010</text:p>
          </table:table-cell>
          <table:table-cell table:formula="of:=STDEV([.C3:.C12])" office:value-type="float" office:value="0.000876865383054891" calcext:value-type="float">
            <text:p>0.001</text:p>
          </table:table-cell>
          <table:table-cell table:formula="of:=STDEV([.D3:.D12])" office:value-type="float" office:value="5.23688956859466" calcext:value-type="float">
            <text:p>5.237</text:p>
          </table:table-cell>
          <table:table-cell table:formula="of:=STDEV([.E3:.E12])" office:value-type="float" office:value="4.00812917376144" calcext:value-type="float">
            <text:p>4.008</text:p>
          </table:table-cell>
          <table:table-cell table:formula="of:=STDEV([.F3:.F12])" office:value-type="float" office:value="4.03557843386938" calcext:value-type="float">
            <text:p>4.036</text:p>
          </table:table-cell>
          <table:table-cell table:formula="of:=STDEV([.G3:.G12])" office:value-type="float" office:value="0.0294262522052069" calcext:value-type="float">
            <text:p>0.029</text:p>
          </table:table-cell>
          <table:table-cell table:formula="of:=STDEV([.H3:.H12])" office:value-type="float" office:value="0.0118241287788056" calcext:value-type="float">
            <text:p>0.012</text:p>
          </table:table-cell>
          <table:table-cell table:formula="of:=STDEV([.I3:.I12])" office:value-type="float" office:value="0.0150226408911497" calcext:value-type="float">
            <text:p>0.015</text:p>
          </table:table-cell>
          <table:table-cell table:formula="of:=STDEV([.J3:.J12])" office:value-type="float" office:value="4.29839667314055" calcext:value-type="float">
            <text:p>4.298</text:p>
          </table:table-cell>
          <table:table-cell table:formula="of:=STDEV([.K3:.K12])" office:value-type="float" office:value="5.60475581310438" calcext:value-type="float">
            <text:p>5.60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sting to 10 DO’s</text:p>
          </table:table-cell>
          <table:table-cell office:value-type="string" calcext:value-type="string">
            <text:p>Receiving data from 10 DO’s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.66698" calcext:value-type="float">
            <text:p>10.667</text:p>
          </table:table-cell>
          <table:table-cell office:value-type="float" office:value="0.024938" calcext:value-type="float">
            <text:p>0.025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.68481" calcext:value-type="float">
            <text:p>10.685</text:p>
          </table:table-cell>
          <table:table-cell office:value-type="float" office:value="0.016092" calcext:value-type="float">
            <text:p>0.01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0.635982" calcext:value-type="float">
            <text:p>10.636</text:p>
          </table:table-cell>
          <table:table-cell office:value-type="float" office:value="0.010959" calcext:value-type="float">
            <text:p>0.01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.721221" calcext:value-type="float">
            <text:p>10.721</text:p>
          </table:table-cell>
          <table:table-cell office:value-type="float" office:value="0.011576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.707929" calcext:value-type="float">
            <text:p>10.708</text:p>
          </table:table-cell>
          <table:table-cell office:value-type="float" office:value="0.01981" calcext:value-type="float">
            <text:p>0.02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0.707204" calcext:value-type="float">
            <text:p>10.707</text:p>
          </table:table-cell>
          <table:table-cell office:value-type="float" office:value="0.025532" calcext:value-type="float">
            <text:p>0.026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0.747414" calcext:value-type="float">
            <text:p>10.747</text:p>
          </table:table-cell>
          <table:table-cell office:value-type="float" office:value="0.011568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0.713719" calcext:value-type="float">
            <text:p>10.714</text:p>
          </table:table-cell>
          <table:table-cell office:value-type="float" office:value="0.022154" calcext:value-type="float">
            <text:p>0.02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0.699045" calcext:value-type="float">
            <text:p>10.699</text:p>
          </table:table-cell>
          <table:table-cell office:value-type="float" office:value="0.012815" calcext:value-type="float">
            <text:p>0.013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.712425" calcext:value-type="float">
            <text:p>10.712</text:p>
          </table:table-cell>
          <table:table-cell office:value-type="float" office:value="0.018867" calcext:value-type="float">
            <text:p>0.019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Contract Function Calls" table:style-name="ta1">
        <table:table-column table:style-name="co12" table:number-columns-repeated="6" table:default-cell-style-name="Default"/>
        <table:table-column table:style-name="co12" table:default-cell-style-name="ce1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Default"/>
        <table:table-row table:style-name="ro1">
          <table:table-cell table:style-name="ce5" office:value-type="string" calcext:value-type="string">
            <text:p>Using the DO contracts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7" table:number-columns-repeated="2"/>
          <table:table-cell table:style-name="ce32"/>
          <table:table-cell table:style-name="ce2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IDA</text:p>
          </table:table-cell>
          <table:table-cell table:style-name="ce29"/>
          <table:table-cell table:style-name="ce33"/>
          <table:table-cell table:style-name="ce37"/>
          <table:table-cell table:number-columns-repeated="4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number-columns-repeated="4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Avg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number-columns-repeated="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1.269792" calcext:value-type="float">
            <text:p>11.270</text:p>
          </table:table-cell>
          <table:table-cell table:style-name="ce16" office:value-type="float" office:value="10.178673" calcext:value-type="float">
            <text:p>10.179</text:p>
          </table:table-cell>
          <table:table-cell table:style-name="ce16" office:value-type="float" office:value="11.143026" calcext:value-type="float">
            <text:p>11.143</text:p>
          </table:table-cell>
          <table:table-cell table:style-name="ce16" office:value-type="float" office:value="10.985197" calcext:value-type="float">
            <text:p>10.985</text:p>
          </table:table-cell>
          <table:table-cell table:style-name="ce16" office:value-type="float" office:value="13.159964" calcext:value-type="float">
            <text:p>13.160</text:p>
          </table:table-cell>
          <table:table-cell table:formula="of:=AVERAGE([.B5:.F5])" office:value-type="float" office:value="11.3473304" calcext:value-type="float">
            <text:p>11.347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number-columns-repeated="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4.852953" calcext:value-type="float">
            <text:p>14.853</text:p>
          </table:table-cell>
          <table:table-cell table:style-name="ce1" office:value-type="float" office:value="9.342719" calcext:value-type="float">
            <text:p>9.343</text:p>
          </table:table-cell>
          <table:table-cell table:style-name="ce1" office:value-type="float" office:value="11.32413" calcext:value-type="float">
            <text:p>11.324</text:p>
          </table:table-cell>
          <table:table-cell table:style-name="ce1" office:value-type="float" office:value="9.283314" calcext:value-type="float">
            <text:p>9.283</text:p>
          </table:table-cell>
          <table:table-cell table:style-name="ce1" office:value-type="float" office:value="9.553469" calcext:value-type="float">
            <text:p>9.553</text:p>
          </table:table-cell>
          <table:table-cell table:formula="of:=AVERAGE([.B6:.F6])" office:value-type="float" office:value="10.871317" calcext:value-type="float">
            <text:p>10.87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7.527219" calcext:value-type="float">
            <text:p>17.527</text:p>
          </table:table-cell>
          <table:table-cell table:style-name="ce1" office:value-type="float" office:value="7.272776" calcext:value-type="float">
            <text:p>7.273</text:p>
          </table:table-cell>
          <table:table-cell table:style-name="ce1" office:value-type="float" office:value="15.828371" calcext:value-type="float">
            <text:p>15.828</text:p>
          </table:table-cell>
          <table:table-cell table:style-name="ce1" office:value-type="float" office:value="9.386763" calcext:value-type="float">
            <text:p>9.387</text:p>
          </table:table-cell>
          <table:table-cell table:style-name="ce1" office:value-type="float" office:value="6.306315" calcext:value-type="float">
            <text:p>6.306</text:p>
          </table:table-cell>
          <table:table-cell table:formula="of:=AVERAGE([.B7:.F7])" office:value-type="float" office:value="11.2642888" calcext:value-type="float">
            <text:p>11.264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.11778" calcext:value-type="float">
            <text:p>16.118</text:p>
          </table:table-cell>
          <table:table-cell table:style-name="ce1" office:value-type="float" office:value="18.86537" calcext:value-type="float">
            <text:p>18.865</text:p>
          </table:table-cell>
          <table:table-cell table:style-name="ce1" office:value-type="float" office:value="14.514715" calcext:value-type="float">
            <text:p>14.515</text:p>
          </table:table-cell>
          <table:table-cell table:style-name="ce1" office:value-type="float" office:value="22.450955" calcext:value-type="float">
            <text:p>22.451</text:p>
          </table:table-cell>
          <table:table-cell table:style-name="ce1" office:value-type="float" office:value="21.523231" calcext:value-type="float">
            <text:p>21.523</text:p>
          </table:table-cell>
          <table:table-cell table:formula="of:=AVERAGE([.B8:.F8])" office:value-type="float" office:value="18.6944102" calcext:value-type="float">
            <text:p>18.69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24.536344" calcext:value-type="float">
            <text:p>24.536</text:p>
          </table:table-cell>
          <table:table-cell table:style-name="ce1" office:value-type="float" office:value="25.353185" calcext:value-type="float">
            <text:p>25.353</text:p>
          </table:table-cell>
          <table:table-cell table:style-name="ce1" office:value-type="float" office:value="24.581271" calcext:value-type="float">
            <text:p>24.581</text:p>
          </table:table-cell>
          <table:table-cell table:style-name="ce1" office:value-type="float" office:value="21.047005" calcext:value-type="float">
            <text:p>21.047</text:p>
          </table:table-cell>
          <table:table-cell table:style-name="ce1" office:value-type="float" office:value="18.101483" calcext:value-type="float">
            <text:p>18.101</text:p>
          </table:table-cell>
          <table:table-cell table:formula="of:=AVERAGE([.B9:.F9])" office:value-type="float" office:value="22.7238576" calcext:value-type="float">
            <text:p>22.72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0.68179" calcext:value-type="float">
            <text:p>20.682</text:p>
          </table:table-cell>
          <table:table-cell table:style-name="ce1" office:value-type="float" office:value="21.723464" calcext:value-type="float">
            <text:p>21.723</text:p>
          </table:table-cell>
          <table:table-cell table:style-name="ce1" office:value-type="float" office:value="28.600004" calcext:value-type="float">
            <text:p>28.600</text:p>
          </table:table-cell>
          <table:table-cell table:style-name="ce1" office:value-type="float" office:value="31.397476" calcext:value-type="float">
            <text:p>31.397</text:p>
          </table:table-cell>
          <table:table-cell table:style-name="ce1" office:value-type="float" office:value="20.693011" calcext:value-type="float">
            <text:p>20.693</text:p>
          </table:table-cell>
          <table:table-cell table:formula="of:=AVERAGE([.B10:.F10])" office:value-type="float" office:value="24.619149" calcext:value-type="float">
            <text:p>24.619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5.773019" calcext:value-type="float">
            <text:p>35.773</text:p>
          </table:table-cell>
          <table:table-cell table:style-name="ce1" office:value-type="float" office:value="22.436497" calcext:value-type="float">
            <text:p>22.436</text:p>
          </table:table-cell>
          <table:table-cell table:style-name="ce1" office:value-type="float" office:value="27.327845" calcext:value-type="float">
            <text:p>27.328</text:p>
          </table:table-cell>
          <table:table-cell table:style-name="ce1" office:value-type="float" office:value="22.021178" calcext:value-type="float">
            <text:p>22.021</text:p>
          </table:table-cell>
          <table:table-cell table:style-name="ce1" office:value-type="float" office:value="27.151291" calcext:value-type="float">
            <text:p>27.151</text:p>
          </table:table-cell>
          <table:table-cell table:formula="of:=AVERAGE([.B11:.F11])" office:value-type="float" office:value="26.941966" calcext:value-type="float">
            <text:p>26.942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1.590002" calcext:value-type="float">
            <text:p>31.590</text:p>
          </table:table-cell>
          <table:table-cell table:style-name="ce1" office:value-type="float" office:value="26.740315" calcext:value-type="float">
            <text:p>26.740</text:p>
          </table:table-cell>
          <table:table-cell table:style-name="ce1" office:value-type="float" office:value="28.734065" calcext:value-type="float">
            <text:p>28.734</text:p>
          </table:table-cell>
          <table:table-cell table:style-name="ce1" office:value-type="float" office:value="30.819951" calcext:value-type="float">
            <text:p>30.820</text:p>
          </table:table-cell>
          <table:table-cell table:style-name="ce1" office:value-type="float" office:value="31.956377" calcext:value-type="float">
            <text:p>31.956</text:p>
          </table:table-cell>
          <table:table-cell table:formula="of:=AVERAGE([.B12:.F12])" office:value-type="float" office:value="29.968142" calcext:value-type="float">
            <text:p>29.96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40.488758" calcext:value-type="float">
            <text:p>40.489</text:p>
          </table:table-cell>
          <table:table-cell table:style-name="ce1" office:value-type="float" office:value="37.044132" calcext:value-type="float">
            <text:p>37.044</text:p>
          </table:table-cell>
          <table:table-cell table:style-name="ce1" office:value-type="float" office:value="33.005482" calcext:value-type="float">
            <text:p>33.005</text:p>
          </table:table-cell>
          <table:table-cell table:style-name="ce1" office:value-type="float" office:value="35.600115" calcext:value-type="float">
            <text:p>35.600</text:p>
          </table:table-cell>
          <table:table-cell table:style-name="ce1" office:value-type="float" office:value="35.335413" calcext:value-type="float">
            <text:p>35.335</text:p>
          </table:table-cell>
          <table:table-cell table:formula="of:=AVERAGE([.B13:.F13])" office:value-type="float" office:value="36.29478" calcext:value-type="float">
            <text:p>36.295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6.808793" calcext:value-type="float">
            <text:p>46.809</text:p>
          </table:table-cell>
          <table:table-cell table:style-name="ce1" office:value-type="float" office:value="47.880603" calcext:value-type="float">
            <text:p>47.881</text:p>
          </table:table-cell>
          <table:table-cell table:style-name="ce1" office:value-type="float" office:value="36.546612" calcext:value-type="float">
            <text:p>36.547</text:p>
          </table:table-cell>
          <table:table-cell table:style-name="ce1" office:value-type="float" office:value="42.791723" calcext:value-type="float">
            <text:p>42.792</text:p>
          </table:table-cell>
          <table:table-cell table:style-name="ce1" office:value-type="float" office:value="42.966669" calcext:value-type="float">
            <text:p>42.967</text:p>
          </table:table-cell>
          <table:table-cell table:formula="of:=AVERAGE([.B14:.F14])" office:value-type="float" office:value="43.39888" calcext:value-type="float">
            <text:p>43.399</text:p>
          </table:table-cell>
          <table:table-cell office:value-type="string" calcext:value-type="string">
            <text:p>1,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51.564093" calcext:value-type="float">
            <text:p>51.564</text:p>
          </table:table-cell>
          <table:table-cell table:style-name="ce17" office:value-type="float" office:value="50.24115" calcext:value-type="float">
            <text:p>50.241</text:p>
          </table:table-cell>
          <table:table-cell table:style-name="ce17" office:value-type="float" office:value="54.466255" calcext:value-type="float">
            <text:p>54.466</text:p>
          </table:table-cell>
          <table:table-cell table:style-name="ce17" office:value-type="float" office:value="51.751462" calcext:value-type="float">
            <text:p>51.751</text:p>
          </table:table-cell>
          <table:table-cell table:style-name="ce17" office:value-type="float" office:value="43.8767" calcext:value-type="float">
            <text:p>43.877</text:p>
          </table:table-cell>
          <table:table-cell table:style-name="ce17" table:formula="of:=AVERAGE([.B15:.F15])" office:value-type="float" office:value="50.379932" calcext:value-type="float">
            <text:p>50.380</text:p>
          </table:table-cell>
          <table:table-cell table:style-name="ce24" office:value-type="string" calcext:value-type="string">
            <text:p>1,2,2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7" office:value-type="float" office:value="84.626642" calcext:value-type="float">
            <text:p>84.627</text:p>
          </table:table-cell>
          <table:table-cell table:style-name="ce17" office:value-type="float" office:value="100.672295" calcext:value-type="float">
            <text:p>100.672</text:p>
          </table:table-cell>
          <table:table-cell table:style-name="ce17" office:value-type="float" office:value="87.075639" calcext:value-type="float">
            <text:p>87.076</text:p>
          </table:table-cell>
          <table:table-cell table:style-name="ce17" office:value-type="float" office:value="89.181571" calcext:value-type="float">
            <text:p>89.182</text:p>
          </table:table-cell>
          <table:table-cell table:style-name="ce17" office:value-type="float" office:value="95.969994" calcext:value-type="float">
            <text:p>95.970</text:p>
          </table:table-cell>
          <table:table-cell table:style-name="ce17" table:formula="of:=AVERAGE([.B16:.F16])" office:value-type="float" office:value="91.5052282" calcext:value-type="float">
            <text:p>91.505</text:p>
          </table:table-cell>
          <table:table-cell table:style-name="ce24" office:value-type="string" calcext:value-type="string">
            <text:p>1,1,1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8.24215" calcext:value-type="float">
            <text:p>88.242</text:p>
          </table:table-cell>
          <table:table-cell table:style-name="ce1" office:value-type="float" office:value="102.1731" calcext:value-type="float">
            <text:p>102.173</text:p>
          </table:table-cell>
          <table:table-cell table:style-name="ce1" office:value-type="float" office:value="100.550739" calcext:value-type="float">
            <text:p>100.551</text:p>
          </table:table-cell>
          <table:table-cell table:style-name="ce1" office:value-type="float" office:value="85.495045" calcext:value-type="float">
            <text:p>85.495</text:p>
          </table:table-cell>
          <table:table-cell table:style-name="ce1" office:value-type="float" office:value="101.022092" calcext:value-type="float">
            <text:p>101.022</text:p>
          </table:table-cell>
          <table:table-cell table:style-name="ce17" table:formula="of:=AVERAGE([.B17:.F17])" office:value-type="float" office:value="95.4966252" calcext:value-type="float">
            <text:p>95.497</text:p>
          </table:table-cell>
          <table:table-cell office:value-type="string" calcext:value-type="string">
            <text:p>2,1,2,2,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Using the DB contract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DB</text:p>
          </table:table-cell>
          <table:table-cell table:style-name="ce29"/>
          <table:table-cell table:style-name="ce33"/>
          <table:table-cell table:style-name="ce37"/>
          <table:table-cell table:style-name="ce13" office:value-type="string" calcext:value-type="string">
            <text:p>DB</text:p>
          </table:table-cell>
          <table:table-cell table:style-name="ce18"/>
          <table:table-cell table:style-name="ce41"/>
          <table:table-cell table:style-name="ce48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style-name="ce14" office:value-type="string" calcext:value-type="string">
            <text:p>Calling confirm()</text:p>
          </table:table-cell>
          <table:table-cell table:style-name="ce19"/>
          <table:table-cell table:style-name="ce42"/>
          <table:table-cell table:style-name="ce49"/>
        </table:table-row>
        <table:table-row table:style-name="ro1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47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50" office:value-type="string" calcext:value-type="string">
            <text:p>Blocks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8.985306" calcext:value-type="float">
            <text:p>18.985</text:p>
          </table:table-cell>
          <table:table-cell table:style-name="ce16" office:value-type="float" office:value="8.918331" calcext:value-type="float">
            <text:p>8.918</text:p>
          </table:table-cell>
          <table:table-cell table:style-name="ce16" office:value-type="float" office:value="8.962798" calcext:value-type="float">
            <text:p>8.963</text:p>
          </table:table-cell>
          <table:table-cell table:style-name="ce16" office:value-type="float" office:value="7.894974" calcext:value-type="float">
            <text:p>7.895</text:p>
          </table:table-cell>
          <table:table-cell table:style-name="ce16" office:value-type="float" office:value="6.893644" calcext:value-type="float">
            <text:p>6.894</text:p>
          </table:table-cell>
          <table:table-cell table:formula="of:=AVERAGE([.B25:.F25])" office:value-type="float" office:value="10.3310106" calcext:value-type="float">
            <text:p>10.33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style-name="ce28" office:value-type="float" office:value="12.239098" calcext:value-type="float">
            <text:p>12.239</text:p>
          </table:table-cell>
          <table:table-cell table:style-name="ce1"/>
          <table:table-cell office:value-type="float" office:value="746808" calcext:value-type="float">
            <text:p>746808</text:p>
          </table:table-cell>
          <table:table-cell table:style-name="ce4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1.920638" calcext:value-type="float">
            <text:p>11.921</text:p>
          </table:table-cell>
          <table:table-cell table:style-name="ce1" office:value-type="float" office:value="13.331374" calcext:value-type="float">
            <text:p>13.331</text:p>
          </table:table-cell>
          <table:table-cell table:style-name="ce1" office:value-type="float" office:value="13.373433" calcext:value-type="float">
            <text:p>13.373</text:p>
          </table:table-cell>
          <table:table-cell table:style-name="ce1" office:value-type="float" office:value="10.291577" calcext:value-type="float">
            <text:p>10.292</text:p>
          </table:table-cell>
          <table:table-cell table:style-name="ce1" office:value-type="float" office:value="8.31494" calcext:value-type="float">
            <text:p>8.315</text:p>
          </table:table-cell>
          <table:table-cell table:formula="of:=AVERAGE([.B26:.F26])" office:value-type="float" office:value="11.4463924" calcext:value-type="float">
            <text:p>11.446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0.039129" calcext:value-type="float">
            <text:p>10.039</text:p>
          </table:table-cell>
          <table:table-cell table:style-name="ce1"/>
          <table:table-cell office:value-type="float" office:value="791808" calcext:value-type="float">
            <text:p>791808</text:p>
          </table:table-cell>
          <table:table-cell table:style-name="ce4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2.399162" calcext:value-type="float">
            <text:p>12.399</text:p>
          </table:table-cell>
          <table:table-cell table:style-name="ce1" office:value-type="float" office:value="8.415002" calcext:value-type="float">
            <text:p>8.415</text:p>
          </table:table-cell>
          <table:table-cell table:style-name="ce1" office:value-type="float" office:value="13.381436" calcext:value-type="float">
            <text:p>13.381</text:p>
          </table:table-cell>
          <table:table-cell table:style-name="ce1" office:value-type="float" office:value="8.266968" calcext:value-type="float">
            <text:p>8.267</text:p>
          </table:table-cell>
          <table:table-cell table:style-name="ce1" office:value-type="float" office:value="14.476248" calcext:value-type="float">
            <text:p>14.476</text:p>
          </table:table-cell>
          <table:table-cell table:formula="of:=AVERAGE([.B27:.F27])" office:value-type="float" office:value="11.3877632" calcext:value-type="float">
            <text:p>11.388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339924" calcext:value-type="float">
            <text:p>17.340</text:p>
          </table:table-cell>
          <table:table-cell table:style-name="ce1"/>
          <table:table-cell office:value-type="float" office:value="851808" calcext:value-type="float">
            <text:p>851808</text:p>
          </table:table-cell>
          <table:table-cell table:style-name="ce4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9.929029" calcext:value-type="float">
            <text:p>19.929</text:p>
          </table:table-cell>
          <table:table-cell table:style-name="ce1" office:value-type="float" office:value="20.720508" calcext:value-type="float">
            <text:p>20.721</text:p>
          </table:table-cell>
          <table:table-cell table:style-name="ce1" office:value-type="float" office:value="18.703959" calcext:value-type="float">
            <text:p>18.704</text:p>
          </table:table-cell>
          <table:table-cell table:style-name="ce1" office:value-type="float" office:value="16.810523" calcext:value-type="float">
            <text:p>16.811</text:p>
          </table:table-cell>
          <table:table-cell table:style-name="ce1" office:value-type="float" office:value="15.722215" calcext:value-type="float">
            <text:p>15.722</text:p>
          </table:table-cell>
          <table:table-cell table:formula="of:=AVERAGE([.B28:.F28])" office:value-type="float" office:value="18.3772468" calcext:value-type="float">
            <text:p>18.377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8.922199" calcext:value-type="float">
            <text:p>8.922</text:p>
          </table:table-cell>
          <table:table-cell table:style-name="ce1"/>
          <table:table-cell office:value-type="float" office:value="971808" calcext:value-type="float">
            <text:p>971808</text:p>
          </table:table-cell>
          <table:table-cell table:style-name="ce4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14.396021" calcext:value-type="float">
            <text:p>14.396</text:p>
          </table:table-cell>
          <table:table-cell table:style-name="ce1" office:value-type="float" office:value="15.779727" calcext:value-type="float">
            <text:p>15.780</text:p>
          </table:table-cell>
          <table:table-cell table:style-name="ce1" office:value-type="float" office:value="26.723036" calcext:value-type="float">
            <text:p>26.723</text:p>
          </table:table-cell>
          <table:table-cell table:style-name="ce1" office:value-type="float" office:value="20.665848" calcext:value-type="float">
            <text:p>20.666</text:p>
          </table:table-cell>
          <table:table-cell table:style-name="ce1" office:value-type="float" office:value="18.227456" calcext:value-type="float">
            <text:p>18.227</text:p>
          </table:table-cell>
          <table:table-cell table:formula="of:=AVERAGE([.B29:.F29])" office:value-type="float" office:value="19.1584176" calcext:value-type="float">
            <text:p>19.15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1.920409" calcext:value-type="float">
            <text:p>11.920</text:p>
          </table:table-cell>
          <table:table-cell table:style-name="ce1"/>
          <table:table-cell office:value-type="float" office:value="1211808" calcext:value-type="float">
            <text:p>1211808</text:p>
          </table:table-cell>
          <table:table-cell table:style-name="ce40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1.792686" calcext:value-type="float">
            <text:p>21.793</text:p>
          </table:table-cell>
          <table:table-cell table:style-name="ce1" office:value-type="float" office:value="17.585697" calcext:value-type="float">
            <text:p>17.586</text:p>
          </table:table-cell>
          <table:table-cell table:style-name="ce1" office:value-type="float" office:value="30.41975" calcext:value-type="float">
            <text:p>30.420</text:p>
          </table:table-cell>
          <table:table-cell table:style-name="ce1" office:value-type="float" office:value="25.906547" calcext:value-type="float">
            <text:p>25.907</text:p>
          </table:table-cell>
          <table:table-cell table:style-name="ce1" office:value-type="float" office:value="17.612086" calcext:value-type="float">
            <text:p>17.612</text:p>
          </table:table-cell>
          <table:table-cell table:formula="of:=AVERAGE([.B30:.F30])" office:value-type="float" office:value="22.6633532" calcext:value-type="float">
            <text:p>22.663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24.994601" calcext:value-type="float">
            <text:p>24.995</text:p>
          </table:table-cell>
          <table:table-cell table:style-name="ce1"/>
          <table:table-cell office:value-type="float" office:value="1451808" calcext:value-type="float">
            <text:p>1451808</text:p>
          </table:table-cell>
          <table:table-cell table:style-name="ce4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2.794164" calcext:value-type="float">
            <text:p>32.794</text:p>
          </table:table-cell>
          <table:table-cell table:style-name="ce1" office:value-type="float" office:value="35.164788" calcext:value-type="float">
            <text:p>35.165</text:p>
          </table:table-cell>
          <table:table-cell table:style-name="ce1" office:value-type="float" office:value="34.028411" calcext:value-type="float">
            <text:p>34.028</text:p>
          </table:table-cell>
          <table:table-cell table:style-name="ce1" office:value-type="float" office:value="35.139998" calcext:value-type="float">
            <text:p>35.140</text:p>
          </table:table-cell>
          <table:table-cell table:style-name="ce1" office:value-type="float" office:value="31.121458" calcext:value-type="float">
            <text:p>31.121</text:p>
          </table:table-cell>
          <table:table-cell table:formula="of:=AVERAGE([.B31:.F31])" office:value-type="float" office:value="33.6497638" calcext:value-type="float">
            <text:p>33.65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946562" calcext:value-type="float">
            <text:p>17.947</text:p>
          </table:table-cell>
          <table:table-cell table:style-name="ce1"/>
          <table:table-cell office:value-type="float" office:value="1691808" calcext:value-type="float">
            <text:p>1691808</text:p>
          </table:table-cell>
          <table:table-cell table:style-name="ce40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5.547375" calcext:value-type="float">
            <text:p>35.547</text:p>
          </table:table-cell>
          <table:table-cell table:style-name="ce1" office:value-type="float" office:value="38.580533" calcext:value-type="float">
            <text:p>38.581</text:p>
          </table:table-cell>
          <table:table-cell table:style-name="ce1" office:value-type="float" office:value="39.800943" calcext:value-type="float">
            <text:p>39.801</text:p>
          </table:table-cell>
          <table:table-cell table:style-name="ce1" office:value-type="float" office:value="35.676448" calcext:value-type="float">
            <text:p>35.676</text:p>
          </table:table-cell>
          <table:table-cell table:style-name="ce1" office:value-type="float" office:value="28.244827" calcext:value-type="float">
            <text:p>28.245</text:p>
          </table:table-cell>
          <table:table-cell table:formula="of:=AVERAGE([.B32:.F32])" office:value-type="float" office:value="35.5700252" calcext:value-type="float">
            <text:p>35.57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043716" calcext:value-type="float">
            <text:p>17.044</text:p>
          </table:table-cell>
          <table:table-cell table:style-name="ce1"/>
          <table:table-cell office:value-type="float" office:value="1931808" calcext:value-type="float">
            <text:p>1931808</text:p>
          </table:table-cell>
          <table:table-cell table:style-name="ce40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33.716624" calcext:value-type="float">
            <text:p>33.717</text:p>
          </table:table-cell>
          <table:table-cell table:style-name="ce1" office:value-type="float" office:value="35.27473" calcext:value-type="float">
            <text:p>35.275</text:p>
          </table:table-cell>
          <table:table-cell table:style-name="ce1" office:value-type="float" office:value="45.588985" calcext:value-type="float">
            <text:p>45.589</text:p>
          </table:table-cell>
          <table:table-cell table:style-name="ce1" office:value-type="float" office:value="38.438867" calcext:value-type="float">
            <text:p>38.439</text:p>
          </table:table-cell>
          <table:table-cell table:style-name="ce1" office:value-type="float" office:value="39.919056" calcext:value-type="float">
            <text:p>39.919</text:p>
          </table:table-cell>
          <table:table-cell table:formula="of:=AVERAGE([.B33:.F33])" office:value-type="float" office:value="38.5876524" calcext:value-type="float">
            <text:p>38.58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953013" calcext:value-type="float">
            <text:p>12.953</text:p>
          </table:table-cell>
          <table:table-cell table:style-name="ce1"/>
          <table:table-cell office:value-type="float" office:value="2171808" calcext:value-type="float">
            <text:p>2171808</text:p>
          </table:table-cell>
          <table:table-cell table:style-name="ce4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8.236437" calcext:value-type="float">
            <text:p>48.236</text:p>
          </table:table-cell>
          <table:table-cell table:style-name="ce1" office:value-type="float" office:value="37.919019" calcext:value-type="float">
            <text:p>37.919</text:p>
          </table:table-cell>
          <table:table-cell table:style-name="ce1" office:value-type="float" office:value="49.033238" calcext:value-type="float">
            <text:p>49.033</text:p>
          </table:table-cell>
          <table:table-cell table:style-name="ce1" office:value-type="float" office:value="36.285724" calcext:value-type="float">
            <text:p>36.286</text:p>
          </table:table-cell>
          <table:table-cell table:style-name="ce1" office:value-type="float" office:value="44.628228" calcext:value-type="float">
            <text:p>44.628</text:p>
          </table:table-cell>
          <table:table-cell table:formula="of:=AVERAGE([.B34:.F34])" office:value-type="float" office:value="43.2205292" calcext:value-type="float">
            <text:p>43.221</text:p>
          </table:table-cell>
          <table:table-cell office:value-type="string" calcext:value-type="string">
            <text:p>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006484" calcext:value-type="float">
            <text:p>12.006</text:p>
          </table:table-cell>
          <table:table-cell table:style-name="ce1"/>
          <table:table-cell office:value-type="float" office:value="2411808" calcext:value-type="float">
            <text:p>2411808</text:p>
          </table:table-cell>
          <table:table-cell table:style-name="ce40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66.492489" calcext:value-type="float">
            <text:p>66.492</text:p>
          </table:table-cell>
          <table:table-cell table:style-name="ce17" office:value-type="float" office:value="49.50652" calcext:value-type="float">
            <text:p>49.507</text:p>
          </table:table-cell>
          <table:table-cell table:style-name="ce17" office:value-type="float" office:value="47.940126" calcext:value-type="float">
            <text:p>47.940</text:p>
          </table:table-cell>
          <table:table-cell table:style-name="ce17" office:value-type="float" office:value="46.200475" calcext:value-type="float">
            <text:p>46.200</text:p>
          </table:table-cell>
          <table:table-cell table:style-name="ce17" office:value-type="float" office:value="45.649784" calcext:value-type="float">
            <text:p>45.650</text:p>
          </table:table-cell>
          <table:table-cell table:style-name="ce17" table:formula="of:=AVERAGE([.B35:.F35])" office:value-type="float" office:value="51.1578788" calcext:value-type="float">
            <text:p>51.158</text:p>
          </table:table-cell>
          <table:table-cell table:style-name="ce24" office:value-type="string" calcext:value-type="string">
            <text:p>2,1,1,2,2</text:p>
          </table:table-cell>
          <table:table-cell table:style-name="ce17" office:value-type="float" office:value="16.961456" calcext:value-type="float">
            <text:p>16.961</text:p>
          </table:table-cell>
          <table:table-cell table:style-name="ce17"/>
          <table:table-cell table:style-name="ce32" office:value-type="float" office:value="4259341" calcext:value-type="float">
            <text:p>4259341</text:p>
          </table:table-cell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office:value-type="float" office:value="10.988762" calcext:value-type="float">
            <text:p>10.989</text:p>
          </table:table-cell>
          <table:table-cell table:style-name="ce17"/>
          <table:table-cell table:style-name="ce32" office:value-type="float" office:value="2651808" calcext:value-type="float">
            <text:p>2651808</text:p>
          </table:table-cell>
          <table:table-cell table:style-name="ce2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76.038485" calcext:value-type="float">
            <text:p>76.038</text:p>
          </table:table-cell>
          <table:table-cell table:style-name="ce1" office:value-type="float" office:value="77.354843" calcext:value-type="float">
            <text:p>77.355</text:p>
          </table:table-cell>
          <table:table-cell table:style-name="ce1" office:value-type="float" office:value="81.380686" calcext:value-type="float">
            <text:p>81.381</text:p>
          </table:table-cell>
          <table:table-cell table:style-name="ce1" office:value-type="float" office:value="75.262228" calcext:value-type="float">
            <text:p>75.262</text:p>
          </table:table-cell>
          <table:table-cell table:style-name="ce1" office:value-type="float" office:value="76.947007" calcext:value-type="float">
            <text:p>76.947</text:p>
          </table:table-cell>
          <table:table-cell table:style-name="ce17" table:formula="of:=AVERAGE([.B36:.F36])" office:value-type="float" office:value="77.3966498" calcext:value-type="float">
            <text:p>77.397</text:p>
          </table:table-cell>
          <table:table-cell office:value-type="string" calcext:value-type="string">
            <text:p>1,3,1,2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9.881408" calcext:value-type="float">
            <text:p>89.881</text:p>
          </table:table-cell>
          <table:table-cell table:style-name="ce1" office:value-type="float" office:value="89.177943" calcext:value-type="float">
            <text:p>89.178</text:p>
          </table:table-cell>
          <table:table-cell table:style-name="ce1" office:value-type="float" office:value="84.797419" calcext:value-type="float">
            <text:p>84.797</text:p>
          </table:table-cell>
          <table:table-cell table:style-name="ce1" office:value-type="float" office:value="85.655429" calcext:value-type="float">
            <text:p>85.655</text:p>
          </table:table-cell>
          <table:table-cell table:style-name="ce1" office:value-type="float" office:value="99.887854" calcext:value-type="float">
            <text:p>99.888</text:p>
          </table:table-cell>
          <table:table-cell table:style-name="ce17" table:formula="of:=AVERAGE([.B37:.F37])" office:value-type="float" office:value="89.8800106" calcext:value-type="float">
            <text:p>89.880</text:p>
          </table:table-cell>
          <table:table-cell office:value-type="string" calcext:value-type="string">
            <text:p>2,2,2,2,1</text:p>
          </table:table-cell>
          <table:table-cell table:number-columns-repeated="14"/>
          <table:table-cell office:value-type="float" office:value="3288703" calcext:value-type="float">
            <text:p>3288703</text:p>
          </table:table-cell>
          <table:table-cell/>
        </table:table-row>
        <table:table-row table:style-name="ro1" table:number-rows-repeated="104853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arallel Attestation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number-columns-repeated="3" table:default-cell-style-name="ce3"/>
        <table:table-column table:style-name="co14" table:default-cell-style-name="Default"/>
        <table:table-column table:style-name="co12" table:number-columns-repeated="8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085735" calcext:value-type="float">
            <text:p>1.086</text:p>
          </table:table-cell>
          <table:table-cell table:style-name="ce3" office:value-type="float" office:value="1.087517" calcext:value-type="float">
            <text:p>1.088</text:p>
          </table:table-cell>
          <table:table-cell table:style-name="ce3" office:value-type="float" office:value="1.085639" calcext:value-type="float">
            <text:p>1.086</text:p>
          </table:table-cell>
          <table:table-cell table:style-name="ce3" office:value-type="float" office:value="1.0754" calcext:value-type="float">
            <text:p>1.075</text:p>
          </table:table-cell>
          <table:table-cell table:style-name="ce3" office:value-type="float" office:value="1.081072" calcext:value-type="float">
            <text:p>1.081</text:p>
          </table:table-cell>
          <table:table-cell table:formula="of:=AVERAGE([.B5:.F5])" office:value-type="float" office:value="1.0830726" calcext:value-type="float">
            <text:p>1.083</text:p>
          </table:table-cell>
          <table:table-cell table:formula="of:=STDEV([.B5:.F5])" office:value-type="float" office:value="0.00490659416499881" calcext:value-type="float">
            <text:p>0.005</text:p>
          </table:table-cell>
          <table:table-cell/>
          <table:table-cell table:style-name="ce3" office:value-type="float" office:value="1.088392" calcext:value-type="float">
            <text:p>1.088</text:p>
          </table:table-cell>
          <table:table-cell table:style-name="ce3" office:value-type="float" office:value="1.087807" calcext:value-type="float">
            <text:p>1.088</text:p>
          </table:table-cell>
          <table:table-cell table:style-name="ce3" office:value-type="float" office:value="1.088974" calcext:value-type="float">
            <text:p>1.089</text:p>
          </table:table-cell>
          <table:table-cell table:style-name="ce3" office:value-type="float" office:value="1.083514" calcext:value-type="float">
            <text:p>1.084</text:p>
          </table:table-cell>
          <table:table-cell office:value-type="float" office:value="1.080129" calcext:value-type="float">
            <text:p>1.080</text:p>
          </table:table-cell>
          <table:table-cell table:formula="of:=AVERAGE([.J5:.N5])" office:value-type="float" office:value="1.0857632" calcext:value-type="float">
            <text:p>1.086</text:p>
          </table:table-cell>
          <table:table-cell table:formula="of:=STDEV([.J5:.N5])" office:value-type="float" office:value="0.00381444802035629" calcext:value-type="float">
            <text:p>0.004</text:p>
          </table:table-cell>
          <table:table-cell/>
          <table:table-cell table:style-name="ce3" office:value-type="float" office:value="1.088919" calcext:value-type="float">
            <text:p>1.089</text:p>
          </table:table-cell>
          <table:table-cell table:style-name="ce3" office:value-type="float" office:value="1.074804" calcext:value-type="float">
            <text:p>1.075</text:p>
          </table:table-cell>
          <table:table-cell table:style-name="ce3" office:value-type="float" office:value="1.069426" calcext:value-type="float">
            <text:p>1.069</text:p>
          </table:table-cell>
          <table:table-cell table:style-name="ce3" office:value-type="float" office:value="1.063219" calcext:value-type="float">
            <text:p>1.063</text:p>
          </table:table-cell>
          <table:table-cell table:style-name="ce3" office:value-type="float" office:value="1.076692" calcext:value-type="float">
            <text:p>1.077</text:p>
          </table:table-cell>
          <table:table-cell table:style-name="ce3" table:formula="of:=AVERAGE([.R5:.V5])" office:value-type="float" office:value="1.074612" calcext:value-type="float">
            <text:p>1.075</text:p>
          </table:table-cell>
          <table:table-cell table:style-name="ce3" table:formula="of:=STDEV([.R5:.V5])" office:value-type="float" office:value="0.00956227689935824" calcext:value-type="float">
            <text:p>0.010</text:p>
          </table:table-cell>
          <table:table-cell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4.347351" calcext:value-type="float">
            <text:p>4.347</text:p>
          </table:table-cell>
          <table:table-cell table:style-name="ce3" office:value-type="float" office:value="4.300316" calcext:value-type="float">
            <text:p>4.300</text:p>
          </table:table-cell>
          <table:table-cell table:style-name="ce3" office:value-type="float" office:value="4.320007" calcext:value-type="float">
            <text:p>4.320</text:p>
          </table:table-cell>
          <table:table-cell table:style-name="ce3" office:value-type="float" office:value="4.303738" calcext:value-type="float">
            <text:p>4.304</text:p>
          </table:table-cell>
          <table:table-cell table:style-name="ce3" office:value-type="float" office:value="4.337995" calcext:value-type="float">
            <text:p>4.338</text:p>
          </table:table-cell>
          <table:table-cell table:formula="of:=AVERAGE([.B6:.F6])" office:value-type="float" office:value="4.3218814" calcext:value-type="float">
            <text:p>4.322</text:p>
          </table:table-cell>
          <table:table-cell table:formula="of:=STDEV([.B6:.F6])" office:value-type="float" office:value="0.0206525509635009" calcext:value-type="float">
            <text:p>0.021</text:p>
          </table:table-cell>
          <table:table-cell/>
          <table:table-cell table:style-name="ce3" office:value-type="float" office:value="1.237692" calcext:value-type="float">
            <text:p>1.238</text:p>
          </table:table-cell>
          <table:table-cell table:style-name="ce3" office:value-type="float" office:value="1.240581" calcext:value-type="float">
            <text:p>1.241</text:p>
          </table:table-cell>
          <table:table-cell table:style-name="ce3" office:value-type="float" office:value="1.245555" calcext:value-type="float">
            <text:p>1.246</text:p>
          </table:table-cell>
          <table:table-cell table:style-name="ce3" office:value-type="float" office:value="1.243971" calcext:value-type="float">
            <text:p>1.244</text:p>
          </table:table-cell>
          <table:table-cell office:value-type="float" office:value="1.242849" calcext:value-type="float">
            <text:p>1.243</text:p>
          </table:table-cell>
          <table:table-cell table:formula="of:=AVERAGE([.J6:.N6])" office:value-type="float" office:value="1.2421296" calcext:value-type="float">
            <text:p>1.242</text:p>
          </table:table-cell>
          <table:table-cell table:formula="of:=STDEV([.J6:.N6])" office:value-type="float" office:value="0.00307132346065991" calcext:value-type="float">
            <text:p>0.003</text:p>
          </table:table-cell>
          <table:table-cell/>
          <table:table-cell table:style-name="ce3" office:value-type="float" office:value="1.244967" calcext:value-type="float">
            <text:p>1.245</text:p>
          </table:table-cell>
          <table:table-cell table:style-name="ce3" office:value-type="float" office:value="1.244415" calcext:value-type="float">
            <text:p>1.244</text:p>
          </table:table-cell>
          <table:table-cell table:style-name="ce3" office:value-type="float" office:value="1.244696" calcext:value-type="float">
            <text:p>1.245</text:p>
          </table:table-cell>
          <table:table-cell table:style-name="ce3" office:value-type="float" office:value="1.231844" calcext:value-type="float">
            <text:p>1.232</text:p>
          </table:table-cell>
          <table:table-cell table:style-name="ce3" office:value-type="float" office:value="1.24297" calcext:value-type="float">
            <text:p>1.243</text:p>
          </table:table-cell>
          <table:table-cell table:style-name="ce3" table:formula="of:=AVERAGE([.R6:.V6])" office:value-type="float" office:value="1.2417784" calcext:value-type="float">
            <text:p>1.242</text:p>
          </table:table-cell>
          <table:table-cell table:style-name="ce3" table:formula="of:=STDEV([.R6:.V6])" office:value-type="float" office:value="0.00560676897152008" calcext:value-type="float">
            <text:p>0.006</text:p>
          </table:table-cell>
          <table:table-cell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8.633362" calcext:value-type="float">
            <text:p>8.633</text:p>
          </table:table-cell>
          <table:table-cell table:style-name="ce3" office:value-type="float" office:value="8.634913" calcext:value-type="float">
            <text:p>8.635</text:p>
          </table:table-cell>
          <table:table-cell table:style-name="ce3" office:value-type="float" office:value="8.675065" calcext:value-type="float">
            <text:p>8.675</text:p>
          </table:table-cell>
          <table:table-cell table:style-name="ce3" office:value-type="float" office:value="8.657407" calcext:value-type="float">
            <text:p>8.657</text:p>
          </table:table-cell>
          <table:table-cell table:style-name="ce3" office:value-type="float" office:value="8.648771" calcext:value-type="float">
            <text:p>8.649</text:p>
          </table:table-cell>
          <table:table-cell table:formula="of:=AVERAGE([.B7:.F7])" office:value-type="float" office:value="8.6499036" calcext:value-type="float">
            <text:p>8.650</text:p>
          </table:table-cell>
          <table:table-cell table:formula="of:=STDEV([.B7:.F7])" office:value-type="float" office:value="0.0172411025111506" calcext:value-type="float">
            <text:p>0.017</text:p>
          </table:table-cell>
          <table:table-cell/>
          <table:table-cell table:style-name="ce3" office:value-type="float" office:value="1.454885" calcext:value-type="float">
            <text:p>1.455</text:p>
          </table:table-cell>
          <table:table-cell table:style-name="ce3" office:value-type="float" office:value="1.44671" calcext:value-type="float">
            <text:p>1.447</text:p>
          </table:table-cell>
          <table:table-cell table:style-name="ce3" office:value-type="float" office:value="1.431022" calcext:value-type="float">
            <text:p>1.431</text:p>
          </table:table-cell>
          <table:table-cell table:style-name="ce3" office:value-type="float" office:value="1.452817" calcext:value-type="float">
            <text:p>1.453</text:p>
          </table:table-cell>
          <table:table-cell office:value-type="float" office:value="1.450885" calcext:value-type="float">
            <text:p>1.451</text:p>
          </table:table-cell>
          <table:table-cell table:formula="of:=AVERAGE([.J7:.N7])" office:value-type="float" office:value="1.4472638" calcext:value-type="float">
            <text:p>1.447</text:p>
          </table:table-cell>
          <table:table-cell table:formula="of:=STDEV([.J7:.N7])" office:value-type="float" office:value="0.00956734773591928" calcext:value-type="float">
            <text:p>0.010</text:p>
          </table:table-cell>
          <table:table-cell/>
          <table:table-cell table:style-name="ce3" office:value-type="float" office:value="1.44822" calcext:value-type="float">
            <text:p>1.448</text:p>
          </table:table-cell>
          <table:table-cell table:style-name="ce3" office:value-type="float" office:value="1.449246" calcext:value-type="float">
            <text:p>1.449</text:p>
          </table:table-cell>
          <table:table-cell table:style-name="ce3" office:value-type="float" office:value="1.450929" calcext:value-type="float">
            <text:p>1.451</text:p>
          </table:table-cell>
          <table:table-cell table:style-name="ce3" office:value-type="float" office:value="1.455181" calcext:value-type="float">
            <text:p>1.455</text:p>
          </table:table-cell>
          <table:table-cell table:style-name="ce3" office:value-type="float" office:value="1.454865" calcext:value-type="float">
            <text:p>1.455</text:p>
          </table:table-cell>
          <table:table-cell table:style-name="ce3" table:formula="of:=AVERAGE([.R7:.V7])" office:value-type="float" office:value="1.4516882" calcext:value-type="float">
            <text:p>1.452</text:p>
          </table:table-cell>
          <table:table-cell table:style-name="ce3" table:formula="of:=STDEV([.R7:.V7])" office:value-type="float" office:value="0.00319612448130541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7.297323" calcext:value-type="float">
            <text:p>17.297</text:p>
          </table:table-cell>
          <table:table-cell table:style-name="ce3" office:value-type="float" office:value="17.29648" calcext:value-type="float">
            <text:p>17.296</text:p>
          </table:table-cell>
          <table:table-cell table:style-name="ce3" office:value-type="float" office:value="17.322196" calcext:value-type="float">
            <text:p>17.322</text:p>
          </table:table-cell>
          <table:table-cell table:style-name="ce3" office:value-type="float" office:value="17.266416" calcext:value-type="float">
            <text:p>17.266</text:p>
          </table:table-cell>
          <table:table-cell table:style-name="ce3" office:value-type="float" office:value="17.263217" calcext:value-type="float">
            <text:p>17.263</text:p>
          </table:table-cell>
          <table:table-cell table:formula="of:=AVERAGE([.B8:.F8])" office:value-type="float" office:value="17.2891264" calcext:value-type="float">
            <text:p>17.289</text:p>
          </table:table-cell>
          <table:table-cell table:formula="of:=STDEV([.B8:.F8])" office:value-type="float" office:value="0.0245046801917514" calcext:value-type="float">
            <text:p>0.025</text:p>
          </table:table-cell>
          <table:table-cell/>
          <table:table-cell table:style-name="ce3" office:value-type="float" office:value="1.864027" calcext:value-type="float">
            <text:p>1.864</text:p>
          </table:table-cell>
          <table:table-cell table:style-name="ce3" office:value-type="float" office:value="1.84644" calcext:value-type="float">
            <text:p>1.846</text:p>
          </table:table-cell>
          <table:table-cell table:style-name="ce3" office:value-type="float" office:value="1.869554" calcext:value-type="float">
            <text:p>1.870</text:p>
          </table:table-cell>
          <table:table-cell table:style-name="ce3" office:value-type="float" office:value="1.868875" calcext:value-type="float">
            <text:p>1.869</text:p>
          </table:table-cell>
          <table:table-cell office:value-type="float" office:value="1.845209" calcext:value-type="float">
            <text:p>1.845</text:p>
          </table:table-cell>
          <table:table-cell table:formula="of:=AVERAGE([.J8:.N8])" office:value-type="float" office:value="1.858821" calcext:value-type="float">
            <text:p>1.859</text:p>
          </table:table-cell>
          <table:table-cell table:formula="of:=STDEV([.J8:.N8])" office:value-type="float" office:value="0.0120619064206285" calcext:value-type="float">
            <text:p>0.012</text:p>
          </table:table-cell>
          <table:table-cell/>
          <table:table-cell table:style-name="ce3" office:value-type="float" office:value="1.872991" calcext:value-type="float">
            <text:p>1.873</text:p>
          </table:table-cell>
          <table:table-cell table:style-name="ce3" office:value-type="float" office:value="1.87183" calcext:value-type="float">
            <text:p>1.872</text:p>
          </table:table-cell>
          <table:table-cell table:style-name="ce3" office:value-type="float" office:value="1.873704" calcext:value-type="float">
            <text:p>1.874</text:p>
          </table:table-cell>
          <table:table-cell table:style-name="ce3" office:value-type="float" office:value="1.866934" calcext:value-type="float">
            <text:p>1.867</text:p>
          </table:table-cell>
          <table:table-cell table:style-name="ce3" office:value-type="float" office:value="1.866289" calcext:value-type="float">
            <text:p>1.866</text:p>
          </table:table-cell>
          <table:table-cell table:style-name="ce3" table:formula="of:=AVERAGE([.R8:.V8])" office:value-type="float" office:value="1.8703496" calcext:value-type="float">
            <text:p>1.870</text:p>
          </table:table-cell>
          <table:table-cell table:style-name="ce3" table:formula="of:=STDEV([.R8:.V8])" office:value-type="float" office:value="0.00348480175906745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34.472792" calcext:value-type="float">
            <text:p>34.473</text:p>
          </table:table-cell>
          <table:table-cell table:style-name="ce3" office:value-type="float" office:value="34.51204" calcext:value-type="float">
            <text:p>34.512</text:p>
          </table:table-cell>
          <table:table-cell table:style-name="ce3" office:value-type="float" office:value="34.599925" calcext:value-type="float">
            <text:p>34.600</text:p>
          </table:table-cell>
          <table:table-cell table:style-name="ce3" office:value-type="float" office:value="34.63442" calcext:value-type="float">
            <text:p>34.634</text:p>
          </table:table-cell>
          <table:table-cell table:style-name="ce3" office:value-type="float" office:value="34.624647" calcext:value-type="float">
            <text:p>34.625</text:p>
          </table:table-cell>
          <table:table-cell table:formula="of:=AVERAGE([.B9:.F9])" office:value-type="float" office:value="34.5687648" calcext:value-type="float">
            <text:p>34.569</text:p>
          </table:table-cell>
          <table:table-cell table:formula="of:=STDEV([.B9:.F9])" office:value-type="float" office:value="0.0721679722986598" calcext:value-type="float">
            <text:p>0.072</text:p>
          </table:table-cell>
          <table:table-cell/>
          <table:table-cell table:style-name="ce3" office:value-type="float" office:value="2.685757" calcext:value-type="float">
            <text:p>2.686</text:p>
          </table:table-cell>
          <table:table-cell table:style-name="ce3" office:value-type="float" office:value="2.698188" calcext:value-type="float">
            <text:p>2.698</text:p>
          </table:table-cell>
          <table:table-cell table:style-name="ce3" office:value-type="float" office:value="2.715087" calcext:value-type="float">
            <text:p>2.715</text:p>
          </table:table-cell>
          <table:table-cell table:style-name="ce3" office:value-type="float" office:value="2.701988" calcext:value-type="float">
            <text:p>2.702</text:p>
          </table:table-cell>
          <table:table-cell office:value-type="float" office:value="2.712791" calcext:value-type="float">
            <text:p>2.713</text:p>
          </table:table-cell>
          <table:table-cell table:formula="of:=AVERAGE([.J9:.N9])" office:value-type="float" office:value="2.7027622" calcext:value-type="float">
            <text:p>2.703</text:p>
          </table:table-cell>
          <table:table-cell table:formula="of:=STDEV([.J9:.N9])" office:value-type="float" office:value="0.0118656757371843" calcext:value-type="float">
            <text:p>0.012</text:p>
          </table:table-cell>
          <table:table-cell/>
          <table:table-cell table:style-name="ce3" office:value-type="float" office:value="3.697884" calcext:value-type="float">
            <text:p>3.698</text:p>
          </table:table-cell>
          <table:table-cell table:style-name="ce3" office:value-type="float" office:value="3.712697" calcext:value-type="float">
            <text:p>3.713</text:p>
          </table:table-cell>
          <table:table-cell table:style-name="ce3" office:value-type="float" office:value="3.715116" calcext:value-type="float">
            <text:p>3.715</text:p>
          </table:table-cell>
          <table:table-cell table:style-name="ce3" office:value-type="float" office:value="3.745846" calcext:value-type="float">
            <text:p>3.746</text:p>
          </table:table-cell>
          <table:table-cell table:style-name="ce3" office:value-type="float" office:value="3.752444" calcext:value-type="float">
            <text:p>3.752</text:p>
          </table:table-cell>
          <table:table-cell table:style-name="ce3" table:formula="of:=AVERAGE([.R9:.V9])" office:value-type="float" office:value="3.7247974" calcext:value-type="float">
            <text:p>3.725</text:p>
          </table:table-cell>
          <table:table-cell table:style-name="ce3" table:formula="of:=STDEV([.R9:.V9])" office:value-type="float" office:value="0.0233016004772205" calcext:value-type="float">
            <text:p>0.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845418" calcext:value-type="float">
            <text:p>51.845</text:p>
          </table:table-cell>
          <table:table-cell office:value-type="float" office:value="51.817565" calcext:value-type="float">
            <text:p>51.818</text:p>
          </table:table-cell>
          <table:table-cell office:value-type="float" office:value="51.872724" calcext:value-type="float">
            <text:p>51.873</text:p>
          </table:table-cell>
          <table:table-cell office:value-type="float" office:value="51.900894" calcext:value-type="float">
            <text:p>51.901</text:p>
          </table:table-cell>
          <table:table-cell office:value-type="float" office:value="51.805199" calcext:value-type="float">
            <text:p>51.805</text:p>
          </table:table-cell>
          <table:table-cell table:formula="of:=AVERAGE([.B10:.F10])" office:value-type="float" office:value="51.84836" calcext:value-type="float">
            <text:p>51.848</text:p>
          </table:table-cell>
          <table:table-cell table:formula="of:=STDEV([.B10:.F10])" office:value-type="float" office:value="0.03928512747211" calcext:value-type="float">
            <text:p>0.039</text:p>
          </table:table-cell>
          <table:table-cell/>
          <table:table-cell office:value-type="float" office:value="4.555416" calcext:value-type="float">
            <text:p>4.555</text:p>
          </table:table-cell>
          <table:table-cell office:value-type="float" office:value="4.545478" calcext:value-type="float">
            <text:p>4.545</text:p>
          </table:table-cell>
          <table:table-cell office:value-type="float" office:value="4.546764" calcext:value-type="float">
            <text:p>4.547</text:p>
          </table:table-cell>
          <table:table-cell office:value-type="float" office:value="4.56661" calcext:value-type="float">
            <text:p>4.567</text:p>
          </table:table-cell>
          <table:table-cell table:style-name="ce1" office:value-type="float" office:value="4.544179" calcext:value-type="float">
            <text:p>4.544</text:p>
          </table:table-cell>
          <table:table-cell table:formula="of:=AVERAGE([.J10:.N10])" office:value-type="float" office:value="4.5516894" calcext:value-type="float">
            <text:p>4.552</text:p>
          </table:table-cell>
          <table:table-cell table:formula="of:=STDEV([.J10:.N10])" office:value-type="float" office:value="0.00943078754929834" calcext:value-type="float">
            <text:p>0.009</text:p>
          </table:table-cell>
          <table:table-cell/>
          <table:table-cell table:style-name="ce1" office:value-type="float" office:value="5.574256" calcext:value-type="float">
            <text:p>5.574</text:p>
          </table:table-cell>
          <table:table-cell table:style-name="ce1" office:value-type="float" office:value="5.585036" calcext:value-type="float">
            <text:p>5.585</text:p>
          </table:table-cell>
          <table:table-cell table:style-name="ce1" office:value-type="float" office:value="5.564065" calcext:value-type="float">
            <text:p>5.564</text:p>
          </table:table-cell>
          <table:table-cell table:style-name="ce1" office:value-type="float" office:value="5.577406" calcext:value-type="float">
            <text:p>5.577</text:p>
          </table:table-cell>
          <table:table-cell table:style-name="ce1" office:value-type="float" office:value="5.585078" calcext:value-type="float">
            <text:p>5.585</text:p>
          </table:table-cell>
          <table:table-cell table:style-name="ce3" table:formula="of:=AVERAGE([.R10:.V10])" office:value-type="float" office:value="5.5771682" calcext:value-type="float">
            <text:p>5.577</text:p>
          </table:table-cell>
          <table:table-cell table:style-name="ce3" table:formula="of:=STDEV([.R10:.V10])" office:value-type="float" office:value="0.00872780786910423" calcext:value-type="float">
            <text:p>0.0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.178484" calcext:value-type="float">
            <text:p>69.178</text:p>
          </table:table-cell>
          <table:table-cell office:value-type="float" office:value="69.198754" calcext:value-type="float">
            <text:p>69.199</text:p>
          </table:table-cell>
          <table:table-cell office:value-type="float" office:value="69.150992" calcext:value-type="float">
            <text:p>69.151</text:p>
          </table:table-cell>
          <table:table-cell office:value-type="float" office:value="69.295182" calcext:value-type="float">
            <text:p>69.295</text:p>
          </table:table-cell>
          <table:table-cell office:value-type="float" office:value="69.126273" calcext:value-type="float">
            <text:p>69.126</text:p>
          </table:table-cell>
          <table:table-cell table:formula="of:=AVERAGE([.B11:.F11])" office:value-type="float" office:value="69.189937" calcext:value-type="float">
            <text:p>69.190</text:p>
          </table:table-cell>
          <table:table-cell table:formula="of:=STDEV([.B11:.F11])" office:value-type="float" office:value="0.0649138633960409" calcext:value-type="float">
            <text:p>0.065</text:p>
          </table:table-cell>
          <table:table-cell/>
          <table:table-cell office:value-type="float" office:value="5.397495" calcext:value-type="float">
            <text:p>5.397</text:p>
          </table:table-cell>
          <table:table-cell office:value-type="float" office:value="5.352321" calcext:value-type="float">
            <text:p>5.352</text:p>
          </table:table-cell>
          <table:table-cell office:value-type="float" office:value="5.400479" calcext:value-type="float">
            <text:p>5.400</text:p>
          </table:table-cell>
          <table:table-cell office:value-type="float" office:value="5.416615" calcext:value-type="float">
            <text:p>5.417</text:p>
          </table:table-cell>
          <table:table-cell table:style-name="ce1" office:value-type="float" office:value="5.419692" calcext:value-type="float">
            <text:p>5.420</text:p>
          </table:table-cell>
          <table:table-cell table:formula="of:=AVERAGE([.J11:.N11])" office:value-type="float" office:value="5.3973204" calcext:value-type="float">
            <text:p>5.397</text:p>
          </table:table-cell>
          <table:table-cell table:formula="of:=STDEV([.J11:.N11])" office:value-type="float" office:value="0.0269616547860104" calcext:value-type="float">
            <text:p>0.027</text:p>
          </table:table-cell>
          <table:table-cell/>
          <table:table-cell table:style-name="ce1" office:value-type="float" office:value="7.44498" calcext:value-type="float">
            <text:p>7.445</text:p>
          </table:table-cell>
          <table:table-cell table:style-name="ce1" office:value-type="float" office:value="7.456072" calcext:value-type="float">
            <text:p>7.456</text:p>
          </table:table-cell>
          <table:table-cell table:style-name="ce1" office:value-type="float" office:value="7.425588" calcext:value-type="float">
            <text:p>7.426</text:p>
          </table:table-cell>
          <table:table-cell table:style-name="ce1" office:value-type="float" office:value="7.425734" calcext:value-type="float">
            <text:p>7.426</text:p>
          </table:table-cell>
          <table:table-cell table:style-name="ce1" office:value-type="float" office:value="7.44053" calcext:value-type="float">
            <text:p>7.441</text:p>
          </table:table-cell>
          <table:table-cell table:style-name="ce3" table:formula="of:=AVERAGE([.R11:.V11])" office:value-type="float" office:value="7.4385808" calcext:value-type="float">
            <text:p>7.439</text:p>
          </table:table-cell>
          <table:table-cell table:style-name="ce3" table:formula="of:=STDEV([.R11:.V11])" office:value-type="float" office:value="0.0130818991434728" calcext:value-type="float">
            <text:p>0.0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597327" calcext:value-type="float">
            <text:p>86.597</text:p>
          </table:table-cell>
          <table:table-cell office:value-type="float" office:value="86.546995" calcext:value-type="float">
            <text:p>86.547</text:p>
          </table:table-cell>
          <table:table-cell office:value-type="float" office:value="86.47769" calcext:value-type="float">
            <text:p>86.478</text:p>
          </table:table-cell>
          <table:table-cell office:value-type="float" office:value="86.282378" calcext:value-type="float">
            <text:p>86.282</text:p>
          </table:table-cell>
          <table:table-cell office:value-type="float" office:value="86.385339" calcext:value-type="float">
            <text:p>86.385</text:p>
          </table:table-cell>
          <table:table-cell table:formula="of:=AVERAGE([.B12:.F12])" office:value-type="float" office:value="86.4579458" calcext:value-type="float">
            <text:p>86.458</text:p>
          </table:table-cell>
          <table:table-cell table:formula="of:=STDEV([.B12:.F12])" office:value-type="float" office:value="0.126335379220156" calcext:value-type="float">
            <text:p>0.126</text:p>
          </table:table-cell>
          <table:table-cell/>
          <table:table-cell office:value-type="float" office:value="7.233581" calcext:value-type="float">
            <text:p>7.234</text:p>
          </table:table-cell>
          <table:table-cell office:value-type="float" office:value="7.243395" calcext:value-type="float">
            <text:p>7.243</text:p>
          </table:table-cell>
          <table:table-cell office:value-type="float" office:value="7.261027" calcext:value-type="float">
            <text:p>7.261</text:p>
          </table:table-cell>
          <table:table-cell office:value-type="float" office:value="7.22227" calcext:value-type="float">
            <text:p>7.222</text:p>
          </table:table-cell>
          <table:table-cell table:style-name="ce1" office:value-type="float" office:value="7.222538" calcext:value-type="float">
            <text:p>7.223</text:p>
          </table:table-cell>
          <table:table-cell table:formula="of:=AVERAGE([.J12:.N12])" office:value-type="float" office:value="7.2365622" calcext:value-type="float">
            <text:p>7.237</text:p>
          </table:table-cell>
          <table:table-cell table:formula="of:=STDEV([.J12:.N12])" office:value-type="float" office:value="0.0162407382436884" calcext:value-type="float">
            <text:p>0.016</text:p>
          </table:table-cell>
          <table:table-cell/>
          <table:table-cell table:style-name="ce1" office:value-type="float" office:value="9.278558" calcext:value-type="float">
            <text:p>9.279</text:p>
          </table:table-cell>
          <table:table-cell table:style-name="ce1" office:value-type="float" office:value="9.281141" calcext:value-type="float">
            <text:p>9.281</text:p>
          </table:table-cell>
          <table:table-cell table:style-name="ce1" office:value-type="float" office:value="9.335892" calcext:value-type="float">
            <text:p>9.336</text:p>
          </table:table-cell>
          <table:table-cell table:style-name="ce1" office:value-type="float" office:value="9.254414" calcext:value-type="float">
            <text:p>9.254</text:p>
          </table:table-cell>
          <table:table-cell table:style-name="ce1" office:value-type="float" office:value="9.306314" calcext:value-type="float">
            <text:p>9.306</text:p>
          </table:table-cell>
          <table:table-cell table:style-name="ce3" table:formula="of:=AVERAGE([.R12:.V12])" office:value-type="float" office:value="9.2912638" calcext:value-type="float">
            <text:p>9.291</text:p>
          </table:table-cell>
          <table:table-cell table:style-name="ce3" table:formula="of:=STDEV([.R12:.V12])" office:value-type="float" office:value="0.0309838705974573" calcext:value-type="float">
            <text:p>0.03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24103" calcext:value-type="float">
            <text:p>103.724</text:p>
          </table:table-cell>
          <table:table-cell office:value-type="float" office:value="103.685008" calcext:value-type="float">
            <text:p>103.685</text:p>
          </table:table-cell>
          <table:table-cell office:value-type="float" office:value="103.824734" calcext:value-type="float">
            <text:p>103.825</text:p>
          </table:table-cell>
          <table:table-cell office:value-type="float" office:value="103.648967" calcext:value-type="float">
            <text:p>103.649</text:p>
          </table:table-cell>
          <table:table-cell office:value-type="float" office:value="103.615088" calcext:value-type="float">
            <text:p>103.615</text:p>
          </table:table-cell>
          <table:table-cell table:formula="of:=AVERAGE([.B13:.F13])" office:value-type="float" office:value="103.69958" calcext:value-type="float">
            <text:p>103.700</text:p>
          </table:table-cell>
          <table:table-cell table:formula="of:=STDEV([.B13:.F13])" office:value-type="float" office:value="0.0808978032180136" calcext:value-type="float">
            <text:p>0.081</text:p>
          </table:table-cell>
          <table:table-cell/>
          <table:table-cell office:value-type="float" office:value="8.042918" calcext:value-type="float">
            <text:p>8.043</text:p>
          </table:table-cell>
          <table:table-cell office:value-type="float" office:value="8.101526" calcext:value-type="float">
            <text:p>8.102</text:p>
          </table:table-cell>
          <table:table-cell office:value-type="float" office:value="8.069373" calcext:value-type="float">
            <text:p>8.069</text:p>
          </table:table-cell>
          <table:table-cell office:value-type="float" office:value="8.088144" calcext:value-type="float">
            <text:p>8.088</text:p>
          </table:table-cell>
          <table:table-cell table:style-name="ce1" office:value-type="float" office:value="8.095907" calcext:value-type="float">
            <text:p>8.096</text:p>
          </table:table-cell>
          <table:table-cell table:formula="of:=AVERAGE([.J13:.N13])" office:value-type="float" office:value="8.0795736" calcext:value-type="float">
            <text:p>8.080</text:p>
          </table:table-cell>
          <table:table-cell table:formula="of:=STDEV([.J13:.N13])" office:value-type="float" office:value="0.0238213393263266" calcext:value-type="float">
            <text:p>0.024</text:p>
          </table:table-cell>
          <table:table-cell/>
          <table:table-cell table:style-name="ce1" office:value-type="float" office:value="11.123283" calcext:value-type="float">
            <text:p>11.123</text:p>
          </table:table-cell>
          <table:table-cell table:style-name="ce1" office:value-type="float" office:value="11.112993" calcext:value-type="float">
            <text:p>11.113</text:p>
          </table:table-cell>
          <table:table-cell table:style-name="ce1" office:value-type="float" office:value="11.219371" calcext:value-type="float">
            <text:p>11.219</text:p>
          </table:table-cell>
          <table:table-cell table:style-name="ce1" office:value-type="float" office:value="11.165713" calcext:value-type="float">
            <text:p>11.166</text:p>
          </table:table-cell>
          <table:table-cell table:style-name="ce1" office:value-type="float" office:value="11.200906" calcext:value-type="float">
            <text:p>11.201</text:p>
          </table:table-cell>
          <table:table-cell table:style-name="ce3" table:formula="of:=AVERAGE([.R13:.V13])" office:value-type="float" office:value="11.1644532" calcext:value-type="float">
            <text:p>11.164</text:p>
          </table:table-cell>
          <table:table-cell table:style-name="ce3" table:formula="of:=STDEV([.R13:.V13])" office:value-type="float" office:value="0.0466087331752325" calcext:value-type="float">
            <text:p>0.04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4772" calcext:value-type="float">
            <text:p>121.075</text:p>
          </table:table-cell>
          <table:table-cell office:value-type="float" office:value="121.033854" calcext:value-type="float">
            <text:p>121.034</text:p>
          </table:table-cell>
          <table:table-cell office:value-type="float" office:value="120.981201" calcext:value-type="float">
            <text:p>120.981</text:p>
          </table:table-cell>
          <table:table-cell office:value-type="float" office:value="121.159847" calcext:value-type="float">
            <text:p>121.160</text:p>
          </table:table-cell>
          <table:table-cell office:value-type="float" office:value="120.867196" calcext:value-type="float">
            <text:p>120.867</text:p>
          </table:table-cell>
          <table:table-cell table:formula="of:=AVERAGE([.B14:.F14])" office:value-type="float" office:value="121.023374" calcext:value-type="float">
            <text:p>121.023</text:p>
          </table:table-cell>
          <table:table-cell table:formula="of:=STDEV([.B14:.F14])" office:value-type="float" office:value="0.109025907638961" calcext:value-type="float">
            <text:p>0.109</text:p>
          </table:table-cell>
          <table:table-cell/>
          <table:table-cell office:value-type="float" office:value="9.917752" calcext:value-type="float">
            <text:p>9.918</text:p>
          </table:table-cell>
          <table:table-cell office:value-type="float" office:value="9.924294" calcext:value-type="float">
            <text:p>9.924</text:p>
          </table:table-cell>
          <table:table-cell office:value-type="float" office:value="9.933614" calcext:value-type="float">
            <text:p>9.934</text:p>
          </table:table-cell>
          <table:table-cell office:value-type="float" office:value="9.940567" calcext:value-type="float">
            <text:p>9.941</text:p>
          </table:table-cell>
          <table:table-cell table:style-name="ce1" office:value-type="float" office:value="9.961497" calcext:value-type="float">
            <text:p>9.961</text:p>
          </table:table-cell>
          <table:table-cell table:formula="of:=AVERAGE([.J14:.N14])" office:value-type="float" office:value="9.9355448" calcext:value-type="float">
            <text:p>9.936</text:p>
          </table:table-cell>
          <table:table-cell table:formula="of:=STDEV([.J14:.N14])" office:value-type="float" office:value="0.0169235885585769" calcext:value-type="float">
            <text:p>0.017</text:p>
          </table:table-cell>
          <table:table-cell/>
          <table:table-cell table:style-name="ce1" office:value-type="float" office:value="12.961745" calcext:value-type="float">
            <text:p>12.962</text:p>
          </table:table-cell>
          <table:table-cell table:style-name="ce1" office:value-type="float" office:value="13.022647" calcext:value-type="float">
            <text:p>13.023</text:p>
          </table:table-cell>
          <table:table-cell table:style-name="ce1" office:value-type="float" office:value="12.979906" calcext:value-type="float">
            <text:p>12.980</text:p>
          </table:table-cell>
          <table:table-cell table:style-name="ce1" office:value-type="float" office:value="12.973729" calcext:value-type="float">
            <text:p>12.974</text:p>
          </table:table-cell>
          <table:table-cell table:style-name="ce1" office:value-type="float" office:value="12.968953" calcext:value-type="float">
            <text:p>12.969</text:p>
          </table:table-cell>
          <table:table-cell table:style-name="ce3" table:formula="of:=AVERAGE([.R14:.V14])" office:value-type="float" office:value="12.981396" calcext:value-type="float">
            <text:p>12.981</text:p>
          </table:table-cell>
          <table:table-cell table:style-name="ce3" table:formula="of:=STDEV([.R14:.V14])" office:value-type="float" office:value="0.0239981147176186" calcext:value-type="float">
            <text:p>0.0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077988" calcext:value-type="float">
            <text:p>138.078</text:p>
          </table:table-cell>
          <table:table-cell office:value-type="float" office:value="138.245063" calcext:value-type="float">
            <text:p>138.245</text:p>
          </table:table-cell>
          <table:table-cell office:value-type="float" office:value="138.218638" calcext:value-type="float">
            <text:p>138.219</text:p>
          </table:table-cell>
          <table:table-cell office:value-type="float" office:value="138.347462" calcext:value-type="float">
            <text:p>138.347</text:p>
          </table:table-cell>
          <table:table-cell office:value-type="float" office:value="138.350576" calcext:value-type="float">
            <text:p>138.351</text:p>
          </table:table-cell>
          <table:table-cell table:formula="of:=AVERAGE([.B15:.F15])" office:value-type="float" office:value="138.2479454" calcext:value-type="float">
            <text:p>138.248</text:p>
          </table:table-cell>
          <table:table-cell table:formula="of:=STDEV([.B15:.F15])" office:value-type="float" office:value="0.112014891277006" calcext:value-type="float">
            <text:p>0.112</text:p>
          </table:table-cell>
          <table:table-cell/>
          <table:table-cell office:value-type="float" office:value="10.800448" calcext:value-type="float">
            <text:p>10.800</text:p>
          </table:table-cell>
          <table:table-cell office:value-type="float" office:value="10.793263" calcext:value-type="float">
            <text:p>10.793</text:p>
          </table:table-cell>
          <table:table-cell office:value-type="float" office:value="10.758554" calcext:value-type="float">
            <text:p>10.759</text:p>
          </table:table-cell>
          <table:table-cell office:value-type="float" office:value="10.743794" calcext:value-type="float">
            <text:p>10.744</text:p>
          </table:table-cell>
          <table:table-cell table:style-name="ce1" office:value-type="float" office:value="10.735311" calcext:value-type="float">
            <text:p>10.735</text:p>
          </table:table-cell>
          <table:table-cell table:formula="of:=AVERAGE([.J15:.N15])" office:value-type="float" office:value="10.766274" calcext:value-type="float">
            <text:p>10.766</text:p>
          </table:table-cell>
          <table:table-cell table:formula="of:=STDEV([.J15:.N15])" office:value-type="float" office:value="0.0292400605591028" calcext:value-type="float">
            <text:p>0.029</text:p>
          </table:table-cell>
          <table:table-cell/>
          <table:table-cell table:style-name="ce1" office:value-type="float" office:value="14.864333" calcext:value-type="float">
            <text:p>14.864</text:p>
          </table:table-cell>
          <table:table-cell table:style-name="ce1" office:value-type="float" office:value="14.838787" calcext:value-type="float">
            <text:p>14.839</text:p>
          </table:table-cell>
          <table:table-cell table:style-name="ce1" office:value-type="float" office:value="14.835146" calcext:value-type="float">
            <text:p>14.835</text:p>
          </table:table-cell>
          <table:table-cell table:style-name="ce1" office:value-type="float" office:value="14.876549" calcext:value-type="float">
            <text:p>14.877</text:p>
          </table:table-cell>
          <table:table-cell table:style-name="ce1" office:value-type="float" office:value="14.886032" calcext:value-type="float">
            <text:p>14.886</text:p>
          </table:table-cell>
          <table:table-cell table:style-name="ce3" table:formula="of:=AVERAGE([.R15:.V15])" office:value-type="float" office:value="14.8601694" calcext:value-type="float">
            <text:p>14.860</text:p>
          </table:table-cell>
          <table:table-cell table:style-name="ce3" table:formula="of:=STDEV([.R15:.V15])" office:value-type="float" office:value="0.0225714339221063" calcext:value-type="float">
            <text:p>0.023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100173" calcext:value-type="float">
            <text:p>1.100</text:p>
          </table:table-cell>
          <table:table-cell table:style-name="ce3" office:value-type="float" office:value="1.080158" calcext:value-type="float">
            <text:p>1.080</text:p>
          </table:table-cell>
          <table:table-cell table:style-name="ce3" office:value-type="float" office:value="1.089929" calcext:value-type="float">
            <text:p>1.090</text:p>
          </table:table-cell>
          <table:table-cell table:style-name="ce3" office:value-type="float" office:value="1.067406" calcext:value-type="float">
            <text:p>1.067</text:p>
          </table:table-cell>
          <table:table-cell table:style-name="ce3" office:value-type="float" office:value="1.067695" calcext:value-type="float">
            <text:p>1.068</text:p>
          </table:table-cell>
          <table:table-cell table:formula="of:=AVERAGE([.B18:.F18])" office:value-type="float" office:value="1.0810722" calcext:value-type="float">
            <text:p>1.081</text:p>
          </table:table-cell>
          <table:table-cell table:formula="of:=STDEV([.B18:.F18])" office:value-type="float" office:value="0.0142287888697527" calcext:value-type="float">
            <text:p>0.014</text:p>
          </table:table-cell>
          <table:table-cell/>
          <table:table-cell table:style-name="ce60" office:value-type="float" office:value="1.091477" calcext:value-type="float">
            <text:p>1.091</text:p>
          </table:table-cell>
          <table:table-cell table:style-name="ce60" office:value-type="float" office:value="1.087747" calcext:value-type="float">
            <text:p>1.088</text:p>
          </table:table-cell>
          <table:table-cell table:style-name="ce60" office:value-type="float" office:value="1.06233" calcext:value-type="float">
            <text:p>1.062</text:p>
          </table:table-cell>
          <table:table-cell table:style-name="ce60" office:value-type="float" office:value="1.064932" calcext:value-type="float">
            <text:p>1.065</text:p>
          </table:table-cell>
          <table:table-cell table:style-name="ce60" office:value-type="float" office:value="1.061261" calcext:value-type="float">
            <text:p>1.061</text:p>
          </table:table-cell>
          <table:table-cell table:formula="of:=AVERAGE([.J18:.N18])" office:value-type="float" office:value="1.0735494" calcext:value-type="float">
            <text:p>1.074</text:p>
          </table:table-cell>
          <table:table-cell table:formula="of:=STDEV([.J18:.N18])" office:value-type="float" office:value="0.0147826755122339" calcext:value-type="float">
            <text:p>0.015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1.233466" calcext:value-type="float">
            <text:p>1.233</text:p>
          </table:table-cell>
          <table:table-cell table:style-name="ce3" office:value-type="float" office:value="1.22176" calcext:value-type="float">
            <text:p>1.222</text:p>
          </table:table-cell>
          <table:table-cell table:style-name="ce3" office:value-type="float" office:value="1.241414" calcext:value-type="float">
            <text:p>1.241</text:p>
          </table:table-cell>
          <table:table-cell table:style-name="ce3" office:value-type="float" office:value="1.221855" calcext:value-type="float">
            <text:p>1.222</text:p>
          </table:table-cell>
          <table:table-cell table:style-name="ce3" office:value-type="float" office:value="1.243079" calcext:value-type="float">
            <text:p>1.243</text:p>
          </table:table-cell>
          <table:table-cell table:formula="of:=AVERAGE([.B19:.F19])" office:value-type="float" office:value="1.2323148" calcext:value-type="float">
            <text:p>1.232</text:p>
          </table:table-cell>
          <table:table-cell table:formula="of:=STDEV([.B19:.F19])" office:value-type="float" office:value="0.0102567041831185" calcext:value-type="float">
            <text:p>0.010</text:p>
          </table:table-cell>
          <table:table-cell/>
          <table:table-cell table:style-name="ce60" office:value-type="float" office:value="1.243286" calcext:value-type="float">
            <text:p>1.243</text:p>
          </table:table-cell>
          <table:table-cell table:style-name="ce60" office:value-type="float" office:value="1.237089" calcext:value-type="float">
            <text:p>1.237</text:p>
          </table:table-cell>
          <table:table-cell table:style-name="ce60" office:value-type="float" office:value="1.227253" calcext:value-type="float">
            <text:p>1.227</text:p>
          </table:table-cell>
          <table:table-cell table:style-name="ce60" office:value-type="float" office:value="1.24138" calcext:value-type="float">
            <text:p>1.241</text:p>
          </table:table-cell>
          <table:table-cell table:style-name="ce60" office:value-type="float" office:value="1.216147" calcext:value-type="float">
            <text:p>1.216</text:p>
          </table:table-cell>
          <table:table-cell table:formula="of:=AVERAGE([.J19:.N19])" office:value-type="float" office:value="1.233031" calcext:value-type="float">
            <text:p>1.233</text:p>
          </table:table-cell>
          <table:table-cell table:formula="of:=STDEV([.J19:.N19])" office:value-type="float" office:value="0.0112892972544796" calcext:value-type="float">
            <text:p>0.011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1.443016" calcext:value-type="float">
            <text:p>1.443</text:p>
          </table:table-cell>
          <table:table-cell table:style-name="ce3" office:value-type="float" office:value="1.460411" calcext:value-type="float">
            <text:p>1.460</text:p>
          </table:table-cell>
          <table:table-cell table:style-name="ce3" office:value-type="float" office:value="1.428208" calcext:value-type="float">
            <text:p>1.428</text:p>
          </table:table-cell>
          <table:table-cell table:style-name="ce3" office:value-type="float" office:value="1.449395" calcext:value-type="float">
            <text:p>1.449</text:p>
          </table:table-cell>
          <table:table-cell table:style-name="ce3" office:value-type="float" office:value="1.452224" calcext:value-type="float">
            <text:p>1.452</text:p>
          </table:table-cell>
          <table:table-cell table:formula="of:=AVERAGE([.B20:.F20])" office:value-type="float" office:value="1.4466508" calcext:value-type="float">
            <text:p>1.447</text:p>
          </table:table-cell>
          <table:table-cell table:formula="of:=STDEV([.B20:.F20])" office:value-type="float" office:value="0.0120549050058472" calcext:value-type="float">
            <text:p>0.012</text:p>
          </table:table-cell>
          <table:table-cell/>
          <table:table-cell table:style-name="ce60" office:value-type="float" office:value="1.45425" calcext:value-type="float">
            <text:p>1.454</text:p>
          </table:table-cell>
          <table:table-cell table:style-name="ce60" office:value-type="float" office:value="1.427688" calcext:value-type="float">
            <text:p>1.428</text:p>
          </table:table-cell>
          <table:table-cell table:style-name="ce60" office:value-type="float" office:value="1.427507" calcext:value-type="float">
            <text:p>1.428</text:p>
          </table:table-cell>
          <table:table-cell table:style-name="ce60" office:value-type="float" office:value="1.440613" calcext:value-type="float">
            <text:p>1.441</text:p>
          </table:table-cell>
          <table:table-cell table:style-name="ce60" office:value-type="float" office:value="1.428782" calcext:value-type="float">
            <text:p>1.429</text:p>
          </table:table-cell>
          <table:table-cell table:formula="of:=AVERAGE([.J20:.N20])" office:value-type="float" office:value="1.435768" calcext:value-type="float">
            <text:p>1.436</text:p>
          </table:table-cell>
          <table:table-cell table:formula="of:=STDEV([.J20:.N20])" office:value-type="float" office:value="0.0116982163811412" calcext:value-type="float">
            <text:p>0.012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.876893" calcext:value-type="float">
            <text:p>1.877</text:p>
          </table:table-cell>
          <table:table-cell table:style-name="ce3" office:value-type="float" office:value="1.868666" calcext:value-type="float">
            <text:p>1.869</text:p>
          </table:table-cell>
          <table:table-cell table:style-name="ce3" office:value-type="float" office:value="1.868747" calcext:value-type="float">
            <text:p>1.869</text:p>
          </table:table-cell>
          <table:table-cell table:style-name="ce3" office:value-type="float" office:value="1.869334" calcext:value-type="float">
            <text:p>1.869</text:p>
          </table:table-cell>
          <table:table-cell table:style-name="ce3" office:value-type="float" office:value="1.860529" calcext:value-type="float">
            <text:p>1.861</text:p>
          </table:table-cell>
          <table:table-cell table:formula="of:=AVERAGE([.B21:.F21])" office:value-type="float" office:value="1.8688338" calcext:value-type="float">
            <text:p>1.869</text:p>
          </table:table-cell>
          <table:table-cell table:formula="of:=STDEV([.B21:.F21])" office:value-type="float" office:value="0.00579237211339182" calcext:value-type="float">
            <text:p>0.006</text:p>
          </table:table-cell>
          <table:table-cell/>
          <table:table-cell table:style-name="ce60" office:value-type="float" office:value="1.8779" calcext:value-type="float">
            <text:p>1.878</text:p>
          </table:table-cell>
          <table:table-cell table:style-name="ce60" office:value-type="float" office:value="1.87988" calcext:value-type="float">
            <text:p>1.880</text:p>
          </table:table-cell>
          <table:table-cell table:style-name="ce60" office:value-type="float" office:value="1.890301" calcext:value-type="float">
            <text:p>1.890</text:p>
          </table:table-cell>
          <table:table-cell table:style-name="ce60" office:value-type="float" office:value="1.872816" calcext:value-type="float">
            <text:p>1.873</text:p>
          </table:table-cell>
          <table:table-cell table:style-name="ce60" office:value-type="float" office:value="1.8741" calcext:value-type="float">
            <text:p>1.874</text:p>
          </table:table-cell>
          <table:table-cell table:formula="of:=AVERAGE([.J21:.N21])" office:value-type="float" office:value="1.8789994" calcext:value-type="float">
            <text:p>1.879</text:p>
          </table:table-cell>
          <table:table-cell table:formula="of:=STDEV([.J21:.N21])" office:value-type="float" office:value="0.0069272804043146" calcext:value-type="float">
            <text:p>0.007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2.7181" calcext:value-type="float">
            <text:p>2.718</text:p>
          </table:table-cell>
          <table:table-cell table:style-name="ce3" office:value-type="float" office:value="2.687199" calcext:value-type="float">
            <text:p>2.687</text:p>
          </table:table-cell>
          <table:table-cell table:style-name="ce3" office:value-type="float" office:value="2.69243" calcext:value-type="float">
            <text:p>2.692</text:p>
          </table:table-cell>
          <table:table-cell table:style-name="ce3" office:value-type="float" office:value="2.688172" calcext:value-type="float">
            <text:p>2.688</text:p>
          </table:table-cell>
          <table:table-cell table:style-name="ce3" office:value-type="float" office:value="2.722987" calcext:value-type="float">
            <text:p>2.723</text:p>
          </table:table-cell>
          <table:table-cell table:formula="of:=AVERAGE([.B22:.F22])" office:value-type="float" office:value="2.7017776" calcext:value-type="float">
            <text:p>2.702</text:p>
          </table:table-cell>
          <table:table-cell table:formula="of:=STDEV([.B22:.F22])" office:value-type="float" office:value="0.0173297788877989" calcext:value-type="float">
            <text:p>0.017</text:p>
          </table:table-cell>
          <table:table-cell/>
          <table:table-cell table:style-name="ce60" office:value-type="float" office:value="2.730161" calcext:value-type="float">
            <text:p>2.730</text:p>
          </table:table-cell>
          <table:table-cell table:style-name="ce60" office:value-type="float" office:value="2.715245" calcext:value-type="float">
            <text:p>2.715</text:p>
          </table:table-cell>
          <table:table-cell table:style-name="ce60" office:value-type="float" office:value="2.727845" calcext:value-type="float">
            <text:p>2.728</text:p>
          </table:table-cell>
          <table:table-cell table:style-name="ce60" office:value-type="float" office:value="2.722063" calcext:value-type="float">
            <text:p>2.722</text:p>
          </table:table-cell>
          <table:table-cell table:style-name="ce60" office:value-type="float" office:value="2.706782" calcext:value-type="float">
            <text:p>2.707</text:p>
          </table:table-cell>
          <table:table-cell table:formula="of:=AVERAGE([.J22:.N22])" office:value-type="float" office:value="2.7204192" calcext:value-type="float">
            <text:p>2.720</text:p>
          </table:table-cell>
          <table:table-cell table:formula="of:=STDEV([.J22:.N22])" office:value-type="float" office:value="0.00955893326684514" calcext:value-type="float">
            <text:p>0.01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78521" calcext:value-type="float">
            <text:p>3.579</text:p>
          </table:table-cell>
          <table:table-cell office:value-type="float" office:value="3.51558" calcext:value-type="float">
            <text:p>3.516</text:p>
          </table:table-cell>
          <table:table-cell office:value-type="float" office:value="3.540878" calcext:value-type="float">
            <text:p>3.541</text:p>
          </table:table-cell>
          <table:table-cell office:value-type="float" office:value="3.534703" calcext:value-type="float">
            <text:p>3.535</text:p>
          </table:table-cell>
          <table:table-cell office:value-type="float" office:value="3.543582" calcext:value-type="float">
            <text:p>3.544</text:p>
          </table:table-cell>
          <table:table-cell table:formula="of:=AVERAGE([.B23:.F23])" office:value-type="float" office:value="3.5426528" calcext:value-type="float">
            <text:p>3.543</text:p>
          </table:table-cell>
          <table:table-cell table:formula="of:=STDEV([.B23:.F23])" office:value-type="float" office:value="0.0228400794591437" calcext:value-type="float">
            <text:p>0.023</text:p>
          </table:table-cell>
          <table:table-cell/>
          <table:table-cell table:style-name="ce60" office:value-type="float" office:value="3.55459" calcext:value-type="float">
            <text:p>3.555</text:p>
          </table:table-cell>
          <table:table-cell table:style-name="ce60" office:value-type="float" office:value="3.555161" calcext:value-type="float">
            <text:p>3.555</text:p>
          </table:table-cell>
          <table:table-cell table:style-name="ce60" office:value-type="float" office:value="3.540448" calcext:value-type="float">
            <text:p>3.540</text:p>
          </table:table-cell>
          <table:table-cell table:style-name="ce60" office:value-type="float" office:value="3.551824" calcext:value-type="float">
            <text:p>3.552</text:p>
          </table:table-cell>
          <table:table-cell table:style-name="ce60" office:value-type="float" office:value="3.575445" calcext:value-type="float">
            <text:p>3.575</text:p>
          </table:table-cell>
          <table:table-cell table:formula="of:=AVERAGE([.J23:.N23])" office:value-type="float" office:value="3.5554936" calcext:value-type="float">
            <text:p>3.555</text:p>
          </table:table-cell>
          <table:table-cell table:formula="of:=STDEV([.J23:.N23])" office:value-type="float" office:value="0.0126374594084413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85067" calcext:value-type="float">
            <text:p>4.385</text:p>
          </table:table-cell>
          <table:table-cell office:value-type="float" office:value="4.400272" calcext:value-type="float">
            <text:p>4.400</text:p>
          </table:table-cell>
          <table:table-cell office:value-type="float" office:value="4.443312" calcext:value-type="float">
            <text:p>4.443</text:p>
          </table:table-cell>
          <table:table-cell office:value-type="float" office:value="4.38643" calcext:value-type="float">
            <text:p>4.386</text:p>
          </table:table-cell>
          <table:table-cell office:value-type="float" office:value="4.37798" calcext:value-type="float">
            <text:p>4.378</text:p>
          </table:table-cell>
          <table:table-cell table:formula="of:=AVERAGE([.B24:.F24])" office:value-type="float" office:value="4.3986122" calcext:value-type="float">
            <text:p>4.399</text:p>
          </table:table-cell>
          <table:table-cell table:formula="of:=STDEV([.B24:.F24])" office:value-type="float" office:value="0.0262602036016477" calcext:value-type="float">
            <text:p>0.026</text:p>
          </table:table-cell>
          <table:table-cell/>
          <table:table-cell table:style-name="ce60" office:value-type="float" office:value="4.420496" calcext:value-type="float">
            <text:p>4.420</text:p>
          </table:table-cell>
          <table:table-cell table:style-name="ce60" office:value-type="float" office:value="4.416924" calcext:value-type="float">
            <text:p>4.417</text:p>
          </table:table-cell>
          <table:table-cell table:style-name="ce60" office:value-type="float" office:value="4.402355" calcext:value-type="float">
            <text:p>4.402</text:p>
          </table:table-cell>
          <table:table-cell table:style-name="ce60" office:value-type="float" office:value="4.388835" calcext:value-type="float">
            <text:p>4.389</text:p>
          </table:table-cell>
          <table:table-cell table:style-name="ce60" office:value-type="float" office:value="4.39832" calcext:value-type="float">
            <text:p>4.398</text:p>
          </table:table-cell>
          <table:table-cell table:formula="of:=AVERAGE([.J24:.N24])" office:value-type="float" office:value="4.405386" calcext:value-type="float">
            <text:p>4.405</text:p>
          </table:table-cell>
          <table:table-cell table:formula="of:=STDEV([.J24:.N24])" office:value-type="float" office:value="0.0131765744979489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67006" calcext:value-type="float">
            <text:p>6.267</text:p>
          </table:table-cell>
          <table:table-cell office:value-type="float" office:value="6.22725" calcext:value-type="float">
            <text:p>6.227</text:p>
          </table:table-cell>
          <table:table-cell office:value-type="float" office:value="6.303865" calcext:value-type="float">
            <text:p>6.304</text:p>
          </table:table-cell>
          <table:table-cell office:value-type="float" office:value="6.274637" calcext:value-type="float">
            <text:p>6.275</text:p>
          </table:table-cell>
          <table:table-cell office:value-type="float" office:value="6.314274" calcext:value-type="float">
            <text:p>6.314</text:p>
          </table:table-cell>
          <table:table-cell table:formula="of:=AVERAGE([.B25:.F25])" office:value-type="float" office:value="6.2774064" calcext:value-type="float">
            <text:p>6.277</text:p>
          </table:table-cell>
          <table:table-cell table:formula="of:=STDEV([.B25:.F25])" office:value-type="float" office:value="0.0342446338905822" calcext:value-type="float">
            <text:p>0.034</text:p>
          </table:table-cell>
          <table:table-cell/>
          <table:table-cell table:style-name="ce60" office:value-type="float" office:value="5.289035" calcext:value-type="float">
            <text:p>5.289</text:p>
          </table:table-cell>
          <table:table-cell table:style-name="ce60" office:value-type="float" office:value="5.195661" calcext:value-type="float">
            <text:p>5.196</text:p>
          </table:table-cell>
          <table:table-cell table:style-name="ce60" office:value-type="float" office:value="5.198269" calcext:value-type="float">
            <text:p>5.198</text:p>
          </table:table-cell>
          <table:table-cell table:style-name="ce60" office:value-type="float" office:value="5.317715" calcext:value-type="float">
            <text:p>5.318</text:p>
          </table:table-cell>
          <table:table-cell table:style-name="ce60" office:value-type="float" office:value="5.226154" calcext:value-type="float">
            <text:p>5.226</text:p>
          </table:table-cell>
          <table:table-cell table:formula="of:=AVERAGE([.J25:.N25])" office:value-type="float" office:value="5.2453668" calcext:value-type="float">
            <text:p>5.245</text:p>
          </table:table-cell>
          <table:table-cell table:formula="of:=STDEV([.J25:.N25])" office:value-type="float" office:value="0.0552249371588596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156695" calcext:value-type="float">
            <text:p>7.157</text:p>
          </table:table-cell>
          <table:table-cell office:value-type="float" office:value="7.067155" calcext:value-type="float">
            <text:p>7.067</text:p>
          </table:table-cell>
          <table:table-cell office:value-type="float" office:value="7.119807" calcext:value-type="float">
            <text:p>7.120</text:p>
          </table:table-cell>
          <table:table-cell office:value-type="float" office:value="7.102857" calcext:value-type="float">
            <text:p>7.103</text:p>
          </table:table-cell>
          <table:table-cell office:value-type="float" office:value="7.085704" calcext:value-type="float">
            <text:p>7.086</text:p>
          </table:table-cell>
          <table:table-cell table:formula="of:=AVERAGE([.B26:.F26])" office:value-type="float" office:value="7.1064436" calcext:value-type="float">
            <text:p>7.106</text:p>
          </table:table-cell>
          <table:table-cell table:formula="of:=STDEV([.B26:.F26])" office:value-type="float" office:value="0.034243146975709" calcext:value-type="float">
            <text:p>0.034</text:p>
          </table:table-cell>
          <table:table-cell/>
          <table:table-cell table:style-name="ce60" office:value-type="float" office:value="6.163784" calcext:value-type="float">
            <text:p>6.164</text:p>
          </table:table-cell>
          <table:table-cell table:style-name="ce60" office:value-type="float" office:value="6.044863" calcext:value-type="float">
            <text:p>6.045</text:p>
          </table:table-cell>
          <table:table-cell table:style-name="ce60" office:value-type="float" office:value="6.070822" calcext:value-type="float">
            <text:p>6.071</text:p>
          </table:table-cell>
          <table:table-cell table:style-name="ce60" office:value-type="float" office:value="6.109569" calcext:value-type="float">
            <text:p>6.110</text:p>
          </table:table-cell>
          <table:table-cell table:style-name="ce60" office:value-type="float" office:value="6.026146" calcext:value-type="float">
            <text:p>6.026</text:p>
          </table:table-cell>
          <table:table-cell table:formula="of:=AVERAGE([.J26:.N26])" office:value-type="float" office:value="6.0830368" calcext:value-type="float">
            <text:p>6.083</text:p>
          </table:table-cell>
          <table:table-cell table:formula="of:=STDEV([.J26:.N26])" office:value-type="float" office:value="0.0549251113216895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975086" calcext:value-type="float">
            <text:p>7.975</text:p>
          </table:table-cell>
          <table:table-cell office:value-type="float" office:value="7.954779" calcext:value-type="float">
            <text:p>7.955</text:p>
          </table:table-cell>
          <table:table-cell office:value-type="float" office:value="7.876878" calcext:value-type="float">
            <text:p>7.877</text:p>
          </table:table-cell>
          <table:table-cell office:value-type="float" office:value="7.967694" calcext:value-type="float">
            <text:p>7.968</text:p>
          </table:table-cell>
          <table:table-cell office:value-type="float" office:value="7.892196" calcext:value-type="float">
            <text:p>7.892</text:p>
          </table:table-cell>
          <table:table-cell table:formula="of:=AVERAGE([.B27:.F27])" office:value-type="float" office:value="7.9333266" calcext:value-type="float">
            <text:p>7.933</text:p>
          </table:table-cell>
          <table:table-cell table:formula="of:=STDEV([.B27:.F27])" office:value-type="float" office:value="0.0454514626695336" calcext:value-type="float">
            <text:p>0.045</text:p>
          </table:table-cell>
          <table:table-cell/>
          <table:table-cell table:style-name="ce60" office:value-type="float" office:value="6.932529" calcext:value-type="float">
            <text:p>6.933</text:p>
          </table:table-cell>
          <table:table-cell table:style-name="ce60" office:value-type="float" office:value="6.94781" calcext:value-type="float">
            <text:p>6.948</text:p>
          </table:table-cell>
          <table:table-cell table:style-name="ce60" office:value-type="float" office:value="6.928398" calcext:value-type="float">
            <text:p>6.928</text:p>
          </table:table-cell>
          <table:table-cell table:style-name="ce60" office:value-type="float" office:value="6.947197" calcext:value-type="float">
            <text:p>6.947</text:p>
          </table:table-cell>
          <table:table-cell table:style-name="ce60" office:value-type="float" office:value="6.936525" calcext:value-type="float">
            <text:p>6.937</text:p>
          </table:table-cell>
          <table:table-cell table:formula="of:=AVERAGE([.J27:.N27])" office:value-type="float" office:value="6.9384918" calcext:value-type="float">
            <text:p>6.938</text:p>
          </table:table-cell>
          <table:table-cell table:formula="of:=STDEV([.J27:.N27])" office:value-type="float" office:value="0.00871661406166441" calcext:value-type="float">
            <text:p>0.0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697961" calcext:value-type="float">
            <text:p>8.698</text:p>
          </table:table-cell>
          <table:table-cell office:value-type="float" office:value="8.688136" calcext:value-type="float">
            <text:p>8.688</text:p>
          </table:table-cell>
          <table:table-cell office:value-type="float" office:value="8.701182" calcext:value-type="float">
            <text:p>8.701</text:p>
          </table:table-cell>
          <table:table-cell office:value-type="float" office:value="8.72522" calcext:value-type="float">
            <text:p>8.725</text:p>
          </table:table-cell>
          <table:table-cell office:value-type="float" office:value="8.734355" calcext:value-type="float">
            <text:p>8.734</text:p>
          </table:table-cell>
          <table:table-cell table:formula="of:=AVERAGE([.B28:.F28])" office:value-type="float" office:value="8.7093708" calcext:value-type="float">
            <text:p>8.709</text:p>
          </table:table-cell>
          <table:table-cell table:formula="of:=STDEV([.B28:.F28])" office:value-type="float" office:value="0.0195164296350541" calcext:value-type="float">
            <text:p>0.020</text:p>
          </table:table-cell>
          <table:table-cell/>
          <table:table-cell table:style-name="ce60" office:value-type="float" office:value="7.843964" calcext:value-type="float">
            <text:p>7.844</text:p>
          </table:table-cell>
          <table:table-cell table:style-name="ce60" office:value-type="float" office:value="7.752844" calcext:value-type="float">
            <text:p>7.753</text:p>
          </table:table-cell>
          <table:table-cell table:style-name="ce60" office:value-type="float" office:value="7.709641" calcext:value-type="float">
            <text:p>7.710</text:p>
          </table:table-cell>
          <table:table-cell table:style-name="ce60" office:value-type="float" office:value="7.613626" calcext:value-type="float">
            <text:p>7.614</text:p>
          </table:table-cell>
          <table:table-cell table:style-name="ce60" office:value-type="float" office:value="7.72663" calcext:value-type="float">
            <text:p>7.727</text:p>
          </table:table-cell>
          <table:table-cell table:formula="of:=AVERAGE([.J28:.N28])" office:value-type="float" office:value="7.729341" calcext:value-type="float">
            <text:p>7.729</text:p>
          </table:table-cell>
          <table:table-cell table:formula="of:=STDEV([.J28:.N28])" office:value-type="float" office:value="0.0828797681644923" calcext:value-type="float">
            <text:p>0.08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1.063835" calcext:value-type="float">
            <text:p>1.064</text:p>
          </table:table-cell>
          <table:table-cell office:value-type="float" office:value="1.065339" calcext:value-type="float">
            <text:p>1.065</text:p>
          </table:table-cell>
          <table:table-cell office:value-type="float" office:value="1.065547" calcext:value-type="float">
            <text:p>1.066</text:p>
          </table:table-cell>
          <table:table-cell table:number-columns-repeated="2"/>
          <table:table-cell table:formula="of:=AVERAGE([.B34:.F34])" office:value-type="float" office:value="1.064907" calcext:value-type="float">
            <text:p>1.065</text:p>
          </table:table-cell>
          <table:table-cell table:formula="of:=STDEV([.B34:.F34])" office:value-type="float" office:value="0.000934186276927646" calcext:value-type="float">
            <text:p>0.001</text:p>
          </table:table-cell>
          <table:table-cell table:style-name="ce1"/>
          <table:table-cell office:value-type="float" office:value="1.08008" calcext:value-type="float">
            <text:p>1.080</text:p>
          </table:table-cell>
          <table:table-cell office:value-type="float" office:value="1.06573" calcext:value-type="float">
            <text:p>1.066</text:p>
          </table:table-cell>
          <table:table-cell office:value-type="float" office:value="1.065647" calcext:value-type="float">
            <text:p>1.066</text:p>
          </table:table-cell>
          <table:table-cell office:value-type="float" office:value="1.082506" calcext:value-type="float">
            <text:p>1.083</text:p>
          </table:table-cell>
          <table:table-cell office:value-type="float" office:value="1.065014" calcext:value-type="float">
            <text:p>1.065</text:p>
          </table:table-cell>
          <table:table-cell table:formula="of:=AVERAGE([.J34:.N34])" office:value-type="float" office:value="1.0717954" calcext:value-type="float">
            <text:p>1.072</text:p>
          </table:table-cell>
          <table:table-cell table:formula="of:=STDEV([.J34:.N34])" office:value-type="float" office:value="0.00871680611233264" calcext:value-type="float">
            <text:p>0.009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office:value-type="float" office:value="4.295508" calcext:value-type="float">
            <text:p>4.296</text:p>
          </table:table-cell>
          <table:table-cell office:value-type="float" office:value="4.272252" calcext:value-type="float">
            <text:p>4.272</text:p>
          </table:table-cell>
          <table:table-cell office:value-type="float" office:value="4.298601" calcext:value-type="float">
            <text:p>4.299</text:p>
          </table:table-cell>
          <table:table-cell table:number-columns-repeated="2"/>
          <table:table-cell table:formula="of:=AVERAGE([.B35:.F35])" office:value-type="float" office:value="4.288787" calcext:value-type="float">
            <text:p>4.289</text:p>
          </table:table-cell>
          <table:table-cell table:formula="of:=STDEV([.B35:.F35])" office:value-type="float" office:value="0.0144029972922304" calcext:value-type="float">
            <text:p>0.014</text:p>
          </table:table-cell>
          <table:table-cell table:style-name="ce1"/>
          <table:table-cell office:value-type="float" office:value="1.218404" calcext:value-type="float">
            <text:p>1.218</text:p>
          </table:table-cell>
          <table:table-cell office:value-type="float" office:value="1.219463" calcext:value-type="float">
            <text:p>1.219</text:p>
          </table:table-cell>
          <table:table-cell office:value-type="float" office:value="1.239317" calcext:value-type="float">
            <text:p>1.239</text:p>
          </table:table-cell>
          <table:table-cell office:value-type="float" office:value="1.222326" calcext:value-type="float">
            <text:p>1.222</text:p>
          </table:table-cell>
          <table:table-cell office:value-type="float" office:value="1.246355" calcext:value-type="float">
            <text:p>1.246</text:p>
          </table:table-cell>
          <table:table-cell table:formula="of:=AVERAGE([.J35:.N35])" office:value-type="float" office:value="1.229173" calcext:value-type="float">
            <text:p>1.229</text:p>
          </table:table-cell>
          <table:table-cell table:formula="of:=STDEV([.J35:.N35])" office:value-type="float" office:value="0.0127990109969481" calcext:value-type="float">
            <text:p>0.013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office:value-type="float" office:value="8.514009" calcext:value-type="float">
            <text:p>8.514</text:p>
          </table:table-cell>
          <table:table-cell office:value-type="float" office:value="8.563596" calcext:value-type="float">
            <text:p>8.564</text:p>
          </table:table-cell>
          <table:table-cell office:value-type="float" office:value="8.51028" calcext:value-type="float">
            <text:p>8.510</text:p>
          </table:table-cell>
          <table:table-cell table:number-columns-repeated="2"/>
          <table:table-cell table:formula="of:=AVERAGE([.B36:.F36])" office:value-type="float" office:value="8.529295" calcext:value-type="float">
            <text:p>8.529</text:p>
          </table:table-cell>
          <table:table-cell table:formula="of:=STDEV([.B36:.F36])" office:value-type="float" office:value="0.029763993532455" calcext:value-type="float">
            <text:p>0.030</text:p>
          </table:table-cell>
          <table:table-cell table:style-name="ce1"/>
          <table:table-cell office:value-type="float" office:value="2.436236" calcext:value-type="float">
            <text:p>2.436</text:p>
          </table:table-cell>
          <table:table-cell office:value-type="float" office:value="2.458069" calcext:value-type="float">
            <text:p>2.458</text:p>
          </table:table-cell>
          <table:table-cell office:value-type="float" office:value="2.434852" calcext:value-type="float">
            <text:p>2.435</text:p>
          </table:table-cell>
          <table:table-cell office:value-type="float" office:value="2.477212" calcext:value-type="float">
            <text:p>2.477</text:p>
          </table:table-cell>
          <table:table-cell office:value-type="float" office:value="2.439334" calcext:value-type="float">
            <text:p>2.439</text:p>
          </table:table-cell>
          <table:table-cell table:formula="of:=AVERAGE([.J36:.N36])" office:value-type="float" office:value="2.4491406" calcext:value-type="float">
            <text:p>2.449</text:p>
          </table:table-cell>
          <table:table-cell table:formula="of:=STDEV([.J36:.N36])" office:value-type="float" office:value="0.0182659657505427" calcext:value-type="float">
            <text:p>0.018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17.116902" calcext:value-type="float">
            <text:p>17.117</text:p>
          </table:table-cell>
          <table:table-cell office:value-type="float" office:value="17.118207" calcext:value-type="float">
            <text:p>17.118</text:p>
          </table:table-cell>
          <table:table-cell office:value-type="float" office:value="17.060161" calcext:value-type="float">
            <text:p>17.060</text:p>
          </table:table-cell>
          <table:table-cell table:number-columns-repeated="2"/>
          <table:table-cell table:formula="of:=AVERAGE([.B37:.F37])" office:value-type="float" office:value="17.0984233333333" calcext:value-type="float">
            <text:p>17.098</text:p>
          </table:table-cell>
          <table:table-cell table:formula="of:=STDEV([.B37:.F37])" office:value-type="float" office:value="0.0331425763985441" calcext:value-type="float">
            <text:p>0.033</text:p>
          </table:table-cell>
          <table:table-cell table:style-name="ce1"/>
          <table:table-cell office:value-type="float" office:value="4.921985" calcext:value-type="float">
            <text:p>4.922</text:p>
          </table:table-cell>
          <table:table-cell office:value-type="float" office:value="4.920797" calcext:value-type="float">
            <text:p>4.921</text:p>
          </table:table-cell>
          <table:table-cell office:value-type="float" office:value="4.877647" calcext:value-type="float">
            <text:p>4.878</text:p>
          </table:table-cell>
          <table:table-cell office:value-type="float" office:value="4.895063" calcext:value-type="float">
            <text:p>4.895</text:p>
          </table:table-cell>
          <table:table-cell office:value-type="float" office:value="4.922062" calcext:value-type="float">
            <text:p>4.922</text:p>
          </table:table-cell>
          <table:table-cell table:formula="of:=AVERAGE([.J37:.N37])" office:value-type="float" office:value="4.9075108" calcext:value-type="float">
            <text:p>4.908</text:p>
          </table:table-cell>
          <table:table-cell table:formula="of:=STDEV([.J37:.N37])" office:value-type="float" office:value="0.0202765706715906" calcext:value-type="float">
            <text:p>0.020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34.217783" calcext:value-type="float">
            <text:p>34.218</text:p>
          </table:table-cell>
          <table:table-cell office:value-type="float" office:value="34.258947" calcext:value-type="float">
            <text:p>34.259</text:p>
          </table:table-cell>
          <table:table-cell office:value-type="float" office:value="34.259259" calcext:value-type="float">
            <text:p>34.259</text:p>
          </table:table-cell>
          <table:table-cell table:number-columns-repeated="2"/>
          <table:table-cell table:formula="of:=AVERAGE([.B38:.F38])" office:value-type="float" office:value="34.2453296666667" calcext:value-type="float">
            <text:p>34.245</text:p>
          </table:table-cell>
          <table:table-cell table:formula="of:=STDEV([.B38:.F38])" office:value-type="float" office:value="0.0238566231754077" calcext:value-type="float">
            <text:p>0.024</text:p>
          </table:table-cell>
          <table:table-cell table:style-name="ce1"/>
          <table:table-cell office:value-type="float" office:value="9.784618" calcext:value-type="float">
            <text:p>9.785</text:p>
          </table:table-cell>
          <table:table-cell office:value-type="float" office:value="9.849835" calcext:value-type="float">
            <text:p>9.850</text:p>
          </table:table-cell>
          <table:table-cell office:value-type="float" office:value="9.880671" calcext:value-type="float">
            <text:p>9.881</text:p>
          </table:table-cell>
          <table:table-cell office:value-type="float" office:value="9.844129" calcext:value-type="float">
            <text:p>9.844</text:p>
          </table:table-cell>
          <table:table-cell office:value-type="float" office:value="9.799328" calcext:value-type="float">
            <text:p>9.799</text:p>
          </table:table-cell>
          <table:table-cell table:formula="of:=AVERAGE([.J38:.N38])" office:value-type="float" office:value="9.8317162" calcext:value-type="float">
            <text:p>9.832</text:p>
          </table:table-cell>
          <table:table-cell table:formula="of:=STDEV([.J38:.N38])" office:value-type="float" office:value="0.0391987783699953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612586" calcext:value-type="float">
            <text:p>51.613</text:p>
          </table:table-cell>
          <table:table-cell office:value-type="float" office:value="51.467276" calcext:value-type="float">
            <text:p>51.467</text:p>
          </table:table-cell>
          <table:table-cell table:number-columns-repeated="3"/>
          <table:table-cell table:formula="of:=AVERAGE([.B39:.F39])" office:value-type="float" office:value="51.539931" calcext:value-type="float">
            <text:p>51.540</text:p>
          </table:table-cell>
          <table:table-cell table:formula="of:=STDEV([.B39:.F39])" office:value-type="float" office:value="0.102749686374219" calcext:value-type="float">
            <text:p>0.103</text:p>
          </table:table-cell>
          <table:table-cell table:style-name="ce1"/>
          <table:table-cell office:value-type="float" office:value="14.789333" calcext:value-type="float">
            <text:p>14.789</text:p>
          </table:table-cell>
          <table:table-cell office:value-type="float" office:value="14.774031" calcext:value-type="float">
            <text:p>14.774</text:p>
          </table:table-cell>
          <table:table-cell office:value-type="float" office:value="14.762001" calcext:value-type="float">
            <text:p>14.762</text:p>
          </table:table-cell>
          <table:table-cell office:value-type="float" office:value="14.791623" calcext:value-type="float">
            <text:p>14.792</text:p>
          </table:table-cell>
          <table:table-cell office:value-type="float" office:value="14.756096" calcext:value-type="float">
            <text:p>14.756</text:p>
          </table:table-cell>
          <table:table-cell table:formula="of:=AVERAGE([.J39:.N39])" office:value-type="float" office:value="14.7746168" calcext:value-type="float">
            <text:p>14.775</text:p>
          </table:table-cell>
          <table:table-cell table:formula="of:=STDEV([.J39:.N39])" office:value-type="float" office:value="0.0158768619758439" calcext:value-type="float">
            <text:p>0.01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.746907" calcext:value-type="float">
            <text:p>68.747</text:p>
          </table:table-cell>
          <table:table-cell office:value-type="float" office:value="68.885042" calcext:value-type="float">
            <text:p>68.885</text:p>
          </table:table-cell>
          <table:table-cell table:number-columns-repeated="3"/>
          <table:table-cell table:formula="of:=AVERAGE([.B40:.F40])" office:value-type="float" office:value="68.8159745" calcext:value-type="float">
            <text:p>68.816</text:p>
          </table:table-cell>
          <table:table-cell table:formula="of:=STDEV([.B40:.F40])" office:value-type="float" office:value="0.0976761952192076" calcext:value-type="float">
            <text:p>0.098</text:p>
          </table:table-cell>
          <table:table-cell table:style-name="ce1"/>
          <table:table-cell office:value-type="float" office:value="19.746737" calcext:value-type="float">
            <text:p>19.747</text:p>
          </table:table-cell>
          <table:table-cell office:value-type="float" office:value="19.707465" calcext:value-type="float">
            <text:p>19.707</text:p>
          </table:table-cell>
          <table:table-cell office:value-type="float" office:value="19.698835" calcext:value-type="float">
            <text:p>19.699</text:p>
          </table:table-cell>
          <table:table-cell office:value-type="float" office:value="19.825386" calcext:value-type="float">
            <text:p>19.825</text:p>
          </table:table-cell>
          <table:table-cell office:value-type="float" office:value="19.710756" calcext:value-type="float">
            <text:p>19.711</text:p>
          </table:table-cell>
          <table:table-cell table:formula="of:=AVERAGE([.J40:.N40])" office:value-type="float" office:value="19.7378358" calcext:value-type="float">
            <text:p>19.738</text:p>
          </table:table-cell>
          <table:table-cell table:formula="of:=STDEV([.J40:.N40])" office:value-type="float" office:value="0.0522518715999734" calcext:value-type="float">
            <text:p>0.05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007166" calcext:value-type="float">
            <text:p>86.007</text:p>
          </table:table-cell>
          <table:table-cell office:value-type="float" office:value="86.310147" calcext:value-type="float">
            <text:p>86.310</text:p>
          </table:table-cell>
          <table:table-cell table:number-columns-repeated="3"/>
          <table:table-cell table:formula="of:=AVERAGE([.B41:.F41])" office:value-type="float" office:value="86.1586565" calcext:value-type="float">
            <text:p>86.159</text:p>
          </table:table-cell>
          <table:table-cell table:formula="of:=STDEV([.B41:.F41])" office:value-type="float" office:value="0.214239919670683" calcext:value-type="float">
            <text:p>0.214</text:p>
          </table:table-cell>
          <table:table-cell table:style-name="ce1"/>
          <table:table-cell office:value-type="float" office:value="24.650947" calcext:value-type="float">
            <text:p>24.651</text:p>
          </table:table-cell>
          <table:table-cell office:value-type="float" office:value="24.673115" calcext:value-type="float">
            <text:p>24.673</text:p>
          </table:table-cell>
          <table:table-cell office:value-type="float" office:value="24.781859" calcext:value-type="float">
            <text:p>24.782</text:p>
          </table:table-cell>
          <table:table-cell office:value-type="float" office:value="24.719215" calcext:value-type="float">
            <text:p>24.719</text:p>
          </table:table-cell>
          <table:table-cell office:value-type="float" office:value="24.768937" calcext:value-type="float">
            <text:p>24.769</text:p>
          </table:table-cell>
          <table:table-cell table:formula="of:=AVERAGE([.J41:.N41])" office:value-type="float" office:value="24.7188146" calcext:value-type="float">
            <text:p>24.719</text:p>
          </table:table-cell>
          <table:table-cell table:formula="of:=STDEV([.J41:.N41])" office:value-type="float" office:value="0.0574053051625032" calcext:value-type="float">
            <text:p>0.057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08024" calcext:value-type="float">
            <text:p>103.708</text:p>
          </table:table-cell>
          <table:table-cell office:value-type="float" office:value="103.679648" calcext:value-type="float">
            <text:p>103.680</text:p>
          </table:table-cell>
          <table:table-cell/>
          <table:table-cell table:style-name="Default" table:number-columns-repeated="2"/>
          <table:table-cell table:formula="of:=AVERAGE([.B42:.F42])" office:value-type="float" office:value="103.693836" calcext:value-type="float">
            <text:p>103.694</text:p>
          </table:table-cell>
          <table:table-cell table:formula="of:=STDEV([.B42:.F42])" office:value-type="float" office:value="0.0200648620229455" calcext:value-type="float">
            <text:p>0.020</text:p>
          </table:table-cell>
          <table:table-cell/>
          <table:table-cell table:style-name="ce60" office:value-type="float" office:value="29.760987" calcext:value-type="float">
            <text:p>29.761</text:p>
          </table:table-cell>
          <table:table-cell table:style-name="ce60" office:value-type="float" office:value="29.79487" calcext:value-type="float">
            <text:p>29.795</text:p>
          </table:table-cell>
          <table:table-cell table:style-name="ce60" office:value-type="float" office:value="29.826954" calcext:value-type="float">
            <text:p>29.827</text:p>
          </table:table-cell>
          <table:table-cell table:style-name="ce60" office:value-type="float" office:value="29.703045" calcext:value-type="float">
            <text:p>29.703</text:p>
          </table:table-cell>
          <table:table-cell table:style-name="ce60" office:value-type="float" office:value="29.779914" calcext:value-type="float">
            <text:p>29.780</text:p>
          </table:table-cell>
          <table:table-cell table:formula="of:=AVERAGE([.J42:.N42])" office:value-type="float" office:value="29.773154" calcext:value-type="float">
            <text:p>29.773</text:p>
          </table:table-cell>
          <table:table-cell table:formula="of:=STDEV([.J42:.N42])" office:value-type="float" office:value="0.0460299631381564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5825" calcext:value-type="float">
            <text:p>121.076</text:p>
          </table:table-cell>
          <table:table-cell office:value-type="float" office:value="121.098598" calcext:value-type="float">
            <text:p>121.099</text:p>
          </table:table-cell>
          <table:table-cell/>
          <table:table-cell table:style-name="Default" table:number-columns-repeated="2"/>
          <table:table-cell table:formula="of:=AVERAGE([.B43:.F43])" office:value-type="float" office:value="121.0872115" calcext:value-type="float">
            <text:p>121.087</text:p>
          </table:table-cell>
          <table:table-cell table:formula="of:=STDEV([.B43:.F43])" office:value-type="float" office:value="0.0161029427279618" calcext:value-type="float">
            <text:p>0.016</text:p>
          </table:table-cell>
          <table:table-cell/>
          <table:table-cell table:style-name="ce60" office:value-type="float" office:value="34.808224" calcext:value-type="float">
            <text:p>34.808</text:p>
          </table:table-cell>
          <table:table-cell table:style-name="ce60" office:value-type="float" office:value="34.855614" calcext:value-type="float">
            <text:p>34.856</text:p>
          </table:table-cell>
          <table:table-cell table:style-name="ce60" office:value-type="float" office:value="34.770745" calcext:value-type="float">
            <text:p>34.771</text:p>
          </table:table-cell>
          <table:table-cell table:style-name="ce60" office:value-type="float" office:value="34.729738" calcext:value-type="float">
            <text:p>34.730</text:p>
          </table:table-cell>
          <table:table-cell table:style-name="ce60" office:value-type="float" office:value="34.795192" calcext:value-type="float">
            <text:p>34.795</text:p>
          </table:table-cell>
          <table:table-cell table:formula="of:=AVERAGE([.J43:.N43])" office:value-type="float" office:value="34.7919026" calcext:value-type="float">
            <text:p>34.792</text:p>
          </table:table-cell>
          <table:table-cell table:formula="of:=STDEV([.J43:.N43])" office:value-type="float" office:value="0.0464984738222687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608518" calcext:value-type="float">
            <text:p>138.609</text:p>
          </table:table-cell>
          <table:table-cell table:number-columns-repeated="2"/>
          <table:table-cell table:style-name="Default" table:number-columns-repeated="2"/>
          <table:table-cell table:formula="of:=AVERAGE([.B44:.F44])" office:value-type="float" office:value="138.608518" calcext:value-type="float">
            <text:p>138.609</text:p>
          </table:table-cell>
          <table:table-cell table:formula="of:=STDEV([.B44:.F44])" office:value-type="string" office:string-value="" calcext:value-type="error">
            <text:p>#DIV/0!</text:p>
          </table:table-cell>
          <table:table-cell/>
          <table:table-cell table:style-name="ce60" office:value-type="float" office:value="39.926543" calcext:value-type="float">
            <text:p>39.927</text:p>
          </table:table-cell>
          <table:table-cell table:style-name="ce60" office:value-type="float" office:value="39.914022" calcext:value-type="float">
            <text:p>39.914</text:p>
          </table:table-cell>
          <table:table-cell table:style-name="ce60" office:value-type="float" office:value="39.926688" calcext:value-type="float">
            <text:p>39.927</text:p>
          </table:table-cell>
          <table:table-cell table:style-name="ce60" office:value-type="float" office:value="39.891163" calcext:value-type="float">
            <text:p>39.891</text:p>
          </table:table-cell>
          <table:table-cell table:style-name="ce60" office:value-type="float" office:value="39.857712" calcext:value-type="float">
            <text:p>39.858</text:p>
          </table:table-cell>
          <table:table-cell table:formula="of:=AVERAGE([.J44:.N44])" office:value-type="float" office:value="39.9032256" calcext:value-type="float">
            <text:p>39.903</text:p>
          </table:table-cell>
          <table:table-cell table:formula="of:=STDEV([.J44:.N44])" office:value-type="float" office:value="0.0292734594522077" calcext:value-type="float">
            <text:p>0.029</text:p>
          </table:table-cell>
          <table:table-cell table:number-columns-repeated="9"/>
        </table:table-row>
      </table:table>
      <table:table table:name="Parallel Attestation (new)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default-cell-style-name="ce60"/>
        <table:table-column table:style-name="co12" table:number-columns-repeated="2" table:default-cell-style-name="ce3"/>
        <table:table-column table:style-name="co14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2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83883" calcext:value-type="float">
            <text:p>0.084</text:p>
          </table:table-cell>
          <table:table-cell table:style-name="ce3" office:value-type="float" office:value="0.083725" calcext:value-type="float">
            <text:p>0.084</text:p>
          </table:table-cell>
          <table:table-cell table:style-name="ce3" office:value-type="float" office:value="0.058915" calcext:value-type="float">
            <text:p>0.059</text:p>
          </table:table-cell>
          <table:table-cell table:style-name="ce3" office:value-type="float" office:value="0.063916" calcext:value-type="float">
            <text:p>0.064</text:p>
          </table:table-cell>
          <table:table-cell table:style-name="ce3" office:value-type="float" office:value="0.082965" calcext:value-type="float">
            <text:p>0.083</text:p>
          </table:table-cell>
          <table:table-cell table:formula="of:=AVERAGE([.B5:.F5])" office:value-type="float" office:value="0.0746808" calcext:value-type="float">
            <text:p>0.075</text:p>
          </table:table-cell>
          <table:table-cell table:formula="of:=STDEV([.B5:.F5])" office:value-type="float" office:value="0.0122428282761787" calcext:value-type="float">
            <text:p>0.012</text:p>
          </table:table-cell>
          <table:table-cell/>
          <table:table-cell table:style-name="ce3" office:value-type="float" office:value="0.06288" calcext:value-type="float">
            <text:p>0.063</text:p>
          </table:table-cell>
          <table:table-cell table:style-name="ce3" office:value-type="float" office:value="0.083769" calcext:value-type="float">
            <text:p>0.084</text:p>
          </table:table-cell>
          <table:table-cell table:style-name="ce3" office:value-type="float" office:value="0.065042" calcext:value-type="float">
            <text:p>0.065</text:p>
          </table:table-cell>
          <table:table-cell table:style-name="ce3" office:value-type="float" office:value="0.084638" calcext:value-type="float">
            <text:p>0.085</text:p>
          </table:table-cell>
          <table:table-cell table:style-name="ce3" office:value-type="float" office:value="0.08301" calcext:value-type="float">
            <text:p>0.083</text:p>
          </table:table-cell>
          <table:table-cell table:formula="of:=AVERAGE([.J5:.N5])" office:value-type="float" office:value="0.0758678" calcext:value-type="float">
            <text:p>0.076</text:p>
          </table:table-cell>
          <table:table-cell table:formula="of:=STDEV([.J5:.N5])" office:value-type="float" office:value="0.0109114307586127" calcext:value-type="float">
            <text:p>0.011</text:p>
          </table:table-cell>
          <table:table-cell/>
          <table:table-cell table:style-name="ce3" office:value-type="float" office:value="0.085532" calcext:value-type="float">
            <text:p>0.086</text:p>
          </table:table-cell>
          <table:table-cell table:style-name="ce3" office:value-type="float" office:value="0.080678" calcext:value-type="float">
            <text:p>0.081</text:p>
          </table:table-cell>
          <table:table-cell table:style-name="ce3" office:value-type="float" office:value="0.059176" calcext:value-type="float">
            <text:p>0.059</text:p>
          </table:table-cell>
          <table:table-cell table:style-name="ce3" office:value-type="float" office:value="0.062864" calcext:value-type="float">
            <text:p>0.063</text:p>
          </table:table-cell>
          <table:table-cell table:style-name="ce3" office:value-type="float" office:value="0.064467" calcext:value-type="float">
            <text:p>0.064</text:p>
          </table:table-cell>
          <table:table-cell table:formula="of:=AVERAGE([.R5:.V5])" office:value-type="float" office:value="0.0705434" calcext:value-type="float">
            <text:p>0.071</text:p>
          </table:table-cell>
          <table:table-cell table:formula="of:=STDEV([.R5:.V5])" office:value-type="float" office:value="0.011752466243304" calcext:value-type="float">
            <text:p>0.01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76139" calcext:value-type="float">
            <text:p>0.876</text:p>
          </table:table-cell>
          <table:table-cell table:style-name="ce3" office:value-type="float" office:value="0.875769" calcext:value-type="float">
            <text:p>0.876</text:p>
          </table:table-cell>
          <table:table-cell table:style-name="ce3" office:value-type="float" office:value="0.879087" calcext:value-type="float">
            <text:p>0.879</text:p>
          </table:table-cell>
          <table:table-cell table:style-name="ce3" office:value-type="float" office:value="0.873876" calcext:value-type="float">
            <text:p>0.874</text:p>
          </table:table-cell>
          <table:table-cell table:style-name="ce3" office:value-type="float" office:value="0.872789" calcext:value-type="float">
            <text:p>0.873</text:p>
          </table:table-cell>
          <table:table-cell table:formula="of:=AVERAGE([.B6:.F6])" office:value-type="float" office:value="0.875532" calcext:value-type="float">
            <text:p>0.876</text:p>
          </table:table-cell>
          <table:table-cell table:formula="of:=STDEV([.B6:.F6])" office:value-type="float" office:value="0.00241500662524971" calcext:value-type="float">
            <text:p>0.002</text:p>
          </table:table-cell>
          <table:table-cell/>
          <table:table-cell table:style-name="ce3" office:value-type="float" office:value="0.840923" calcext:value-type="float">
            <text:p>0.841</text:p>
          </table:table-cell>
          <table:table-cell table:style-name="ce3" office:value-type="float" office:value="0.858853" calcext:value-type="float">
            <text:p>0.859</text:p>
          </table:table-cell>
          <table:table-cell table:style-name="ce3" office:value-type="float" office:value="0.839629" calcext:value-type="float">
            <text:p>0.840</text:p>
          </table:table-cell>
          <table:table-cell table:style-name="ce3" office:value-type="float" office:value="0.836192" calcext:value-type="float">
            <text:p>0.836</text:p>
          </table:table-cell>
          <table:table-cell table:style-name="ce3" office:value-type="float" office:value="0.839407" calcext:value-type="float">
            <text:p>0.839</text:p>
          </table:table-cell>
          <table:table-cell table:formula="of:=AVERAGE([.J6:.N6])" office:value-type="float" office:value="0.8430008" calcext:value-type="float">
            <text:p>0.843</text:p>
          </table:table-cell>
          <table:table-cell table:formula="of:=STDEV([.J6:.N6])" office:value-type="float" office:value="0.00903124699031092" calcext:value-type="float">
            <text:p>0.009</text:p>
          </table:table-cell>
          <table:table-cell/>
          <table:table-cell table:style-name="ce3" office:value-type="float" office:value="0.835408" calcext:value-type="float">
            <text:p>0.835</text:p>
          </table:table-cell>
          <table:table-cell table:style-name="ce3" office:value-type="float" office:value="0.83891" calcext:value-type="float">
            <text:p>0.839</text:p>
          </table:table-cell>
          <table:table-cell table:style-name="ce3" office:value-type="float" office:value="0.839249" calcext:value-type="float">
            <text:p>0.839</text:p>
          </table:table-cell>
          <table:table-cell table:style-name="ce3" office:value-type="float" office:value="0.834801" calcext:value-type="float">
            <text:p>0.835</text:p>
          </table:table-cell>
          <table:table-cell table:style-name="ce3" office:value-type="float" office:value="0.839317" calcext:value-type="float">
            <text:p>0.839</text:p>
          </table:table-cell>
          <table:table-cell table:formula="of:=AVERAGE([.R6:.V6])" office:value-type="float" office:value="0.837537" calcext:value-type="float">
            <text:p>0.838</text:p>
          </table:table-cell>
          <table:table-cell table:formula="of:=STDEV([.R6:.V6])" office:value-type="float" office:value="0.00223622505575801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745502" calcext:value-type="float">
            <text:p>1.746</text:p>
          </table:table-cell>
          <table:table-cell table:style-name="ce3" office:value-type="float" office:value="1.744816" calcext:value-type="float">
            <text:p>1.745</text:p>
          </table:table-cell>
          <table:table-cell table:style-name="ce3" office:value-type="float" office:value="1.750169" calcext:value-type="float">
            <text:p>1.750</text:p>
          </table:table-cell>
          <table:table-cell table:style-name="ce3" office:value-type="float" office:value="1.753529" calcext:value-type="float">
            <text:p>1.754</text:p>
          </table:table-cell>
          <table:table-cell table:style-name="ce3" office:value-type="float" office:value="1.747603" calcext:value-type="float">
            <text:p>1.748</text:p>
          </table:table-cell>
          <table:table-cell table:formula="of:=AVERAGE([.B7:.F7])" office:value-type="float" office:value="1.7483238" calcext:value-type="float">
            <text:p>1.748</text:p>
          </table:table-cell>
          <table:table-cell table:formula="of:=STDEV([.B7:.F7])" office:value-type="float" office:value="0.00358069961041132" calcext:value-type="float">
            <text:p>0.004</text:p>
          </table:table-cell>
          <table:table-cell/>
          <table:table-cell table:style-name="ce3" office:value-type="float" office:value="1.670317" calcext:value-type="float">
            <text:p>1.670</text:p>
          </table:table-cell>
          <table:table-cell table:style-name="ce3" office:value-type="float" office:value="1.672839" calcext:value-type="float">
            <text:p>1.673</text:p>
          </table:table-cell>
          <table:table-cell table:style-name="ce3" office:value-type="float" office:value="1.664803" calcext:value-type="float">
            <text:p>1.665</text:p>
          </table:table-cell>
          <table:table-cell table:style-name="ce3" office:value-type="float" office:value="1.668309" calcext:value-type="float">
            <text:p>1.668</text:p>
          </table:table-cell>
          <table:table-cell table:style-name="ce3" office:value-type="float" office:value="1.67632" calcext:value-type="float">
            <text:p>1.676</text:p>
          </table:table-cell>
          <table:table-cell table:formula="of:=AVERAGE([.J7:.N7])" office:value-type="float" office:value="1.6705176" calcext:value-type="float">
            <text:p>1.671</text:p>
          </table:table-cell>
          <table:table-cell table:formula="of:=STDEV([.J7:.N7])" office:value-type="float" office:value="0.00437697244679472" calcext:value-type="float">
            <text:p>0.004</text:p>
          </table:table-cell>
          <table:table-cell/>
          <table:table-cell table:style-name="ce3" office:value-type="float" office:value="1.676543" calcext:value-type="float">
            <text:p>1.677</text:p>
          </table:table-cell>
          <table:table-cell table:style-name="ce3" office:value-type="float" office:value="1.671931" calcext:value-type="float">
            <text:p>1.672</text:p>
          </table:table-cell>
          <table:table-cell table:style-name="ce3" office:value-type="float" office:value="1.680027" calcext:value-type="float">
            <text:p>1.680</text:p>
          </table:table-cell>
          <table:table-cell table:style-name="ce3" office:value-type="float" office:value="1.68246" calcext:value-type="float">
            <text:p>1.682</text:p>
          </table:table-cell>
          <table:table-cell table:style-name="ce3" office:value-type="float" office:value="1.68509" calcext:value-type="float">
            <text:p>1.685</text:p>
          </table:table-cell>
          <table:table-cell table:formula="of:=AVERAGE([.R7:.V7])" office:value-type="float" office:value="1.6792102" calcext:value-type="float">
            <text:p>1.679</text:p>
          </table:table-cell>
          <table:table-cell table:formula="of:=STDEV([.R7:.V7])" office:value-type="float" office:value="0.0051454134624926" calcext:value-type="float">
            <text:p>0.0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574" calcext:value-type="float">
            <text:p>2.616</text:p>
          </table:table-cell>
          <table:table-cell office:value-type="float" office:value="2.610772" calcext:value-type="float">
            <text:p>2.611</text:p>
          </table:table-cell>
          <table:table-cell office:value-type="float" office:value="2.620554" calcext:value-type="float">
            <text:p>2.621</text:p>
          </table:table-cell>
          <table:table-cell office:value-type="float" office:value="2.613334" calcext:value-type="float">
            <text:p>2.613</text:p>
          </table:table-cell>
          <table:table-cell office:value-type="float" office:value="2.607687" calcext:value-type="float">
            <text:p>2.608</text:p>
          </table:table-cell>
          <table:table-cell table:formula="of:=AVERAGE([.B8:.F8])" office:value-type="float" office:value="2.6136174" calcext:value-type="float">
            <text:p>2.614</text:p>
          </table:table-cell>
          <table:table-cell table:formula="of:=STDEV([.B8:.F8])" office:value-type="float" office:value="0.00489816575873048" calcext:value-type="float">
            <text:p>0.005</text:p>
          </table:table-cell>
          <table:table-cell/>
          <table:table-cell office:value-type="float" office:value="2.514013" calcext:value-type="float">
            <text:p>2.514</text:p>
          </table:table-cell>
          <table:table-cell office:value-type="float" office:value="2.499496" calcext:value-type="float">
            <text:p>2.499</text:p>
          </table:table-cell>
          <table:table-cell office:value-type="float" office:value="2.512817" calcext:value-type="float">
            <text:p>2.513</text:p>
          </table:table-cell>
          <table:table-cell office:value-type="float" office:value="2.505363" calcext:value-type="float">
            <text:p>2.505</text:p>
          </table:table-cell>
          <table:table-cell table:style-name="ce1" office:value-type="float" office:value="2.517847" calcext:value-type="float">
            <text:p>2.518</text:p>
          </table:table-cell>
          <table:table-cell table:formula="of:=AVERAGE([.J8:.N8])" office:value-type="float" office:value="2.5099072" calcext:value-type="float">
            <text:p>2.510</text:p>
          </table:table-cell>
          <table:table-cell table:formula="of:=STDEV([.J8:.N8])" office:value-type="float" office:value="0.00737237737775257" calcext:value-type="float">
            <text:p>0.007</text:p>
          </table:table-cell>
          <table:table-cell/>
          <table:table-cell office:value-type="float" office:value="2.515329" calcext:value-type="float">
            <text:p>2.515</text:p>
          </table:table-cell>
          <table:table-cell office:value-type="float" office:value="2.508493" calcext:value-type="float">
            <text:p>2.508</text:p>
          </table:table-cell>
          <table:table-cell office:value-type="float" office:value="2.519853" calcext:value-type="float">
            <text:p>2.520</text:p>
          </table:table-cell>
          <table:table-cell office:value-type="float" office:value="2.53575" calcext:value-type="float">
            <text:p>2.536</text:p>
          </table:table-cell>
          <table:table-cell office:value-type="float" office:value="2.505696" calcext:value-type="float">
            <text:p>2.506</text:p>
          </table:table-cell>
          <table:table-cell table:formula="of:=AVERAGE([.R8:.V8])" office:value-type="float" office:value="2.5170242" calcext:value-type="float">
            <text:p>2.517</text:p>
          </table:table-cell>
          <table:table-cell table:formula="of:=STDEV([.R8:.V8])" office:value-type="float" office:value="0.0118600262099205" calcext:value-type="float">
            <text:p>0.0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88055" calcext:value-type="float">
            <text:p>3.488</text:p>
          </table:table-cell>
          <table:table-cell office:value-type="float" office:value="3.497216" calcext:value-type="float">
            <text:p>3.497</text:p>
          </table:table-cell>
          <table:table-cell office:value-type="float" office:value="3.486276" calcext:value-type="float">
            <text:p>3.486</text:p>
          </table:table-cell>
          <table:table-cell office:value-type="float" office:value="3.511102" calcext:value-type="float">
            <text:p>3.511</text:p>
          </table:table-cell>
          <table:table-cell office:value-type="float" office:value="3.486086" calcext:value-type="float">
            <text:p>3.486</text:p>
          </table:table-cell>
          <table:table-cell table:formula="of:=AVERAGE([.B9:.F9])" office:value-type="float" office:value="3.493747" calcext:value-type="float">
            <text:p>3.494</text:p>
          </table:table-cell>
          <table:table-cell table:formula="of:=STDEV([.B9:.F9])" office:value-type="float" office:value="0.0107253859138029" calcext:value-type="float">
            <text:p>0.011</text:p>
          </table:table-cell>
          <table:table-cell/>
          <table:table-cell office:value-type="float" office:value="3.338686" calcext:value-type="float">
            <text:p>3.339</text:p>
          </table:table-cell>
          <table:table-cell office:value-type="float" office:value="3.331434" calcext:value-type="float">
            <text:p>3.331</text:p>
          </table:table-cell>
          <table:table-cell office:value-type="float" office:value="3.334574" calcext:value-type="float">
            <text:p>3.335</text:p>
          </table:table-cell>
          <table:table-cell office:value-type="float" office:value="3.343016" calcext:value-type="float">
            <text:p>3.343</text:p>
          </table:table-cell>
          <table:table-cell table:style-name="ce1" office:value-type="float" office:value="3.32805" calcext:value-type="float">
            <text:p>3.328</text:p>
          </table:table-cell>
          <table:table-cell table:formula="of:=AVERAGE([.J9:.N9])" office:value-type="float" office:value="3.335152" calcext:value-type="float">
            <text:p>3.335</text:p>
          </table:table-cell>
          <table:table-cell table:formula="of:=STDEV([.J9:.N9])" office:value-type="float" office:value="0.00589337899680649" calcext:value-type="float">
            <text:p>0.006</text:p>
          </table:table-cell>
          <table:table-cell/>
          <table:table-cell office:value-type="float" office:value="3.334695" calcext:value-type="float">
            <text:p>3.335</text:p>
          </table:table-cell>
          <table:table-cell office:value-type="float" office:value="3.344638" calcext:value-type="float">
            <text:p>3.345</text:p>
          </table:table-cell>
          <table:table-cell office:value-type="float" office:value="3.354779" calcext:value-type="float">
            <text:p>3.355</text:p>
          </table:table-cell>
          <table:table-cell office:value-type="float" office:value="3.356555" calcext:value-type="float">
            <text:p>3.357</text:p>
          </table:table-cell>
          <table:table-cell office:value-type="float" office:value="3.351524" calcext:value-type="float">
            <text:p>3.352</text:p>
          </table:table-cell>
          <table:table-cell table:formula="of:=AVERAGE([.R9:.V9])" office:value-type="float" office:value="3.3484382" calcext:value-type="float">
            <text:p>3.348</text:p>
          </table:table-cell>
          <table:table-cell table:formula="of:=STDEV([.R9:.V9])" office:value-type="float" office:value="0.00892926949419726" calcext:value-type="float">
            <text:p>0.0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54093" calcext:value-type="float">
            <text:p>4.354</text:p>
          </table:table-cell>
          <table:table-cell office:value-type="float" office:value="4.361628" calcext:value-type="float">
            <text:p>4.362</text:p>
          </table:table-cell>
          <table:table-cell office:value-type="float" office:value="4.360891" calcext:value-type="float">
            <text:p>4.361</text:p>
          </table:table-cell>
          <table:table-cell office:value-type="float" office:value="4.374474" calcext:value-type="float">
            <text:p>4.374</text:p>
          </table:table-cell>
          <table:table-cell office:value-type="float" office:value="4.356353" calcext:value-type="float">
            <text:p>4.356</text:p>
          </table:table-cell>
          <table:table-cell table:formula="of:=AVERAGE([.B10:.F10])" office:value-type="float" office:value="4.3614878" calcext:value-type="float">
            <text:p>4.361</text:p>
          </table:table-cell>
          <table:table-cell table:formula="of:=STDEV([.B10:.F10])" office:value-type="float" office:value="0.00790674482325067" calcext:value-type="float">
            <text:p>0.008</text:p>
          </table:table-cell>
          <table:table-cell/>
          <table:table-cell office:value-type="float" office:value="4.184455" calcext:value-type="float">
            <text:p>4.184</text:p>
          </table:table-cell>
          <table:table-cell office:value-type="float" office:value="4.192409" calcext:value-type="float">
            <text:p>4.192</text:p>
          </table:table-cell>
          <table:table-cell office:value-type="float" office:value="4.178322" calcext:value-type="float">
            <text:p>4.178</text:p>
          </table:table-cell>
          <table:table-cell office:value-type="float" office:value="4.179277" calcext:value-type="float">
            <text:p>4.179</text:p>
          </table:table-cell>
          <table:table-cell table:style-name="ce1" office:value-type="float" office:value="4.194661" calcext:value-type="float">
            <text:p>4.195</text:p>
          </table:table-cell>
          <table:table-cell table:formula="of:=AVERAGE([.J10:.N10])" office:value-type="float" office:value="4.1858248" calcext:value-type="float">
            <text:p>4.186</text:p>
          </table:table-cell>
          <table:table-cell table:formula="of:=STDEV([.J10:.N10])" office:value-type="float" office:value="0.00745775041148471" calcext:value-type="float">
            <text:p>0.007</text:p>
          </table:table-cell>
          <table:table-cell/>
          <table:table-cell office:value-type="float" office:value="4.166663" calcext:value-type="float">
            <text:p>4.167</text:p>
          </table:table-cell>
          <table:table-cell office:value-type="float" office:value="4.18182" calcext:value-type="float">
            <text:p>4.182</text:p>
          </table:table-cell>
          <table:table-cell office:value-type="float" office:value="4.178819" calcext:value-type="float">
            <text:p>4.179</text:p>
          </table:table-cell>
          <table:table-cell office:value-type="float" office:value="4.186373" calcext:value-type="float">
            <text:p>4.186</text:p>
          </table:table-cell>
          <table:table-cell office:value-type="float" office:value="4.16754" calcext:value-type="float">
            <text:p>4.168</text:p>
          </table:table-cell>
          <table:table-cell table:formula="of:=AVERAGE([.R10:.V10])" office:value-type="float" office:value="4.176243" calcext:value-type="float">
            <text:p>4.176</text:p>
          </table:table-cell>
          <table:table-cell table:formula="of:=STDEV([.R10:.V10])" office:value-type="float" office:value="0.00877317237377679" calcext:value-type="float">
            <text:p>0.0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26142" calcext:value-type="float">
            <text:p>5.226</text:p>
          </table:table-cell>
          <table:table-cell office:value-type="float" office:value="5.233138" calcext:value-type="float">
            <text:p>5.233</text:p>
          </table:table-cell>
          <table:table-cell office:value-type="float" office:value="5.235487" calcext:value-type="float">
            <text:p>5.235</text:p>
          </table:table-cell>
          <table:table-cell office:value-type="float" office:value="5.225105" calcext:value-type="float">
            <text:p>5.225</text:p>
          </table:table-cell>
          <table:table-cell office:value-type="float" office:value="5.228627" calcext:value-type="float">
            <text:p>5.229</text:p>
          </table:table-cell>
          <table:table-cell table:formula="of:=AVERAGE([.B11:.F11])" office:value-type="float" office:value="5.2296998" calcext:value-type="float">
            <text:p>5.230</text:p>
          </table:table-cell>
          <table:table-cell table:formula="of:=STDEV([.B11:.F11])" office:value-type="float" office:value="0.0044786697466993" calcext:value-type="float">
            <text:p>0.004</text:p>
          </table:table-cell>
          <table:table-cell/>
          <table:table-cell office:value-type="float" office:value="4.997266" calcext:value-type="float">
            <text:p>4.997</text:p>
          </table:table-cell>
          <table:table-cell office:value-type="float" office:value="5.030354" calcext:value-type="float">
            <text:p>5.030</text:p>
          </table:table-cell>
          <table:table-cell office:value-type="float" office:value="4.988094" calcext:value-type="float">
            <text:p>4.988</text:p>
          </table:table-cell>
          <table:table-cell office:value-type="float" office:value="5.001259" calcext:value-type="float">
            <text:p>5.001</text:p>
          </table:table-cell>
          <table:table-cell table:style-name="ce1" office:value-type="float" office:value="4.999433" calcext:value-type="float">
            <text:p>4.999</text:p>
          </table:table-cell>
          <table:table-cell table:formula="of:=AVERAGE([.J11:.N11])" office:value-type="float" office:value="5.0032812" calcext:value-type="float">
            <text:p>5.003</text:p>
          </table:table-cell>
          <table:table-cell table:formula="of:=STDEV([.J11:.N11])" office:value-type="float" office:value="0.0159582902498983" calcext:value-type="float">
            <text:p>0.016</text:p>
          </table:table-cell>
          <table:table-cell/>
          <table:table-cell office:value-type="float" office:value="4.992052" calcext:value-type="float">
            <text:p>4.992</text:p>
          </table:table-cell>
          <table:table-cell office:value-type="float" office:value="5.005933" calcext:value-type="float">
            <text:p>5.006</text:p>
          </table:table-cell>
          <table:table-cell office:value-type="float" office:value="5.02361" calcext:value-type="float">
            <text:p>5.024</text:p>
          </table:table-cell>
          <table:table-cell office:value-type="float" office:value="5.006049" calcext:value-type="float">
            <text:p>5.006</text:p>
          </table:table-cell>
          <table:table-cell office:value-type="float" office:value="5.011271" calcext:value-type="float">
            <text:p>5.011</text:p>
          </table:table-cell>
          <table:table-cell table:formula="of:=AVERAGE([.R11:.V11])" office:value-type="float" office:value="5.007783" calcext:value-type="float">
            <text:p>5.008</text:p>
          </table:table-cell>
          <table:table-cell table:formula="of:=STDEV([.R11:.V11])" office:value-type="float" office:value="0.011363908768553" calcext:value-type="float">
            <text:p>0.0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9589" calcext:value-type="float">
            <text:p>6.096</text:p>
          </table:table-cell>
          <table:table-cell office:value-type="float" office:value="6.09264" calcext:value-type="float">
            <text:p>6.093</text:p>
          </table:table-cell>
          <table:table-cell office:value-type="float" office:value="6.114337" calcext:value-type="float">
            <text:p>6.114</text:p>
          </table:table-cell>
          <table:table-cell office:value-type="float" office:value="6.094715" calcext:value-type="float">
            <text:p>6.095</text:p>
          </table:table-cell>
          <table:table-cell office:value-type="float" office:value="6.113039" calcext:value-type="float">
            <text:p>6.113</text:p>
          </table:table-cell>
          <table:table-cell table:formula="of:=AVERAGE([.B12:.F12])" office:value-type="float" office:value="6.1021242" calcext:value-type="float">
            <text:p>6.102</text:p>
          </table:table-cell>
          <table:table-cell table:formula="of:=STDEV([.B12:.F12])" office:value-type="float" office:value="0.0106301092045189" calcext:value-type="float">
            <text:p>0.011</text:p>
          </table:table-cell>
          <table:table-cell/>
          <table:table-cell office:value-type="float" office:value="5.834715" calcext:value-type="float">
            <text:p>5.835</text:p>
          </table:table-cell>
          <table:table-cell office:value-type="float" office:value="5.856665" calcext:value-type="float">
            <text:p>5.857</text:p>
          </table:table-cell>
          <table:table-cell office:value-type="float" office:value="5.844104" calcext:value-type="float">
            <text:p>5.844</text:p>
          </table:table-cell>
          <table:table-cell office:value-type="float" office:value="5.827623" calcext:value-type="float">
            <text:p>5.828</text:p>
          </table:table-cell>
          <table:table-cell table:style-name="ce1" office:value-type="float" office:value="5.83897" calcext:value-type="float">
            <text:p>5.839</text:p>
          </table:table-cell>
          <table:table-cell table:formula="of:=AVERAGE([.J12:.N12])" office:value-type="float" office:value="5.8404154" calcext:value-type="float">
            <text:p>5.840</text:p>
          </table:table-cell>
          <table:table-cell table:formula="of:=STDEV([.J12:.N12])" office:value-type="float" office:value="0.010907388656319" calcext:value-type="float">
            <text:p>0.011</text:p>
          </table:table-cell>
          <table:table-cell/>
          <table:table-cell office:value-type="float" office:value="5.846605" calcext:value-type="float">
            <text:p>5.847</text:p>
          </table:table-cell>
          <table:table-cell office:value-type="float" office:value="5.851801" calcext:value-type="float">
            <text:p>5.852</text:p>
          </table:table-cell>
          <table:table-cell office:value-type="float" office:value="5.858414" calcext:value-type="float">
            <text:p>5.858</text:p>
          </table:table-cell>
          <table:table-cell office:value-type="float" office:value="5.857155" calcext:value-type="float">
            <text:p>5.857</text:p>
          </table:table-cell>
          <table:table-cell office:value-type="float" office:value="5.89198" calcext:value-type="float">
            <text:p>5.892</text:p>
          </table:table-cell>
          <table:table-cell table:formula="of:=AVERAGE([.R12:.V12])" office:value-type="float" office:value="5.861191" calcext:value-type="float">
            <text:p>5.861</text:p>
          </table:table-cell>
          <table:table-cell table:formula="of:=STDEV([.R12:.V12])" office:value-type="float" office:value="0.0178387712721477" calcext:value-type="float">
            <text:p>0.01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73142" calcext:value-type="float">
            <text:p>6.973</text:p>
          </table:table-cell>
          <table:table-cell office:value-type="float" office:value="6.998642" calcext:value-type="float">
            <text:p>6.999</text:p>
          </table:table-cell>
          <table:table-cell office:value-type="float" office:value="6.979583" calcext:value-type="float">
            <text:p>6.980</text:p>
          </table:table-cell>
          <table:table-cell office:value-type="float" office:value="7.03084" calcext:value-type="float">
            <text:p>7.031</text:p>
          </table:table-cell>
          <table:table-cell office:value-type="float" office:value="6.971688" calcext:value-type="float">
            <text:p>6.972</text:p>
          </table:table-cell>
          <table:table-cell table:formula="of:=AVERAGE([.B13:.F13])" office:value-type="float" office:value="6.990779" calcext:value-type="float">
            <text:p>6.991</text:p>
          </table:table-cell>
          <table:table-cell table:formula="of:=STDEV([.B13:.F13])" office:value-type="float" office:value="0.0248374261750288" calcext:value-type="float">
            <text:p>0.025</text:p>
          </table:table-cell>
          <table:table-cell/>
          <table:table-cell office:value-type="float" office:value="6.672025" calcext:value-type="float">
            <text:p>6.672</text:p>
          </table:table-cell>
          <table:table-cell office:value-type="float" office:value="6.659094" calcext:value-type="float">
            <text:p>6.659</text:p>
          </table:table-cell>
          <table:table-cell office:value-type="float" office:value="6.697229" calcext:value-type="float">
            <text:p>6.697</text:p>
          </table:table-cell>
          <table:table-cell office:value-type="float" office:value="6.676991" calcext:value-type="float">
            <text:p>6.677</text:p>
          </table:table-cell>
          <table:table-cell table:style-name="ce1" office:value-type="float" office:value="6.655007" calcext:value-type="float">
            <text:p>6.655</text:p>
          </table:table-cell>
          <table:table-cell table:formula="of:=AVERAGE([.J13:.N13])" office:value-type="float" office:value="6.6720692" calcext:value-type="float">
            <text:p>6.672</text:p>
          </table:table-cell>
          <table:table-cell table:formula="of:=STDEV([.J13:.N13])" office:value-type="float" office:value="0.0167086511185075" calcext:value-type="float">
            <text:p>0.017</text:p>
          </table:table-cell>
          <table:table-cell/>
          <table:table-cell office:value-type="float" office:value="6.684132" calcext:value-type="float">
            <text:p>6.684</text:p>
          </table:table-cell>
          <table:table-cell office:value-type="float" office:value="6.689643" calcext:value-type="float">
            <text:p>6.690</text:p>
          </table:table-cell>
          <table:table-cell office:value-type="float" office:value="6.688205" calcext:value-type="float">
            <text:p>6.688</text:p>
          </table:table-cell>
          <table:table-cell office:value-type="float" office:value="6.673408" calcext:value-type="float">
            <text:p>6.673</text:p>
          </table:table-cell>
          <table:table-cell office:value-type="float" office:value="6.696327" calcext:value-type="float">
            <text:p>6.696</text:p>
          </table:table-cell>
          <table:table-cell table:formula="of:=AVERAGE([.R13:.V13])" office:value-type="float" office:value="6.686343" calcext:value-type="float">
            <text:p>6.686</text:p>
          </table:table-cell>
          <table:table-cell table:formula="of:=STDEV([.R13:.V13])" office:value-type="float" office:value="0.00845931507274671" calcext:value-type="float">
            <text:p>0.008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/>
          <table:table-cell table:style-name="ce66"/>
          <table:table-cell table:style-name="ce67" office:value-type="string" calcext:value-type="string">
            <text:p>TCSNUM = 4 (Enclave Size = 32.51MB)</text:p>
          </table:table-cell>
          <table:table-cell table:style-name="ce66" table:number-columns-repeated="3"/>
          <table:table-cell table:style-name="ce66" office:value-type="string" calcext:value-type="string">
            <text:p>Avg</text:p>
          </table:table-cell>
          <table:table-cell table:style-name="ce66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59668" calcext:value-type="float">
            <text:p>0.060</text:p>
          </table:table-cell>
          <table:table-cell table:style-name="ce3" office:value-type="float" office:value="0.084676" calcext:value-type="float">
            <text:p>0.085</text:p>
          </table:table-cell>
          <table:table-cell table:style-name="ce3" office:value-type="float" office:value="0.080466" calcext:value-type="float">
            <text:p>0.080</text:p>
          </table:table-cell>
          <table:table-cell table:style-name="ce3" office:value-type="float" office:value="0.08038" calcext:value-type="float">
            <text:p>0.080</text:p>
          </table:table-cell>
          <table:table-cell table:style-name="ce3" office:value-type="float" office:value="0.081318" calcext:value-type="float">
            <text:p>0.081</text:p>
          </table:table-cell>
          <table:table-cell table:formula="of:=AVERAGE([.B16:.F16])" office:value-type="float" office:value="0.0773016" calcext:value-type="float">
            <text:p>0.077</text:p>
          </table:table-cell>
          <table:table-cell table:formula="of:=STDEV([.B16:.F16])" office:value-type="float" office:value="0.0100118313409685" calcext:value-type="float">
            <text:p>0.010</text:p>
          </table:table-cell>
          <table:table-cell/>
          <table:table-cell table:style-name="ce60" office:value-type="float" office:value="0.066742" calcext:value-type="float">
            <text:p>0.067</text:p>
          </table:table-cell>
          <table:table-cell table:style-name="ce60" office:value-type="float" office:value="0.057845" calcext:value-type="float">
            <text:p>0.058</text:p>
          </table:table-cell>
          <table:table-cell table:style-name="ce60" office:value-type="float" office:value="0.066009" calcext:value-type="float">
            <text:p>0.066</text:p>
          </table:table-cell>
          <table:table-cell table:style-name="ce60" office:value-type="float" office:value="0.083081" calcext:value-type="float">
            <text:p>0.083</text:p>
          </table:table-cell>
          <table:table-cell office:value-type="float" office:value="0.084878" calcext:value-type="float">
            <text:p>0.085</text:p>
          </table:table-cell>
          <table:table-cell table:formula="of:=AVERAGE([.J16:.N16])" office:value-type="float" office:value="0.071711" calcext:value-type="float">
            <text:p>0.072</text:p>
          </table:table-cell>
          <table:table-cell table:formula="of:=STDEV([.J16:.N16])" office:value-type="float" office:value="0.0117485798077895" calcext:value-type="float">
            <text:p>0.012</text:p>
          </table:table-cell>
          <table:table-cell/>
          <table:table-cell office:value-type="float" office:value="0.082601" calcext:value-type="float">
            <text:p>0.083</text:p>
          </table:table-cell>
          <table:table-cell office:value-type="float" office:value="0.083729" calcext:value-type="float">
            <text:p>0.084</text:p>
          </table:table-cell>
          <table:table-cell office:value-type="float" office:value="0.082652" calcext:value-type="float">
            <text:p>0.083</text:p>
          </table:table-cell>
          <table:table-cell office:value-type="float" office:value="0.078624" calcext:value-type="float">
            <text:p>0.079</text:p>
          </table:table-cell>
          <table:table-cell office:value-type="float" office:value="0.08468" calcext:value-type="float">
            <text:p>0.085</text:p>
          </table:table-cell>
          <table:table-cell table:formula="of:=AVERAGE([.R16:.V16])" office:value-type="float" office:value="0.0824572" calcext:value-type="float">
            <text:p>0.082</text:p>
          </table:table-cell>
          <table:table-cell table:formula="of:=STDEV([.R16:.V16])" office:value-type="float" office:value="0.00230815742530703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34639" calcext:value-type="float">
            <text:p>0.835</text:p>
          </table:table-cell>
          <table:table-cell table:style-name="ce3" office:value-type="float" office:value="0.835984" calcext:value-type="float">
            <text:p>0.836</text:p>
          </table:table-cell>
          <table:table-cell table:style-name="ce3" office:value-type="float" office:value="0.837644" calcext:value-type="float">
            <text:p>0.838</text:p>
          </table:table-cell>
          <table:table-cell table:style-name="ce3" office:value-type="float" office:value="0.838425" calcext:value-type="float">
            <text:p>0.838</text:p>
          </table:table-cell>
          <table:table-cell table:style-name="ce3" office:value-type="float" office:value="0.842626" calcext:value-type="float">
            <text:p>0.843</text:p>
          </table:table-cell>
          <table:table-cell table:formula="of:=AVERAGE([.B17:.F17])" office:value-type="float" office:value="0.8378636" calcext:value-type="float">
            <text:p>0.838</text:p>
          </table:table-cell>
          <table:table-cell table:formula="of:=STDEV([.B17:.F17])" office:value-type="float" office:value="0.00304034493108926" calcext:value-type="float">
            <text:p>0.003</text:p>
          </table:table-cell>
          <table:table-cell/>
          <table:table-cell table:style-name="ce60" office:value-type="float" office:value="0.854256" calcext:value-type="float">
            <text:p>0.854</text:p>
          </table:table-cell>
          <table:table-cell table:style-name="ce60" office:value-type="float" office:value="0.83658" calcext:value-type="float">
            <text:p>0.837</text:p>
          </table:table-cell>
          <table:table-cell table:style-name="ce60" office:value-type="float" office:value="0.843505" calcext:value-type="float">
            <text:p>0.844</text:p>
          </table:table-cell>
          <table:table-cell table:style-name="ce60" office:value-type="float" office:value="0.843945" calcext:value-type="float">
            <text:p>0.844</text:p>
          </table:table-cell>
          <table:table-cell office:value-type="float" office:value="0.83636" calcext:value-type="float">
            <text:p>0.836</text:p>
          </table:table-cell>
          <table:table-cell table:formula="of:=AVERAGE([.J17:.N17])" office:value-type="float" office:value="0.8429292" calcext:value-type="float">
            <text:p>0.843</text:p>
          </table:table-cell>
          <table:table-cell table:formula="of:=STDEV([.J17:.N17])" office:value-type="float" office:value="0.0072994267377651" calcext:value-type="float">
            <text:p>0.007</text:p>
          </table:table-cell>
          <table:table-cell/>
          <table:table-cell office:value-type="float" office:value="0.849416" calcext:value-type="float">
            <text:p>0.849</text:p>
          </table:table-cell>
          <table:table-cell office:value-type="float" office:value="0.847461" calcext:value-type="float">
            <text:p>0.847</text:p>
          </table:table-cell>
          <table:table-cell office:value-type="float" office:value="0.845594" calcext:value-type="float">
            <text:p>0.846</text:p>
          </table:table-cell>
          <table:table-cell office:value-type="float" office:value="0.843721" calcext:value-type="float">
            <text:p>0.844</text:p>
          </table:table-cell>
          <table:table-cell office:value-type="float" office:value="0.849421" calcext:value-type="float">
            <text:p>0.849</text:p>
          </table:table-cell>
          <table:table-cell table:formula="of:=AVERAGE([.R17:.V17])" office:value-type="float" office:value="0.8471226" calcext:value-type="float">
            <text:p>0.847</text:p>
          </table:table-cell>
          <table:table-cell table:formula="of:=STDEV([.R17:.V17])" office:value-type="float" office:value="0.00247812132471355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667273" calcext:value-type="float">
            <text:p>1.667</text:p>
          </table:table-cell>
          <table:table-cell table:style-name="ce3" office:value-type="float" office:value="1.695516" calcext:value-type="float">
            <text:p>1.696</text:p>
          </table:table-cell>
          <table:table-cell table:style-name="ce3" office:value-type="float" office:value="1.663618" calcext:value-type="float">
            <text:p>1.664</text:p>
          </table:table-cell>
          <table:table-cell table:style-name="ce3" office:value-type="float" office:value="1.697723" calcext:value-type="float">
            <text:p>1.698</text:p>
          </table:table-cell>
          <table:table-cell table:style-name="ce3" office:value-type="float" office:value="1.673387" calcext:value-type="float">
            <text:p>1.673</text:p>
          </table:table-cell>
          <table:table-cell table:formula="of:=AVERAGE([.B18:.F18])" office:value-type="float" office:value="1.6795034" calcext:value-type="float">
            <text:p>1.680</text:p>
          </table:table-cell>
          <table:table-cell table:formula="of:=STDEV([.B18:.F18])" office:value-type="float" office:value="0.0160288501552669" calcext:value-type="float">
            <text:p>0.016</text:p>
          </table:table-cell>
          <table:table-cell/>
          <table:table-cell table:style-name="ce60" office:value-type="float" office:value="1.68672" calcext:value-type="float">
            <text:p>1.687</text:p>
          </table:table-cell>
          <table:table-cell table:style-name="ce60" office:value-type="float" office:value="1.672543" calcext:value-type="float">
            <text:p>1.673</text:p>
          </table:table-cell>
          <table:table-cell table:style-name="ce60" office:value-type="float" office:value="1.668692" calcext:value-type="float">
            <text:p>1.669</text:p>
          </table:table-cell>
          <table:table-cell table:style-name="ce60" office:value-type="float" office:value="1.668419" calcext:value-type="float">
            <text:p>1.668</text:p>
          </table:table-cell>
          <table:table-cell office:value-type="float" office:value="1.660299" calcext:value-type="float">
            <text:p>1.660</text:p>
          </table:table-cell>
          <table:table-cell table:formula="of:=AVERAGE([.J18:.N18])" office:value-type="float" office:value="1.6713346" calcext:value-type="float">
            <text:p>1.671</text:p>
          </table:table-cell>
          <table:table-cell table:formula="of:=STDEV([.J18:.N18])" office:value-type="float" office:value="0.00968812790481216" calcext:value-type="float">
            <text:p>0.010</text:p>
          </table:table-cell>
          <table:table-cell/>
          <table:table-cell office:value-type="float" office:value="1.684796" calcext:value-type="float">
            <text:p>1.685</text:p>
          </table:table-cell>
          <table:table-cell office:value-type="float" office:value="1.700953" calcext:value-type="float">
            <text:p>1.701</text:p>
          </table:table-cell>
          <table:table-cell office:value-type="float" office:value="1.690594" calcext:value-type="float">
            <text:p>1.691</text:p>
          </table:table-cell>
          <table:table-cell office:value-type="float" office:value="1.69326" calcext:value-type="float">
            <text:p>1.693</text:p>
          </table:table-cell>
          <table:table-cell office:value-type="float" office:value="1.685656" calcext:value-type="float">
            <text:p>1.686</text:p>
          </table:table-cell>
          <table:table-cell table:formula="of:=AVERAGE([.R18:.V18])" office:value-type="float" office:value="1.6910518" calcext:value-type="float">
            <text:p>1.691</text:p>
          </table:table-cell>
          <table:table-cell table:formula="of:=STDEV([.R18:.V18])" office:value-type="float" office:value="0.00654540260029895" calcext:value-type="float">
            <text:p>0.0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92618" calcext:value-type="float">
            <text:p>2.493</text:p>
          </table:table-cell>
          <table:table-cell office:value-type="float" office:value="2.522877" calcext:value-type="float">
            <text:p>2.523</text:p>
          </table:table-cell>
          <table:table-cell office:value-type="float" office:value="2.496908" calcext:value-type="float">
            <text:p>2.497</text:p>
          </table:table-cell>
          <table:table-cell office:value-type="float" office:value="2.50228" calcext:value-type="float">
            <text:p>2.502</text:p>
          </table:table-cell>
          <table:table-cell office:value-type="float" office:value="2.494463" calcext:value-type="float">
            <text:p>2.494</text:p>
          </table:table-cell>
          <table:table-cell table:formula="of:=AVERAGE([.B19:.F19])" office:value-type="float" office:value="2.5018292" calcext:value-type="float">
            <text:p>2.502</text:p>
          </table:table-cell>
          <table:table-cell table:formula="of:=STDEV([.B19:.F19])" office:value-type="float" office:value="0.0123140003938605" calcext:value-type="float">
            <text:p>0.012</text:p>
          </table:table-cell>
          <table:table-cell/>
          <table:table-cell table:style-name="ce60" office:value-type="float" office:value="2.508738" calcext:value-type="float">
            <text:p>2.509</text:p>
          </table:table-cell>
          <table:table-cell table:style-name="ce60" office:value-type="float" office:value="2.494644" calcext:value-type="float">
            <text:p>2.495</text:p>
          </table:table-cell>
          <table:table-cell table:style-name="ce60" office:value-type="float" office:value="2.496687" calcext:value-type="float">
            <text:p>2.497</text:p>
          </table:table-cell>
          <table:table-cell table:style-name="ce60" office:value-type="float" office:value="2.514069" calcext:value-type="float">
            <text:p>2.514</text:p>
          </table:table-cell>
          <table:table-cell office:value-type="float" office:value="2.495318" calcext:value-type="float">
            <text:p>2.495</text:p>
          </table:table-cell>
          <table:table-cell table:formula="of:=AVERAGE([.J19:.N19])" office:value-type="float" office:value="2.5018912" calcext:value-type="float">
            <text:p>2.502</text:p>
          </table:table-cell>
          <table:table-cell table:formula="of:=STDEV([.J19:.N19])" office:value-type="float" office:value="0.00891613771203654" calcext:value-type="float">
            <text:p>0.009</text:p>
          </table:table-cell>
          <table:table-cell/>
          <table:table-cell office:value-type="float" office:value="2.525591" calcext:value-type="float">
            <text:p>2.526</text:p>
          </table:table-cell>
          <table:table-cell office:value-type="float" office:value="2.530057" calcext:value-type="float">
            <text:p>2.530</text:p>
          </table:table-cell>
          <table:table-cell office:value-type="float" office:value="2.530445" calcext:value-type="float">
            <text:p>2.530</text:p>
          </table:table-cell>
          <table:table-cell office:value-type="float" office:value="2.538519" calcext:value-type="float">
            <text:p>2.539</text:p>
          </table:table-cell>
          <table:table-cell office:value-type="float" office:value="2.536955" calcext:value-type="float">
            <text:p>2.537</text:p>
          </table:table-cell>
          <table:table-cell table:formula="of:=AVERAGE([.R19:.V19])" office:value-type="float" office:value="2.5323134" calcext:value-type="float">
            <text:p>2.532</text:p>
          </table:table-cell>
          <table:table-cell table:formula="of:=STDEV([.R19:.V19])" office:value-type="float" office:value="0.00533448318021528" calcext:value-type="float">
            <text:p>0.0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.335973" calcext:value-type="float">
            <text:p>3.336</text:p>
          </table:table-cell>
          <table:table-cell office:value-type="float" office:value="3.360755" calcext:value-type="float">
            <text:p>3.361</text:p>
          </table:table-cell>
          <table:table-cell office:value-type="float" office:value="3.329235" calcext:value-type="float">
            <text:p>3.329</text:p>
          </table:table-cell>
          <table:table-cell office:value-type="float" office:value="3.339536" calcext:value-type="float">
            <text:p>3.340</text:p>
          </table:table-cell>
          <table:table-cell table:formula="of:=AVERAGE([.B20:.F20])" office:value-type="float" office:value="3.3402944" calcext:value-type="float">
            <text:p>3.340</text:p>
          </table:table-cell>
          <table:table-cell table:formula="of:=STDEV([.B20:.F20])" office:value-type="float" office:value="0.0120298654107185" calcext:value-type="float">
            <text:p>0.012</text:p>
          </table:table-cell>
          <table:table-cell/>
          <table:table-cell table:style-name="ce60" office:value-type="float" office:value="3.341765" calcext:value-type="float">
            <text:p>3.342</text:p>
          </table:table-cell>
          <table:table-cell table:style-name="ce60" office:value-type="float" office:value="3.326418" calcext:value-type="float">
            <text:p>3.326</text:p>
          </table:table-cell>
          <table:table-cell table:style-name="ce60" office:value-type="float" office:value="3.320343" calcext:value-type="float">
            <text:p>3.320</text:p>
          </table:table-cell>
          <table:table-cell table:style-name="ce60" office:value-type="float" office:value="3.322891" calcext:value-type="float">
            <text:p>3.323</text:p>
          </table:table-cell>
          <table:table-cell office:value-type="float" office:value="3.326099" calcext:value-type="float">
            <text:p>3.326</text:p>
          </table:table-cell>
          <table:table-cell table:formula="of:=AVERAGE([.J20:.N20])" office:value-type="float" office:value="3.3275032" calcext:value-type="float">
            <text:p>3.328</text:p>
          </table:table-cell>
          <table:table-cell table:formula="of:=STDEV([.J20:.N20])" office:value-type="float" office:value="0.00835298193461483" calcext:value-type="float">
            <text:p>0.008</text:p>
          </table:table-cell>
          <table:table-cell/>
          <table:table-cell office:value-type="float" office:value="3.360361" calcext:value-type="float">
            <text:p>3.360</text:p>
          </table:table-cell>
          <table:table-cell office:value-type="float" office:value="3.378587" calcext:value-type="float">
            <text:p>3.379</text:p>
          </table:table-cell>
          <table:table-cell office:value-type="float" office:value="3.378072" calcext:value-type="float">
            <text:p>3.378</text:p>
          </table:table-cell>
          <table:table-cell office:value-type="float" office:value="3.379746" calcext:value-type="float">
            <text:p>3.380</text:p>
          </table:table-cell>
          <table:table-cell office:value-type="float" office:value="3.411698" calcext:value-type="float">
            <text:p>3.412</text:p>
          </table:table-cell>
          <table:table-cell table:formula="of:=AVERAGE([.R20:.V20])" office:value-type="float" office:value="3.3816928" calcext:value-type="float">
            <text:p>3.382</text:p>
          </table:table-cell>
          <table:table-cell table:formula="of:=STDEV([.R20:.V20])" office:value-type="float" office:value="0.0185869842551178" calcext:value-type="float">
            <text:p>0.0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6839" calcext:value-type="float">
            <text:p>4.168</text:p>
          </table:table-cell>
          <table:table-cell office:value-type="float" office:value="4.155441" calcext:value-type="float">
            <text:p>4.155</text:p>
          </table:table-cell>
          <table:table-cell office:value-type="float" office:value="4.158998" calcext:value-type="float">
            <text:p>4.159</text:p>
          </table:table-cell>
          <table:table-cell office:value-type="float" office:value="4.196084" calcext:value-type="float">
            <text:p>4.196</text:p>
          </table:table-cell>
          <table:table-cell office:value-type="float" office:value="4.178718" calcext:value-type="float">
            <text:p>4.179</text:p>
          </table:table-cell>
          <table:table-cell table:formula="of:=AVERAGE([.B21:.F21])" office:value-type="float" office:value="4.1715262" calcext:value-type="float">
            <text:p>4.172</text:p>
          </table:table-cell>
          <table:table-cell table:formula="of:=STDEV([.B21:.F21])" office:value-type="float" office:value="0.0164342077143986" calcext:value-type="float">
            <text:p>0.016</text:p>
          </table:table-cell>
          <table:table-cell/>
          <table:table-cell table:style-name="ce60" office:value-type="float" office:value="4.166184" calcext:value-type="float">
            <text:p>4.166</text:p>
          </table:table-cell>
          <table:table-cell table:style-name="ce60" office:value-type="float" office:value="4.157757" calcext:value-type="float">
            <text:p>4.158</text:p>
          </table:table-cell>
          <table:table-cell table:style-name="ce60" office:value-type="float" office:value="4.169283" calcext:value-type="float">
            <text:p>4.169</text:p>
          </table:table-cell>
          <table:table-cell table:style-name="ce60" office:value-type="float" office:value="4.157382" calcext:value-type="float">
            <text:p>4.157</text:p>
          </table:table-cell>
          <table:table-cell office:value-type="float" office:value="4.148756" calcext:value-type="float">
            <text:p>4.149</text:p>
          </table:table-cell>
          <table:table-cell table:formula="of:=AVERAGE([.J21:.N21])" office:value-type="float" office:value="4.1598724" calcext:value-type="float">
            <text:p>4.160</text:p>
          </table:table-cell>
          <table:table-cell table:formula="of:=STDEV([.J21:.N21])" office:value-type="float" office:value="0.00810319451204295" calcext:value-type="float">
            <text:p>0.008</text:p>
          </table:table-cell>
          <table:table-cell/>
          <table:table-cell office:value-type="float" office:value="4.218922" calcext:value-type="float">
            <text:p>4.219</text:p>
          </table:table-cell>
          <table:table-cell office:value-type="float" office:value="4.21212" calcext:value-type="float">
            <text:p>4.212</text:p>
          </table:table-cell>
          <table:table-cell office:value-type="float" office:value="4.227546" calcext:value-type="float">
            <text:p>4.228</text:p>
          </table:table-cell>
          <table:table-cell office:value-type="float" office:value="4.230591" calcext:value-type="float">
            <text:p>4.231</text:p>
          </table:table-cell>
          <table:table-cell office:value-type="float" office:value="4.250853" calcext:value-type="float">
            <text:p>4.251</text:p>
          </table:table-cell>
          <table:table-cell table:formula="of:=AVERAGE([.R21:.V21])" office:value-type="float" office:value="4.2280064" calcext:value-type="float">
            <text:p>4.228</text:p>
          </table:table-cell>
          <table:table-cell table:formula="of:=STDEV([.R21:.V21])" office:value-type="float" office:value="0.0146949250185227" calcext:value-type="float">
            <text:p>0.0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016744" calcext:value-type="float">
            <text:p>5.017</text:p>
          </table:table-cell>
          <table:table-cell office:value-type="float" office:value="5.014734" calcext:value-type="float">
            <text:p>5.015</text:p>
          </table:table-cell>
          <table:table-cell office:value-type="float" office:value="5.019908" calcext:value-type="float">
            <text:p>5.020</text:p>
          </table:table-cell>
          <table:table-cell office:value-type="float" office:value="5.020734" calcext:value-type="float">
            <text:p>5.021</text:p>
          </table:table-cell>
          <table:table-cell office:value-type="float" office:value="5.009244" calcext:value-type="float">
            <text:p>5.009</text:p>
          </table:table-cell>
          <table:table-cell table:formula="of:=AVERAGE([.B22:.F22])" office:value-type="float" office:value="5.0162728" calcext:value-type="float">
            <text:p>5.016</text:p>
          </table:table-cell>
          <table:table-cell table:formula="of:=STDEV([.B22:.F22])" office:value-type="float" office:value="0.00461277976929324" calcext:value-type="float">
            <text:p>0.005</text:p>
          </table:table-cell>
          <table:table-cell/>
          <table:table-cell table:style-name="ce60" office:value-type="float" office:value="4.990696" calcext:value-type="float">
            <text:p>4.991</text:p>
          </table:table-cell>
          <table:table-cell table:style-name="ce60" office:value-type="float" office:value="4.982019" calcext:value-type="float">
            <text:p>4.982</text:p>
          </table:table-cell>
          <table:table-cell table:style-name="ce60" office:value-type="float" office:value="4.981849" calcext:value-type="float">
            <text:p>4.982</text:p>
          </table:table-cell>
          <table:table-cell table:style-name="ce60" office:value-type="float" office:value="4.980517" calcext:value-type="float">
            <text:p>4.981</text:p>
          </table:table-cell>
          <table:table-cell office:value-type="float" office:value="4.984188" calcext:value-type="float">
            <text:p>4.984</text:p>
          </table:table-cell>
          <table:table-cell table:formula="of:=AVERAGE([.J22:.N22])" office:value-type="float" office:value="4.9838538" calcext:value-type="float">
            <text:p>4.984</text:p>
          </table:table-cell>
          <table:table-cell table:formula="of:=STDEV([.J22:.N22])" office:value-type="float" office:value="0.00404497647706373" calcext:value-type="float">
            <text:p>0.004</text:p>
          </table:table-cell>
          <table:table-cell/>
          <table:table-cell office:value-type="float" office:value="5.060689" calcext:value-type="float">
            <text:p>5.061</text:p>
          </table:table-cell>
          <table:table-cell office:value-type="float" office:value="5.071038" calcext:value-type="float">
            <text:p>5.071</text:p>
          </table:table-cell>
          <table:table-cell office:value-type="float" office:value="5.068762" calcext:value-type="float">
            <text:p>5.069</text:p>
          </table:table-cell>
          <table:table-cell office:value-type="float" office:value="5.058386" calcext:value-type="float">
            <text:p>5.058</text:p>
          </table:table-cell>
          <table:table-cell office:value-type="float" office:value="5.077252" calcext:value-type="float">
            <text:p>5.077</text:p>
          </table:table-cell>
          <table:table-cell table:formula="of:=AVERAGE([.R22:.V22])" office:value-type="float" office:value="5.0672254" calcext:value-type="float">
            <text:p>5.067</text:p>
          </table:table-cell>
          <table:table-cell table:formula="of:=STDEV([.R22:.V22])" office:value-type="float" office:value="0.00771831074782558" calcext:value-type="float">
            <text:p>0.0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3034" calcext:value-type="float">
            <text:p>5.830</text:p>
          </table:table-cell>
          <table:table-cell office:value-type="float" office:value="5.816834" calcext:value-type="float">
            <text:p>5.817</text:p>
          </table:table-cell>
          <table:table-cell office:value-type="float" office:value="5.814519" calcext:value-type="float">
            <text:p>5.815</text:p>
          </table:table-cell>
          <table:table-cell office:value-type="float" office:value="5.831679" calcext:value-type="float">
            <text:p>5.832</text:p>
          </table:table-cell>
          <table:table-cell office:value-type="float" office:value="5.8312" calcext:value-type="float">
            <text:p>5.831</text:p>
          </table:table-cell>
          <table:table-cell table:formula="of:=AVERAGE([.B23:.F23])" office:value-type="float" office:value="5.8249144" calcext:value-type="float">
            <text:p>5.825</text:p>
          </table:table-cell>
          <table:table-cell table:formula="of:=STDEV([.B23:.F23])" office:value-type="float" office:value="0.00848620824043346" calcext:value-type="float">
            <text:p>0.008</text:p>
          </table:table-cell>
          <table:table-cell/>
          <table:table-cell table:style-name="ce60" office:value-type="float" office:value="5.796329" calcext:value-type="float">
            <text:p>5.796</text:p>
          </table:table-cell>
          <table:table-cell table:style-name="ce60" office:value-type="float" office:value="5.809149" calcext:value-type="float">
            <text:p>5.809</text:p>
          </table:table-cell>
          <table:table-cell table:style-name="ce60" office:value-type="float" office:value="5.816967" calcext:value-type="float">
            <text:p>5.817</text:p>
          </table:table-cell>
          <table:table-cell table:style-name="ce60" office:value-type="float" office:value="5.816032" calcext:value-type="float">
            <text:p>5.816</text:p>
          </table:table-cell>
          <table:table-cell office:value-type="float" office:value="5.818554" calcext:value-type="float">
            <text:p>5.819</text:p>
          </table:table-cell>
          <table:table-cell table:formula="of:=AVERAGE([.J23:.N23])" office:value-type="float" office:value="5.8114062" calcext:value-type="float">
            <text:p>5.811</text:p>
          </table:table-cell>
          <table:table-cell table:formula="of:=STDEV([.J23:.N23])" office:value-type="float" office:value="0.00916281177914284" calcext:value-type="float">
            <text:p>0.009</text:p>
          </table:table-cell>
          <table:table-cell/>
          <table:table-cell office:value-type="float" office:value="5.905467" calcext:value-type="float">
            <text:p>5.905</text:p>
          </table:table-cell>
          <table:table-cell office:value-type="float" office:value="5.928337" calcext:value-type="float">
            <text:p>5.928</text:p>
          </table:table-cell>
          <table:table-cell office:value-type="float" office:value="5.904262" calcext:value-type="float">
            <text:p>5.904</text:p>
          </table:table-cell>
          <table:table-cell office:value-type="float" office:value="5.90141" calcext:value-type="float">
            <text:p>5.901</text:p>
          </table:table-cell>
          <table:table-cell office:value-type="float" office:value="5.895625" calcext:value-type="float">
            <text:p>5.896</text:p>
          </table:table-cell>
          <table:table-cell table:formula="of:=AVERAGE([.R23:.V23])" office:value-type="float" office:value="5.9070202" calcext:value-type="float">
            <text:p>5.907</text:p>
          </table:table-cell>
          <table:table-cell table:formula="of:=STDEV([.R23:.V23])" office:value-type="float" office:value="0.0125075076134296" calcext:value-type="float">
            <text:p>0.0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43362" calcext:value-type="float">
            <text:p>6.643</text:p>
          </table:table-cell>
          <table:table-cell office:value-type="float" office:value="6.684634" calcext:value-type="float">
            <text:p>6.685</text:p>
          </table:table-cell>
          <table:table-cell office:value-type="float" office:value="6.648391" calcext:value-type="float">
            <text:p>6.648</text:p>
          </table:table-cell>
          <table:table-cell office:value-type="float" office:value="6.654748" calcext:value-type="float">
            <text:p>6.655</text:p>
          </table:table-cell>
          <table:table-cell office:value-type="float" office:value="6.645298" calcext:value-type="float">
            <text:p>6.645</text:p>
          </table:table-cell>
          <table:table-cell table:formula="of:=AVERAGE([.B24:.F24])" office:value-type="float" office:value="6.6552866" calcext:value-type="float">
            <text:p>6.655</text:p>
          </table:table-cell>
          <table:table-cell table:formula="of:=STDEV([.B24:.F24])" office:value-type="float" office:value="0.0169637664685647" calcext:value-type="float">
            <text:p>0.017</text:p>
          </table:table-cell>
          <table:table-cell/>
          <table:table-cell table:style-name="ce60" office:value-type="float" office:value="6.659371" calcext:value-type="float">
            <text:p>6.659</text:p>
          </table:table-cell>
          <table:table-cell table:style-name="ce60" office:value-type="float" office:value="6.63297" calcext:value-type="float">
            <text:p>6.633</text:p>
          </table:table-cell>
          <table:table-cell table:style-name="ce60" office:value-type="float" office:value="6.666205" calcext:value-type="float">
            <text:p>6.666</text:p>
          </table:table-cell>
          <table:table-cell table:style-name="ce60" office:value-type="float" office:value="6.638726" calcext:value-type="float">
            <text:p>6.639</text:p>
          </table:table-cell>
          <table:table-cell office:value-type="float" office:value="6.63455" calcext:value-type="float">
            <text:p>6.635</text:p>
          </table:table-cell>
          <table:table-cell table:formula="of:=AVERAGE([.J24:.N24])" office:value-type="float" office:value="6.6463644" calcext:value-type="float">
            <text:p>6.646</text:p>
          </table:table-cell>
          <table:table-cell table:formula="of:=STDEV([.J24:.N24])" office:value-type="float" office:value="0.0153309833768091" calcext:value-type="float">
            <text:p>0.015</text:p>
          </table:table-cell>
          <table:table-cell/>
          <table:table-cell office:value-type="float" office:value="6.733778" calcext:value-type="float">
            <text:p>6.734</text:p>
          </table:table-cell>
          <table:table-cell office:value-type="float" office:value="6.741609" calcext:value-type="float">
            <text:p>6.742</text:p>
          </table:table-cell>
          <table:table-cell office:value-type="float" office:value="6.740516" calcext:value-type="float">
            <text:p>6.741</text:p>
          </table:table-cell>
          <table:table-cell office:value-type="float" office:value="6.763436" calcext:value-type="float">
            <text:p>6.763</text:p>
          </table:table-cell>
          <table:table-cell office:value-type="float" office:value="6.765019" calcext:value-type="float">
            <text:p>6.765</text:p>
          </table:table-cell>
          <table:table-cell table:formula="of:=AVERAGE([.R24:.V24])" office:value-type="float" office:value="6.7488716" calcext:value-type="float">
            <text:p>6.749</text:p>
          </table:table-cell>
          <table:table-cell table:formula="of:=STDEV([.R24:.V24])" office:value-type="float" office:value="0.0143460660565885" calcext:value-type="float">
            <text:p>0.01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0.081505" calcext:value-type="float">
            <text:p>0.082</text:p>
          </table:table-cell>
          <table:table-cell office:value-type="float" office:value="0.058099" calcext:value-type="float">
            <text:p>0.058</text:p>
          </table:table-cell>
          <table:table-cell office:value-type="float" office:value="0.062241" calcext:value-type="float">
            <text:p>0.062</text:p>
          </table:table-cell>
          <table:table-cell office:value-type="float" office:value="0.05824" calcext:value-type="float">
            <text:p>0.058</text:p>
          </table:table-cell>
          <table:table-cell office:value-type="float" office:value="0.062459" calcext:value-type="float">
            <text:p>0.062</text:p>
          </table:table-cell>
          <table:table-cell table:formula="of:=AVERAGE([.B30:.F30])" office:value-type="float" office:value="0.0645088" calcext:value-type="float">
            <text:p>0.065</text:p>
          </table:table-cell>
          <table:table-cell table:formula="of:=STDEV([.B30:.F30])" office:value-type="float" office:value="0.00972880774812618" calcext:value-type="float">
            <text:p>0.010</text:p>
          </table:table-cell>
          <table:table-cell table:style-name="ce1"/>
          <table:table-cell office:value-type="float" office:value="0.081764" calcext:value-type="float">
            <text:p>0.082</text:p>
          </table:table-cell>
          <table:table-cell office:value-type="float" office:value="0.080772" calcext:value-type="float">
            <text:p>0.081</text:p>
          </table:table-cell>
          <table:table-cell office:value-type="float" office:value="0.081688" calcext:value-type="float">
            <text:p>0.082</text:p>
          </table:table-cell>
          <table:table-cell office:value-type="float" office:value="0.079201" calcext:value-type="float">
            <text:p>0.079</text:p>
          </table:table-cell>
          <table:table-cell table:style-name="ce3" office:value-type="float" office:value="0.082178" calcext:value-type="float">
            <text:p>0.082</text:p>
          </table:table-cell>
          <table:table-cell table:formula="of:=AVERAGE([.J30:.N30])" office:value-type="float" office:value="0.0811206" calcext:value-type="float">
            <text:p>0.081</text:p>
          </table:table-cell>
          <table:table-cell table:formula="of:=STDEV([.J30:.N30])" office:value-type="float" office:value="0.00118957841271604" calcext:value-type="float">
            <text:p>0.00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0.876039" calcext:value-type="float">
            <text:p>0.876</text:p>
          </table:table-cell>
          <table:table-cell office:value-type="float" office:value="0.869319" calcext:value-type="float">
            <text:p>0.869</text:p>
          </table:table-cell>
          <table:table-cell office:value-type="float" office:value="0.872607" calcext:value-type="float">
            <text:p>0.873</text:p>
          </table:table-cell>
          <table:table-cell office:value-type="float" office:value="0.886349" calcext:value-type="float">
            <text:p>0.886</text:p>
          </table:table-cell>
          <table:table-cell office:value-type="float" office:value="0.875102" calcext:value-type="float">
            <text:p>0.875</text:p>
          </table:table-cell>
          <table:table-cell table:formula="of:=AVERAGE([.B31:.F31])" office:value-type="float" office:value="0.8758832" calcext:value-type="float">
            <text:p>0.876</text:p>
          </table:table-cell>
          <table:table-cell table:formula="of:=STDEV([.B31:.F31])" office:value-type="float" office:value="0.00640292364471107" calcext:value-type="float">
            <text:p>0.006</text:p>
          </table:table-cell>
          <table:table-cell table:style-name="ce1"/>
          <table:table-cell office:value-type="float" office:value="0.845814" calcext:value-type="float">
            <text:p>0.846</text:p>
          </table:table-cell>
          <table:table-cell office:value-type="float" office:value="0.842729" calcext:value-type="float">
            <text:p>0.843</text:p>
          </table:table-cell>
          <table:table-cell office:value-type="float" office:value="0.844842" calcext:value-type="float">
            <text:p>0.845</text:p>
          </table:table-cell>
          <table:table-cell office:value-type="float" office:value="0.842569" calcext:value-type="float">
            <text:p>0.843</text:p>
          </table:table-cell>
          <table:table-cell table:style-name="ce3" office:value-type="float" office:value="0.852285" calcext:value-type="float">
            <text:p>0.852</text:p>
          </table:table-cell>
          <table:table-cell table:formula="of:=AVERAGE([.J31:.N31])" office:value-type="float" office:value="0.8456478" calcext:value-type="float">
            <text:p>0.846</text:p>
          </table:table-cell>
          <table:table-cell table:formula="of:=STDEV([.J31:.N31])" office:value-type="float" office:value="0.00396004301744311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1.744208" calcext:value-type="float">
            <text:p>1.744</text:p>
          </table:table-cell>
          <table:table-cell office:value-type="float" office:value="1.746466" calcext:value-type="float">
            <text:p>1.746</text:p>
          </table:table-cell>
          <table:table-cell office:value-type="float" office:value="1.746042" calcext:value-type="float">
            <text:p>1.746</text:p>
          </table:table-cell>
          <table:table-cell office:value-type="float" office:value="1.743894" calcext:value-type="float">
            <text:p>1.744</text:p>
          </table:table-cell>
          <table:table-cell office:value-type="float" office:value="1.746231" calcext:value-type="float">
            <text:p>1.746</text:p>
          </table:table-cell>
          <table:table-cell table:formula="of:=AVERAGE([.B32:.F32])" office:value-type="float" office:value="1.7453682" calcext:value-type="float">
            <text:p>1.745</text:p>
          </table:table-cell>
          <table:table-cell table:formula="of:=STDEV([.B32:.F32])" office:value-type="float" office:value="0.0012168529902991" calcext:value-type="float">
            <text:p>0.001</text:p>
          </table:table-cell>
          <table:table-cell table:style-name="ce1"/>
          <table:table-cell office:value-type="float" office:value="1.690173" calcext:value-type="float">
            <text:p>1.690</text:p>
          </table:table-cell>
          <table:table-cell office:value-type="float" office:value="1.691228" calcext:value-type="float">
            <text:p>1.691</text:p>
          </table:table-cell>
          <table:table-cell office:value-type="float" office:value="1.683082" calcext:value-type="float">
            <text:p>1.683</text:p>
          </table:table-cell>
          <table:table-cell office:value-type="float" office:value="1.685021" calcext:value-type="float">
            <text:p>1.685</text:p>
          </table:table-cell>
          <table:table-cell table:style-name="ce3" office:value-type="float" office:value="1.685026" calcext:value-type="float">
            <text:p>1.685</text:p>
          </table:table-cell>
          <table:table-cell table:formula="of:=AVERAGE([.J32:.N32])" office:value-type="float" office:value="1.686906" calcext:value-type="float">
            <text:p>1.687</text:p>
          </table:table-cell>
          <table:table-cell table:formula="of:=STDEV([.J32:.N32])" office:value-type="float" office:value="0.00357293905629523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3567" calcext:value-type="float">
            <text:p>2.614</text:p>
          </table:table-cell>
          <table:table-cell office:value-type="float" office:value="2.594047" calcext:value-type="float">
            <text:p>2.594</text:p>
          </table:table-cell>
          <table:table-cell office:value-type="float" office:value="2.614731" calcext:value-type="float">
            <text:p>2.615</text:p>
          </table:table-cell>
          <table:table-cell office:value-type="float" office:value="2.605954" calcext:value-type="float">
            <text:p>2.606</text:p>
          </table:table-cell>
          <table:table-cell office:value-type="float" office:value="2.607735" calcext:value-type="float">
            <text:p>2.608</text:p>
          </table:table-cell>
          <table:table-cell table:formula="of:=AVERAGE([.B33:.F33])" office:value-type="float" office:value="2.6072068" calcext:value-type="float">
            <text:p>2.607</text:p>
          </table:table-cell>
          <table:table-cell table:formula="of:=STDEV([.B33:.F33])" office:value-type="float" office:value="0.0082476446455943" calcext:value-type="float">
            <text:p>0.008</text:p>
          </table:table-cell>
          <table:table-cell table:style-name="ce1"/>
          <table:table-cell office:value-type="float" office:value="2.535376" calcext:value-type="float">
            <text:p>2.535</text:p>
          </table:table-cell>
          <table:table-cell office:value-type="float" office:value="2.530644" calcext:value-type="float">
            <text:p>2.531</text:p>
          </table:table-cell>
          <table:table-cell office:value-type="float" office:value="2.554155" calcext:value-type="float">
            <text:p>2.554</text:p>
          </table:table-cell>
          <table:table-cell office:value-type="float" office:value="2.528741" calcext:value-type="float">
            <text:p>2.529</text:p>
          </table:table-cell>
          <table:table-cell table:style-name="ce3" office:value-type="float" office:value="2.549565" calcext:value-type="float">
            <text:p>2.550</text:p>
          </table:table-cell>
          <table:table-cell table:formula="of:=AVERAGE([.J33:.N33])" office:value-type="float" office:value="2.5396962" calcext:value-type="float">
            <text:p>2.540</text:p>
          </table:table-cell>
          <table:table-cell table:formula="of:=STDEV([.J33:.N33])" office:value-type="float" office:value="0.011479034920236" calcext:value-type="float">
            <text:p>0.01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75579" calcext:value-type="float">
            <text:p>3.476</text:p>
          </table:table-cell>
          <table:table-cell office:value-type="float" office:value="3.470451" calcext:value-type="float">
            <text:p>3.470</text:p>
          </table:table-cell>
          <table:table-cell office:value-type="float" office:value="3.473597" calcext:value-type="float">
            <text:p>3.474</text:p>
          </table:table-cell>
          <table:table-cell office:value-type="float" office:value="3.498556" calcext:value-type="float">
            <text:p>3.499</text:p>
          </table:table-cell>
          <table:table-cell office:value-type="float" office:value="3.480722" calcext:value-type="float">
            <text:p>3.481</text:p>
          </table:table-cell>
          <table:table-cell table:formula="of:=AVERAGE([.B34:.F34])" office:value-type="float" office:value="3.479781" calcext:value-type="float">
            <text:p>3.480</text:p>
          </table:table-cell>
          <table:table-cell table:formula="of:=STDEV([.B34:.F34])" office:value-type="float" office:value="0.0111392736073768" calcext:value-type="float">
            <text:p>0.011</text:p>
          </table:table-cell>
          <table:table-cell table:style-name="ce1"/>
          <table:table-cell office:value-type="float" office:value="3.377026" calcext:value-type="float">
            <text:p>3.377</text:p>
          </table:table-cell>
          <table:table-cell office:value-type="float" office:value="3.383159" calcext:value-type="float">
            <text:p>3.383</text:p>
          </table:table-cell>
          <table:table-cell office:value-type="float" office:value="3.371798" calcext:value-type="float">
            <text:p>3.372</text:p>
          </table:table-cell>
          <table:table-cell office:value-type="float" office:value="3.381752" calcext:value-type="float">
            <text:p>3.382</text:p>
          </table:table-cell>
          <table:table-cell table:style-name="ce3" office:value-type="float" office:value="3.37778" calcext:value-type="float">
            <text:p>3.378</text:p>
          </table:table-cell>
          <table:table-cell table:formula="of:=AVERAGE([.J34:.N34])" office:value-type="float" office:value="3.378303" calcext:value-type="float">
            <text:p>3.378</text:p>
          </table:table-cell>
          <table:table-cell table:formula="of:=STDEV([.J34:.N34])" office:value-type="float" office:value="0.00446362016753219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3309" calcext:value-type="float">
            <text:p>4.333</text:p>
          </table:table-cell>
          <table:table-cell office:value-type="float" office:value="4.336604" calcext:value-type="float">
            <text:p>4.337</text:p>
          </table:table-cell>
          <table:table-cell office:value-type="float" office:value="4.344196" calcext:value-type="float">
            <text:p>4.344</text:p>
          </table:table-cell>
          <table:table-cell office:value-type="float" office:value="4.353389" calcext:value-type="float">
            <text:p>4.353</text:p>
          </table:table-cell>
          <table:table-cell office:value-type="float" office:value="4.334585" calcext:value-type="float">
            <text:p>4.335</text:p>
          </table:table-cell>
          <table:table-cell table:formula="of:=AVERAGE([.B35:.F35])" office:value-type="float" office:value="4.3403728" calcext:value-type="float">
            <text:p>4.340</text:p>
          </table:table-cell>
          <table:table-cell table:formula="of:=STDEV([.B35:.F35])" office:value-type="float" office:value="0.00843771264620922" calcext:value-type="float">
            <text:p>0.008</text:p>
          </table:table-cell>
          <table:table-cell table:style-name="ce1"/>
          <table:table-cell office:value-type="float" office:value="4.221673" calcext:value-type="float">
            <text:p>4.222</text:p>
          </table:table-cell>
          <table:table-cell office:value-type="float" office:value="4.239818" calcext:value-type="float">
            <text:p>4.240</text:p>
          </table:table-cell>
          <table:table-cell office:value-type="float" office:value="4.205817" calcext:value-type="float">
            <text:p>4.206</text:p>
          </table:table-cell>
          <table:table-cell office:value-type="float" office:value="4.202208" calcext:value-type="float">
            <text:p>4.202</text:p>
          </table:table-cell>
          <table:table-cell table:style-name="ce3" office:value-type="float" office:value="4.209081" calcext:value-type="float">
            <text:p>4.209</text:p>
          </table:table-cell>
          <table:table-cell table:formula="of:=AVERAGE([.J35:.N35])" office:value-type="float" office:value="4.2157194" calcext:value-type="float">
            <text:p>4.216</text:p>
          </table:table-cell>
          <table:table-cell table:formula="of:=STDEV([.J35:.N35])" office:value-type="float" office:value="0.015336815878793" calcext:value-type="float">
            <text:p>0.015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56562" calcext:value-type="float">
            <text:p>5.257</text:p>
          </table:table-cell>
          <table:table-cell office:value-type="float" office:value="5.206982" calcext:value-type="float">
            <text:p>5.207</text:p>
          </table:table-cell>
          <table:table-cell office:value-type="float" office:value="5.236033" calcext:value-type="float">
            <text:p>5.236</text:p>
          </table:table-cell>
          <table:table-cell office:value-type="float" office:value="5.202467" calcext:value-type="float">
            <text:p>5.202</text:p>
          </table:table-cell>
          <table:table-cell office:value-type="float" office:value="5.207819" calcext:value-type="float">
            <text:p>5.208</text:p>
          </table:table-cell>
          <table:table-cell table:formula="of:=AVERAGE([.B36:.F36])" office:value-type="float" office:value="5.2219726" calcext:value-type="float">
            <text:p>5.222</text:p>
          </table:table-cell>
          <table:table-cell table:formula="of:=STDEV([.B36:.F36])" office:value-type="float" office:value="0.0234501191532153" calcext:value-type="float">
            <text:p>0.023</text:p>
          </table:table-cell>
          <table:table-cell/>
          <table:table-cell table:style-name="ce60" office:value-type="float" office:value="5.059575" calcext:value-type="float">
            <text:p>5.060</text:p>
          </table:table-cell>
          <table:table-cell table:style-name="ce60" office:value-type="float" office:value="5.050219" calcext:value-type="float">
            <text:p>5.050</text:p>
          </table:table-cell>
          <table:table-cell table:style-name="ce60" office:value-type="float" office:value="5.055368" calcext:value-type="float">
            <text:p>5.055</text:p>
          </table:table-cell>
          <table:table-cell table:style-name="ce60" office:value-type="float" office:value="5.051738" calcext:value-type="float">
            <text:p>5.052</text:p>
          </table:table-cell>
          <table:table-cell office:value-type="float" office:value="5.059961" calcext:value-type="float">
            <text:p>5.060</text:p>
          </table:table-cell>
          <table:table-cell table:formula="of:=AVERAGE([.J36:.N36])" office:value-type="float" office:value="5.0553722" calcext:value-type="float">
            <text:p>5.055</text:p>
          </table:table-cell>
          <table:table-cell table:formula="of:=STDEV([.J36:.N36])" office:value-type="float" office:value="0.00442954599253684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77813" calcext:value-type="float">
            <text:p>6.078</text:p>
          </table:table-cell>
          <table:table-cell office:value-type="float" office:value="6.082999" calcext:value-type="float">
            <text:p>6.083</text:p>
          </table:table-cell>
          <table:table-cell office:value-type="float" office:value="6.080259" calcext:value-type="float">
            <text:p>6.080</text:p>
          </table:table-cell>
          <table:table-cell office:value-type="float" office:value="6.103467" calcext:value-type="float">
            <text:p>6.103</text:p>
          </table:table-cell>
          <table:table-cell office:value-type="float" office:value="6.068026" calcext:value-type="float">
            <text:p>6.068</text:p>
          </table:table-cell>
          <table:table-cell table:formula="of:=AVERAGE([.B37:.F37])" office:value-type="float" office:value="6.0825128" calcext:value-type="float">
            <text:p>6.083</text:p>
          </table:table-cell>
          <table:table-cell table:formula="of:=STDEV([.B37:.F37])" office:value-type="float" office:value="0.0130033649183588" calcext:value-type="float">
            <text:p>0.013</text:p>
          </table:table-cell>
          <table:table-cell/>
          <table:table-cell table:style-name="ce60" office:value-type="float" office:value="5.894329" calcext:value-type="float">
            <text:p>5.894</text:p>
          </table:table-cell>
          <table:table-cell table:style-name="ce60" office:value-type="float" office:value="5.892329" calcext:value-type="float">
            <text:p>5.892</text:p>
          </table:table-cell>
          <table:table-cell table:style-name="ce60" office:value-type="float" office:value="5.897265" calcext:value-type="float">
            <text:p>5.897</text:p>
          </table:table-cell>
          <table:table-cell table:style-name="ce60" office:value-type="float" office:value="5.907332" calcext:value-type="float">
            <text:p>5.907</text:p>
          </table:table-cell>
          <table:table-cell office:value-type="float" office:value="5.874838" calcext:value-type="float">
            <text:p>5.875</text:p>
          </table:table-cell>
          <table:table-cell table:formula="of:=AVERAGE([.J37:.N37])" office:value-type="float" office:value="5.8932186" calcext:value-type="float">
            <text:p>5.893</text:p>
          </table:table-cell>
          <table:table-cell table:formula="of:=STDEV([.J37:.N37])" office:value-type="float" office:value="0.0117838050433634" calcext:value-type="float">
            <text:p>0.012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48939" calcext:value-type="float">
            <text:p>6.949</text:p>
          </table:table-cell>
          <table:table-cell office:value-type="float" office:value="6.961199" calcext:value-type="float">
            <text:p>6.961</text:p>
          </table:table-cell>
          <table:table-cell office:value-type="float" office:value="6.946533" calcext:value-type="float">
            <text:p>6.947</text:p>
          </table:table-cell>
          <table:table-cell office:value-type="float" office:value="6.968648" calcext:value-type="float">
            <text:p>6.969</text:p>
          </table:table-cell>
          <table:table-cell office:value-type="float" office:value="6.940091" calcext:value-type="float">
            <text:p>6.940</text:p>
          </table:table-cell>
          <table:table-cell table:formula="of:=AVERAGE([.B38:.F38])" office:value-type="float" office:value="6.953082" calcext:value-type="float">
            <text:p>6.953</text:p>
          </table:table-cell>
          <table:table-cell table:formula="of:=STDEV([.B38:.F38])" office:value-type="float" office:value="0.0115866946969358" calcext:value-type="float">
            <text:p>0.012</text:p>
          </table:table-cell>
          <table:table-cell/>
          <table:table-cell table:style-name="ce60" office:value-type="float" office:value="6.72769" calcext:value-type="float">
            <text:p>6.728</text:p>
          </table:table-cell>
          <table:table-cell table:style-name="ce60" office:value-type="float" office:value="6.72112" calcext:value-type="float">
            <text:p>6.721</text:p>
          </table:table-cell>
          <table:table-cell table:style-name="ce60" office:value-type="float" office:value="6.717672" calcext:value-type="float">
            <text:p>6.718</text:p>
          </table:table-cell>
          <table:table-cell table:style-name="ce60" office:value-type="float" office:value="6.72729" calcext:value-type="float">
            <text:p>6.727</text:p>
          </table:table-cell>
          <table:table-cell office:value-type="float" office:value="6.719923" calcext:value-type="float">
            <text:p>6.720</text:p>
          </table:table-cell>
          <table:table-cell table:formula="of:=AVERAGE([.J38:.N38])" office:value-type="float" office:value="6.722739" calcext:value-type="float">
            <text:p>6.723</text:p>
          </table:table-cell>
          <table:table-cell table:formula="of:=STDEV([.J38:.N38])" office:value-type="float" office:value="0.00451246905806562" calcext:value-type="float">
            <text:p>0.005</text:p>
          </table:table-cell>
          <table:table-cell/>
          <table:table-cell table:style-name="ce60" table:number-columns-repeated="5"/>
          <table:table-cell table:number-columns-repeated="3"/>
        </table:table-row>
      </table:table>
      <table:table table:name="Runtime (1 process)" table:style-name="ta1">
        <table:table-column table:style-name="co15" table:default-cell-style-name="Default"/>
        <table:table-column table:style-name="co15" table:default-cell-style-name="ce1"/>
        <table:table-column table:style-name="co15" table:number-columns-repeated="3" table:default-cell-style-name="ce73"/>
        <table:table-column table:style-name="co15" table:default-cell-style-name="ce75"/>
        <table:table-column table:style-name="co15" table:number-columns-repeated="4" table:default-cell-style-name="ce1"/>
        <table:table-column table:style-name="co15" table:default-cell-style-name="ce3"/>
        <table:table-column table:style-name="co15" table:default-cell-style-name="ce53"/>
        <table:table-column table:style-name="co15" table:default-cell-style-name="Default"/>
        <table:table-column table:style-name="co11" table:number-columns-repeated="4" table:default-cell-style-name="Default"/>
        <table:table-row table:style-name="ro1">
          <table:table-cell table:style-name="ce68" office:value-type="string" calcext:value-type="string">
            <text:p>Training an ANN classifier (14,8,8,2), Epochs=10000, batch=1000, De_err=0.001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69" office:value-type="string" calcext:value-type="string">
            <text:p>Hyperthreading <text:span text:style-name="T1">Enabled</text:span><text:span text:style-name="T2">, TurboBoost </text:span><text:span text:style-name="T3">Disabled</text:span></text:p>
          </table:table-cell>
          <table:table-cell table:style-name="ce68"/>
          <table:table-cell table:number-columns-repeated="15"/>
        </table:table-row>
        <table:table-row table:style-name="ro1">
          <table:table-cell/>
          <table:table-cell table:style-name="ce71" office:value-type="string" calcext:value-type="string">
            <text:p>Inside Enclave (Time (s)), 4 attempts</text:p>
          </table:table-cell>
          <table:table-cell table:style-name="ce74" table:number-columns-repeated="3"/>
          <table:table-cell table:style-name="ce76"/>
          <table:table-cell table:style-name="ce78" office:value-type="string" calcext:value-type="string">
            <text:p>Outside Enclave (Time (s)), 4 attempts</text:p>
          </table:table-cell>
          <table:table-cell table:style-name="ce78" table:number-columns-repeated="3"/>
          <table:table-cell table:style-name="ce80"/>
          <table:table-cell/>
          <table:table-cell table:style-name="ce82" office:value-type="string" calcext:value-type="string">
            <text:p>Enclave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N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7" office:value-type="string" calcext:value-type="string">
            <text:p>Avg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81" office:value-type="string" calcext:value-type="string">
            <text:p>Avg</text:p>
          </table:table-cell>
          <table:table-cell/>
          <table:table-cell table:style-name="ce82"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table:style-name="ce70" office:value-type="float" office:value="1000" calcext:value-type="float">
            <text:p>1000</text:p>
          </table:table-cell>
          <table:table-cell/>
          <table:table-cell office:value-type="float" office:value="50.977" calcext:value-type="float">
            <text:p>50.9770</text:p>
          </table:table-cell>
          <table:table-cell office:value-type="float" office:value="51.128" calcext:value-type="float">
            <text:p>51.1280</text:p>
          </table:table-cell>
          <table:table-cell/>
          <table:table-cell table:formula="of:=AVERAGE([.B6:.E6])" office:value-type="float" office:value="51.0525" calcext:value-type="float">
            <text:p>51.0525</text:p>
          </table:table-cell>
          <table:table-cell office:value-type="float" office:value="13.558" calcext:value-type="float">
            <text:p>13.558</text:p>
          </table:table-cell>
          <table:table-cell office:value-type="float" office:value="13.573" calcext:value-type="float">
            <text:p>13.573</text:p>
          </table:table-cell>
          <table:table-cell table:number-columns-repeated="2"/>
          <table:table-cell table:style-name="ce75" table:formula="of:=AVERAGE([.G6:.J6])" office:value-type="float" office:value="13.5655" calcext:value-type="float">
            <text:p>13.5655</text:p>
          </table:table-cell>
          <table:table-cell/>
          <table:table-cell table:style-name="ce83" table:formula="of:=([.F6]-[.K6])/[.K6]" office:value-type="percentage" office:value="2.76340717260698" calcext:value-type="percentage">
            <text:p>276.34%</text:p>
          </table:table-cell>
          <table:table-cell table:number-columns-repeated="4"/>
        </table:table-row>
        <table:table-row table:style-name="ro1">
          <table:table-cell table:style-name="ce70" office:value-type="float" office:value="2000" calcext:value-type="float">
            <text:p>2000</text:p>
          </table:table-cell>
          <table:table-cell office:value-type="float" office:value="66.7558" calcext:value-type="float">
            <text:p>66.756</text:p>
          </table:table-cell>
          <table:table-cell office:value-type="float" office:value="103.189" calcext:value-type="float">
            <text:p>103.1890</text:p>
          </table:table-cell>
          <table:table-cell table:number-columns-repeated="2"/>
          <table:table-cell table:formula="of:=AVERAGE([.B7:.E7])" office:value-type="float" office:value="84.9724" calcext:value-type="float">
            <text:p>84.9724</text:p>
          </table:table-cell>
          <table:table-cell office:value-type="float" office:value="26.784" calcext:value-type="float">
            <text:p>26.784</text:p>
          </table:table-cell>
          <table:table-cell office:value-type="float" office:value="26.808" calcext:value-type="float">
            <text:p>26.808</text:p>
          </table:table-cell>
          <table:table-cell table:number-columns-repeated="2"/>
          <table:table-cell table:style-name="ce75" table:formula="of:=AVERAGE([.G7:.J7])" office:value-type="float" office:value="26.796" calcext:value-type="float">
            <text:p>26.7960</text:p>
          </table:table-cell>
          <table:table-cell/>
          <table:table-cell table:style-name="ce83" table:formula="of:=([.F7]-[.K7])/[.K7]" office:value-type="percentage" office:value="2.17108523660248" calcext:value-type="percentage">
            <text:p>217.11%</text:p>
          </table:table-cell>
          <table:table-cell table:number-columns-repeated="4"/>
        </table:table-row>
        <table:table-row table:style-name="ro1">
          <table:table-cell table:style-name="ce70" office:value-type="float" office:value="3000" calcext:value-type="float">
            <text:p>3000</text:p>
          </table:table-cell>
          <table:table-cell office:value-type="float" office:value="99.77636" calcext:value-type="float">
            <text:p>99.776</text:p>
          </table:table-cell>
          <table:table-cell office:value-type="float" office:value="153.17" calcext:value-type="float">
            <text:p>153.1700</text:p>
          </table:table-cell>
          <table:table-cell table:number-columns-repeated="2"/>
          <table:table-cell table:formula="of:=AVERAGE([.B8:.E8])" office:value-type="float" office:value="126.47318" calcext:value-type="float">
            <text:p>126.4732</text:p>
          </table:table-cell>
          <table:table-cell office:value-type="float" office:value="40.564" calcext:value-type="float">
            <text:p>40.564</text:p>
          </table:table-cell>
          <table:table-cell office:value-type="float" office:value="40.452" calcext:value-type="float">
            <text:p>40.452</text:p>
          </table:table-cell>
          <table:table-cell table:number-columns-repeated="2"/>
          <table:table-cell table:style-name="ce75" table:formula="of:=AVERAGE([.G8:.J8])" office:value-type="float" office:value="40.508" calcext:value-type="float">
            <text:p>40.5080</text:p>
          </table:table-cell>
          <table:table-cell/>
          <table:table-cell table:style-name="ce83" table:formula="of:=([.F8]-[.K8])/[.K8]" office:value-type="percentage" office:value="2.12217784141404" calcext:value-type="percentage">
            <text:p>212.22%</text:p>
          </table:table-cell>
          <table:table-cell table:number-columns-repeated="4"/>
        </table:table-row>
        <table:table-row table:style-name="ro1">
          <table:table-cell table:style-name="ce70" office:value-type="float" office:value="4000" calcext:value-type="float">
            <text:p>4000</text:p>
          </table:table-cell>
          <table:table-cell office:value-type="float" office:value="134.132404" calcext:value-type="float">
            <text:p>134.132</text:p>
          </table:table-cell>
          <table:table-cell table:number-columns-repeated="3"/>
          <table:table-cell table:formula="of:=AVERAGE([.B9:.E9])" office:value-type="float" office:value="134.132404" calcext:value-type="float">
            <text:p>134.1324</text:p>
          </table:table-cell>
          <table:table-cell office:value-type="float" office:value="50.545" calcext:value-type="float">
            <text:p>50.545</text:p>
          </table:table-cell>
          <table:table-cell office:value-type="float" office:value="52.691" calcext:value-type="float">
            <text:p>52.691</text:p>
          </table:table-cell>
          <table:table-cell table:number-columns-repeated="2"/>
          <table:table-cell table:style-name="ce75" table:formula="of:=AVERAGE([.G9:.J9])" office:value-type="float" office:value="51.618" calcext:value-type="float">
            <text:p>51.6180</text:p>
          </table:table-cell>
          <table:table-cell/>
          <table:table-cell table:style-name="ce83" table:formula="of:=([.F9]-[.K9])/[.K9]" office:value-type="percentage" office:value="1.59855871982642" calcext:value-type="percentage">
            <text:p>159.86%</text:p>
          </table:table-cell>
          <table:table-cell table:number-columns-repeated="4"/>
        </table:table-row>
        <table:table-row table:style-name="ro1">
          <table:table-cell table:style-name="ce70" office:value-type="float" office:value="5000" calcext:value-type="float">
            <text:p>5000</text:p>
          </table:table-cell>
          <table:table-cell office:value-type="float" office:value="165.895794" calcext:value-type="float">
            <text:p>165.896</text:p>
          </table:table-cell>
          <table:table-cell table:number-columns-repeated="3"/>
          <table:table-cell table:formula="of:=AVERAGE([.B10:.E10])" office:value-type="float" office:value="165.895794" calcext:value-type="float">
            <text:p>165.8958</text:p>
          </table:table-cell>
          <table:table-cell office:value-type="float" office:value="66.425" calcext:value-type="float">
            <text:p>66.425</text:p>
          </table:table-cell>
          <table:table-cell office:value-type="float" office:value="67.38" calcext:value-type="float">
            <text:p>67.380</text:p>
          </table:table-cell>
          <table:table-cell table:number-columns-repeated="2"/>
          <table:table-cell table:style-name="ce75" table:formula="of:=AVERAGE([.G10:.J10])" office:value-type="float" office:value="66.9025" calcext:value-type="float">
            <text:p>66.9025</text:p>
          </table:table-cell>
          <table:table-cell/>
          <table:table-cell table:style-name="ce83" table:formula="of:=([.F10]-[.K10])/[.K10]" office:value-type="percentage" office:value="1.4796650947274" calcext:value-type="percentage">
            <text:p>147.97%</text:p>
          </table:table-cell>
          <table:table-cell table:number-columns-repeated="4"/>
        </table:table-row>
        <table:table-row table:style-name="ro1">
          <table:table-cell table:style-name="ce70" office:value-type="float" office:value="6000" calcext:value-type="float">
            <text:p>6000</text:p>
          </table:table-cell>
          <table:table-cell office:value-type="float" office:value="197.947163" calcext:value-type="float">
            <text:p>197.947</text:p>
          </table:table-cell>
          <table:table-cell table:number-columns-repeated="3"/>
          <table:table-cell table:formula="of:=AVERAGE([.B11:.E11])" office:value-type="float" office:value="197.947163" calcext:value-type="float">
            <text:p>197.9472</text:p>
          </table:table-cell>
          <table:table-cell office:value-type="float" office:value="79.9" calcext:value-type="float">
            <text:p>79.900</text:p>
          </table:table-cell>
          <table:table-cell office:value-type="float" office:value="75.962" calcext:value-type="float">
            <text:p>75.962</text:p>
          </table:table-cell>
          <table:table-cell table:number-columns-repeated="2"/>
          <table:table-cell table:style-name="ce75" table:formula="of:=AVERAGE([.G11:.J11])" office:value-type="float" office:value="77.931" calcext:value-type="float">
            <text:p>77.9310</text:p>
          </table:table-cell>
          <table:table-cell/>
          <table:table-cell table:style-name="ce83" table:formula="of:=([.F11]-[.K11])/[.K11]" office:value-type="percentage" office:value="1.54003109160668" calcext:value-type="percentage">
            <text:p>154.00%</text:p>
          </table:table-cell>
          <table:table-cell table:number-columns-repeated="4"/>
        </table:table-row>
        <table:table-row table:style-name="ro1">
          <table:table-cell table:style-name="ce70" office:value-type="float" office:value="7000" calcext:value-type="float">
            <text:p>7000</text:p>
          </table:table-cell>
          <table:table-cell office:value-type="float" office:value="231.807903" calcext:value-type="float">
            <text:p>231.808</text:p>
          </table:table-cell>
          <table:table-cell table:number-columns-repeated="3"/>
          <table:table-cell table:formula="of:=AVERAGE([.B12:.E12])" office:value-type="float" office:value="231.807903" calcext:value-type="float">
            <text:p>231.8079</text:p>
          </table:table-cell>
          <table:table-cell office:value-type="float" office:value="90.963" calcext:value-type="float">
            <text:p>90.963</text:p>
          </table:table-cell>
          <table:table-cell office:value-type="float" office:value="94.263" calcext:value-type="float">
            <text:p>94.263</text:p>
          </table:table-cell>
          <table:table-cell table:number-columns-repeated="2"/>
          <table:table-cell table:style-name="ce75" table:formula="of:=AVERAGE([.G12:.J12])" office:value-type="float" office:value="92.613" calcext:value-type="float">
            <text:p>92.6130</text:p>
          </table:table-cell>
          <table:table-cell/>
          <table:table-cell table:style-name="ce83" table:formula="of:=([.F12]-[.K12])/[.K12]" office:value-type="percentage" office:value="1.50297369699718" calcext:value-type="percentage">
            <text:p>150.30%</text:p>
          </table:table-cell>
          <table:table-cell table:number-columns-repeated="4"/>
        </table:table-row>
        <table:table-row table:style-name="ro1">
          <table:table-cell table:style-name="ce70" office:value-type="float" office:value="8000" calcext:value-type="float">
            <text:p>8000</text:p>
          </table:table-cell>
          <table:table-cell office:value-type="float" office:value="264.953632" calcext:value-type="float">
            <text:p>264.954</text:p>
          </table:table-cell>
          <table:table-cell table:number-columns-repeated="3"/>
          <table:table-cell table:formula="of:=AVERAGE([.B13:.E13])" office:value-type="float" office:value="264.953632" calcext:value-type="float">
            <text:p>264.9536</text:p>
          </table:table-cell>
          <table:table-cell office:value-type="float" office:value="105.68" calcext:value-type="float">
            <text:p>105.680</text:p>
          </table:table-cell>
          <table:table-cell office:value-type="float" office:value="107.564" calcext:value-type="float">
            <text:p>107.564</text:p>
          </table:table-cell>
          <table:table-cell table:number-columns-repeated="2"/>
          <table:table-cell table:style-name="ce75" table:formula="of:=AVERAGE([.G13:.J13])" office:value-type="float" office:value="106.622" calcext:value-type="float">
            <text:p>106.6220</text:p>
          </table:table-cell>
          <table:table-cell/>
          <table:table-cell table:style-name="ce83" table:formula="of:=([.F13]-[.K13])/[.K13]" office:value-type="percentage" office:value="1.48498088574591" calcext:value-type="percentage">
            <text:p>148.50%</text:p>
          </table:table-cell>
          <table:table-cell/>
          <table:table-cell table:style-name="ce82" office:value-type="string" calcext:value-type="string">
            <text:p>HTT Effect</text:p>
          </table:table-cell>
          <table:table-cell/>
          <table:table-cell table:style-name="ce82" office:value-type="string" calcext:value-type="string">
            <text:p>HTT Effect</text:p>
          </table:table-cell>
        </table:table-row>
        <table:table-row table:style-name="ro1">
          <table:table-cell table:style-name="ce70" office:value-type="float" office:value="9000" calcext:value-type="float">
            <text:p>9000</text:p>
          </table:table-cell>
          <table:table-cell office:value-type="float" office:value="296.462772" calcext:value-type="float">
            <text:p>296.463</text:p>
          </table:table-cell>
          <table:table-cell table:number-columns-repeated="3"/>
          <table:table-cell table:formula="of:=AVERAGE([.B14:.E14])" office:value-type="float" office:value="296.462772" calcext:value-type="float">
            <text:p>296.4628</text:p>
          </table:table-cell>
          <table:table-cell office:value-type="float" office:value="115.687" calcext:value-type="float">
            <text:p>115.687</text:p>
          </table:table-cell>
          <table:table-cell office:value-type="float" office:value="115.432" calcext:value-type="float">
            <text:p>115.432</text:p>
          </table:table-cell>
          <table:table-cell table:number-columns-repeated="2"/>
          <table:table-cell table:style-name="ce75" table:formula="of:=AVERAGE([.G14:.J14])" office:value-type="float" office:value="115.5595" calcext:value-type="float">
            <text:p>115.5595</text:p>
          </table:table-cell>
          <table:table-cell/>
          <table:table-cell table:style-name="ce83" table:formula="of:=([.F14]-[.K14])/[.K14]" office:value-type="percentage" office:value="1.56545564838892" calcext:value-type="percentage">
            <text:p>156.55%</text:p>
          </table:table-cell>
          <table:table-cell/>
          <table:table-cell table:style-name="ce82" office:value-type="string" calcext:value-type="string">
            <text:p>Inside Enclave</text:p>
          </table:table-cell>
          <table:table-cell/>
          <table:table-cell table:style-name="ce82" office:value-type="string" calcext:value-type="string">
            <text:p>Outside Enclave</text:p>
          </table:table-cell>
        </table:table-row>
        <table:table-row table:style-name="ro1">
          <table:table-cell table:style-name="ce70" office:value-type="float" office:value="10000" calcext:value-type="float">
            <text:p>10000</text:p>
          </table:table-cell>
          <table:table-cell office:value-type="float" office:value="329.675756" calcext:value-type="float">
            <text:p>329.676</text:p>
          </table:table-cell>
          <table:table-cell table:number-columns-repeated="3"/>
          <table:table-cell table:formula="of:=AVERAGE([.B15:.E15])" office:value-type="float" office:value="329.675756" calcext:value-type="float">
            <text:p>329.6758</text:p>
          </table:table-cell>
          <table:table-cell office:value-type="float" office:value="129.539" calcext:value-type="float">
            <text:p>129.539</text:p>
          </table:table-cell>
          <table:table-cell office:value-type="float" office:value="128.277" calcext:value-type="float">
            <text:p>128.277</text:p>
          </table:table-cell>
          <table:table-cell table:number-columns-repeated="2"/>
          <table:table-cell table:style-name="ce75" table:formula="of:=AVERAGE([.G15:.J15])" office:value-type="float" office:value="128.908" calcext:value-type="float">
            <text:p>128.9080</text:p>
          </table:table-cell>
          <table:table-cell/>
          <table:table-cell table:style-name="ce83" table:formula="of:=([.F15]-[.K15])/[.K15]" office:value-type="percentage" office:value="1.55744993328575" calcext:value-type="percentage">
            <text:p>155.74%</text:p>
          </table:table-cell>
          <table:table-cell/>
          <table:table-cell table:style-name="ce83" table:formula="of:=([.F21]-[.F6])/[.F6]" office:value-type="percentage" office:value="-0.334501444591352" calcext:value-type="percentage">
            <text:p>-33.45%</text:p>
          </table:table-cell>
          <table:table-cell/>
          <table:table-cell table:style-name="ce83" table:formula="of:=([.K21]-[.K6])/[.K6]" office:value-type="percentage" office:value="0.430399764107479" calcext:value-type="percentage">
            <text:p>43.04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83" table:formula="of:=AVERAGE([.M6:.M15])" office:value-type="percentage" office:value="1.77857853212018" calcext:value-type="percentage">
            <text:p>177.86%</text:p>
          </table:table-cell>
          <table:table-cell/>
          <table:table-cell table:style-name="ce83" table:formula="of:=([.F22]-[.F7])/[.F7]" office:value-type="percentage" office:value="-0.217190205290188" calcext:value-type="percentage">
            <text:p>-21.72%</text:p>
          </table:table-cell>
          <table:table-cell/>
          <table:table-cell table:style-name="ce83" table:formula="of:=([.K22]-[.K7])/[.K7]" office:value-type="percentage" office:value="0.444048663979698" calcext:value-type="percentage">
            <text:p>44.40%</text:p>
          </table:table-cell>
        </table:table-row>
        <table:table-row table:style-name="ro1">
          <table:table-cell table:number-columns-repeated="12"/>
          <table:table-cell table:style-name="ce83"/>
          <table:table-cell/>
          <table:table-cell table:style-name="ce83" table:formula="of:=([.F23]-[.F8])/[.F8]" office:value-type="percentage" office:value="-0.211233828389545" calcext:value-type="percentage">
            <text:p>-21.12%</text:p>
          </table:table-cell>
          <table:table-cell/>
          <table:table-cell table:style-name="ce83" table:formula="of:=([.K23]-[.K8])/[.K8]" office:value-type="percentage" office:value="0.431020563839242" calcext:value-type="percentage">
            <text:p>43.10%</text:p>
          </table:table-cell>
        </table:table-row>
        <table:table-row table:style-name="ro1">
          <table:table-cell table:style-name="ce69" office:value-type="string" calcext:value-type="string">
            <text:p>Hyperthreading <text:span text:style-name="T3">Disabled</text:span><text:span text:style-name="T2">, TurboBoost </text:span><text:span text:style-name="T3">Disabled</text:span></text:p>
          </table:table-cell>
          <table:table-cell table:style-name="ce68"/>
          <table:table-cell table:number-columns-repeated="10"/>
          <table:table-cell table:style-name="ce84"/>
          <table:table-cell/>
          <table:table-cell table:style-name="ce83" table:formula="of:=([.F24]-[.F9])/[.F9]" office:value-type="percentage" office:value="-0.0163568007026849" calcext:value-type="percentage">
            <text:p>-1.64%</text:p>
          </table:table-cell>
          <table:table-cell/>
          <table:table-cell table:style-name="ce83" table:formula="of:=([.K24]-[.K9])/[.K9]" office:value-type="percentage" office:value="0.500214150102677" calcext:value-type="percentage">
            <text:p>50.02%</text:p>
          </table:table-cell>
        </table:table-row>
        <table:table-row table:style-name="ro1">
          <table:table-cell/>
          <table:table-cell table:style-name="ce71" office:value-type="string" calcext:value-type="string">
            <text:p>Inside Enclave (Time (s)), 4 attempts</text:p>
          </table:table-cell>
          <table:table-cell table:style-name="ce74" table:number-columns-repeated="3"/>
          <table:table-cell table:style-name="ce76"/>
          <table:table-cell table:style-name="ce78" office:value-type="string" calcext:value-type="string">
            <text:p>Outside Enclave (Time (s)), 4 attempts</text:p>
          </table:table-cell>
          <table:table-cell table:style-name="ce78" table:number-columns-repeated="3"/>
          <table:table-cell table:style-name="ce80"/>
          <table:table-cell/>
          <table:table-cell table:style-name="ce82" office:value-type="string" calcext:value-type="string">
            <text:p>Enclave</text:p>
          </table:table-cell>
          <table:table-cell/>
          <table:table-cell table:style-name="ce83" table:formula="of:=([.F25]-[.F10])/[.F10]" office:value-type="percentage" office:value="-0.0025500465671841" calcext:value-type="percentage">
            <text:p>-0.26%</text:p>
          </table:table-cell>
          <table:table-cell/>
          <table:table-cell table:style-name="ce83" table:formula="of:=([.K25]-[.K10])/[.K10]" office:value-type="percentage" office:value="0.422997675722133" calcext:value-type="percentage">
            <text:p>42.30%</text:p>
          </table:table-cell>
        </table:table-row>
        <table:table-row table:style-name="ro1">
          <table:table-cell table:style-name="ce53" office:value-type="string" calcext:value-type="string">
            <text:p>N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7" office:value-type="string" calcext:value-type="string">
            <text:p>Avg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81" office:value-type="string" calcext:value-type="string">
            <text:p>Avg</text:p>
          </table:table-cell>
          <table:table-cell/>
          <table:table-cell table:style-name="ce82" office:value-type="string" calcext:value-type="string">
            <text:p>Overhead</text:p>
          </table:table-cell>
          <table:table-cell/>
          <table:table-cell table:style-name="ce83" table:formula="of:=([.F26]-[.F11])/[.F11]" office:value-type="percentage" office:value="0.00476878771937748" calcext:value-type="percentage">
            <text:p>0.48%</text:p>
          </table:table-cell>
          <table:table-cell/>
          <table:table-cell table:style-name="ce83" table:formula="of:=([.K26]-[.K11])/[.K11]" office:value-type="percentage" office:value="0.489542993160616" calcext:value-type="percentage">
            <text:p>48.95%</text:p>
          </table:table-cell>
        </table:table-row>
        <table:table-row table:style-name="ro1">
          <table:table-cell table:style-name="ce70" office:value-type="float" office:value="1000" calcext:value-type="float">
            <text:p>1000</text:p>
          </table:table-cell>
          <table:table-cell office:value-type="float" office:value="33.975365" calcext:value-type="float">
            <text:p>33.975</text:p>
          </table:table-cell>
          <table:table-cell table:number-columns-repeated="3"/>
          <table:table-cell table:formula="of:=AVERAGE([.B21:.E21])" office:value-type="float" office:value="33.975365" calcext:value-type="float">
            <text:p>33.9754</text:p>
          </table:table-cell>
          <table:table-cell office:value-type="float" office:value="19.404088" calcext:value-type="float">
            <text:p>19.404</text:p>
          </table:table-cell>
          <table:table-cell table:number-columns-repeated="3"/>
          <table:table-cell table:style-name="ce75" table:formula="of:=AVERAGE([.G21:.J21])" office:value-type="float" office:value="19.404088" calcext:value-type="float">
            <text:p>19.4041</text:p>
          </table:table-cell>
          <table:table-cell/>
          <table:table-cell table:style-name="ce83" table:formula="of:=([.F21]-[.K21])/[.K21]" office:value-type="percentage" office:value="0.750938513575077" calcext:value-type="percentage">
            <text:p>75.09%</text:p>
          </table:table-cell>
          <table:table-cell/>
          <table:table-cell table:style-name="ce83" table:formula="of:=([.F27]-[.F12])/[.F12]" office:value-type="percentage" office:value="-0.00517557850475883" calcext:value-type="percentage">
            <text:p>-0.52%</text:p>
          </table:table-cell>
          <table:table-cell/>
          <table:table-cell table:style-name="ce83" table:formula="of:=([.K27]-[.K12])/[.K12]" office:value-type="percentage" office:value="0.454538131795752" calcext:value-type="percentage">
            <text:p>45.45%</text:p>
          </table:table-cell>
        </table:table-row>
        <table:table-row table:style-name="ro1">
          <table:table-cell table:style-name="ce70" office:value-type="float" office:value="2000" calcext:value-type="float">
            <text:p>2000</text:p>
          </table:table-cell>
          <table:table-cell office:value-type="float" office:value="66.517227" calcext:value-type="float">
            <text:p>66.517</text:p>
          </table:table-cell>
          <table:table-cell table:number-columns-repeated="3"/>
          <table:table-cell table:formula="of:=AVERAGE([.B22:.E22])" office:value-type="float" office:value="66.517227" calcext:value-type="float">
            <text:p>66.5172</text:p>
          </table:table-cell>
          <table:table-cell office:value-type="float" office:value="38.694728" calcext:value-type="float">
            <text:p>38.695</text:p>
          </table:table-cell>
          <table:table-cell table:number-columns-repeated="3"/>
          <table:table-cell table:style-name="ce75" table:formula="of:=AVERAGE([.G22:.J22])" office:value-type="float" office:value="38.694728" calcext:value-type="float">
            <text:p>38.6947</text:p>
          </table:table-cell>
          <table:table-cell/>
          <table:table-cell table:style-name="ce83" table:formula="of:=([.F22]-[.K22])/[.K22]" office:value-type="percentage" office:value="0.719025573716399" calcext:value-type="percentage">
            <text:p>71.90%</text:p>
          </table:table-cell>
          <table:table-cell/>
          <table:table-cell table:style-name="ce83" table:formula="of:=([.F28]-[.F13])/[.F13]" office:value-type="percentage" office:value="-0.00480935471758333" calcext:value-type="percentage">
            <text:p>-0.48%</text:p>
          </table:table-cell>
          <table:table-cell/>
          <table:table-cell table:style-name="ce83" table:formula="of:=([.K28]-[.K13])/[.K13]" office:value-type="percentage" office:value="0.445431871471178" calcext:value-type="percentage">
            <text:p>44.54%</text:p>
          </table:table-cell>
        </table:table-row>
        <table:table-row table:style-name="ro1">
          <table:table-cell table:style-name="ce70" office:value-type="float" office:value="3000" calcext:value-type="float">
            <text:p>3000</text:p>
          </table:table-cell>
          <table:table-cell office:value-type="float" office:value="99.757766" calcext:value-type="float">
            <text:p>99.758</text:p>
          </table:table-cell>
          <table:table-cell table:number-columns-repeated="3"/>
          <table:table-cell table:formula="of:=AVERAGE([.B23:.E23])" office:value-type="float" office:value="99.757766" calcext:value-type="float">
            <text:p>99.7578</text:p>
          </table:table-cell>
          <table:table-cell office:value-type="float" office:value="57.967781" calcext:value-type="float">
            <text:p>57.968</text:p>
          </table:table-cell>
          <table:table-cell table:number-columns-repeated="3"/>
          <table:table-cell table:style-name="ce75" table:formula="of:=AVERAGE([.G23:.J23])" office:value-type="float" office:value="57.967781" calcext:value-type="float">
            <text:p>57.9678</text:p>
          </table:table-cell>
          <table:table-cell/>
          <table:table-cell table:style-name="ce83" table:formula="of:=([.F23]-[.K23])/[.K23]" office:value-type="percentage" office:value="0.720917452403431" calcext:value-type="percentage">
            <text:p>72.09%</text:p>
          </table:table-cell>
          <table:table-cell/>
          <table:table-cell table:style-name="ce83" table:formula="of:=([.F29]-[.F14])/[.F14]" office:value-type="percentage" office:value="-0.00125340526735672" calcext:value-type="percentage">
            <text:p>-0.13%</text:p>
          </table:table-cell>
          <table:table-cell/>
          <table:table-cell table:style-name="ce83" table:formula="of:=([.K29]-[.K14])/[.K14]" office:value-type="percentage" office:value="0.503075212336502" calcext:value-type="percentage">
            <text:p>50.31%</text:p>
          </table:table-cell>
        </table:table-row>
        <table:table-row table:style-name="ro1">
          <table:table-cell table:style-name="ce70" office:value-type="float" office:value="4000" calcext:value-type="float">
            <text:p>4000</text:p>
          </table:table-cell>
          <table:table-cell office:value-type="float" office:value="131.938427" calcext:value-type="float">
            <text:p>131.938</text:p>
          </table:table-cell>
          <table:table-cell table:number-columns-repeated="3"/>
          <table:table-cell table:formula="of:=AVERAGE([.B24:.E24])" office:value-type="float" office:value="131.938427" calcext:value-type="float">
            <text:p>131.9384</text:p>
          </table:table-cell>
          <table:table-cell office:value-type="float" office:value="77.438054" calcext:value-type="float">
            <text:p>77.438</text:p>
          </table:table-cell>
          <table:table-cell table:number-columns-repeated="3"/>
          <table:table-cell table:style-name="ce75" table:formula="of:=AVERAGE([.G24:.J24])" office:value-type="float" office:value="77.438054" calcext:value-type="float">
            <text:p>77.4381</text:p>
          </table:table-cell>
          <table:table-cell/>
          <table:table-cell table:style-name="ce83" table:formula="of:=([.F24]-[.K24])/[.K24]" office:value-type="percentage" office:value="0.703793163500725" calcext:value-type="percentage">
            <text:p>70.38%</text:p>
          </table:table-cell>
          <table:table-cell/>
          <table:table-cell table:style-name="ce83" table:formula="of:=([.F30]-[.F15])/[.F15]" office:value-type="percentage" office:value="0.000588017154649497" calcext:value-type="percentage">
            <text:p>0.06%</text:p>
          </table:table-cell>
          <table:table-cell/>
          <table:table-cell table:style-name="ce83" table:formula="of:=([.K30]-[.K15])/[.K15]" office:value-type="percentage" office:value="0.502309243801781" calcext:value-type="percentage">
            <text:p>50.23%</text:p>
          </table:table-cell>
        </table:table-row>
        <table:table-row table:style-name="ro1">
          <table:table-cell table:style-name="ce70" office:value-type="float" office:value="5000" calcext:value-type="float">
            <text:p>5000</text:p>
          </table:table-cell>
          <table:table-cell office:value-type="float" office:value="165.472752" calcext:value-type="float">
            <text:p>165.473</text:p>
          </table:table-cell>
          <table:table-cell table:number-columns-repeated="3"/>
          <table:table-cell table:formula="of:=AVERAGE([.B25:.E25])" office:value-type="float" office:value="165.472752" calcext:value-type="float">
            <text:p>165.4728</text:p>
          </table:table-cell>
          <table:table-cell office:value-type="float" office:value="95.202102" calcext:value-type="float">
            <text:p>95.202</text:p>
          </table:table-cell>
          <table:table-cell table:number-columns-repeated="3"/>
          <table:table-cell table:style-name="ce75" table:formula="of:=AVERAGE([.G25:.J25])" office:value-type="float" office:value="95.202102" calcext:value-type="float">
            <text:p>95.2021</text:p>
          </table:table-cell>
          <table:table-cell/>
          <table:table-cell table:style-name="ce83" table:formula="of:=([.F25]-[.K25])/[.K25]" office:value-type="percentage" office:value="0.738120782249115" calcext:value-type="percentage">
            <text:p>73.81%</text:p>
          </table:table-cell>
          <table:table-cell table:style-name="ce53" office:value-type="string" calcext:value-type="string">
            <text:p>Avg:</text:p>
          </table:table-cell>
          <table:table-cell table:style-name="ce85" table:formula="of:=AVERAGE([.O15:.O24])" office:value-type="percentage" office:value="-0.0787713859156626" calcext:value-type="percentage">
            <text:p>-7.88%</text:p>
          </table:table-cell>
          <table:table-cell table:style-name="ce53" office:value-type="string" calcext:value-type="string">
            <text:p>Avg:</text:p>
          </table:table-cell>
          <table:table-cell table:style-name="ce85" table:formula="of:=AVERAGE([.Q15:.Q24])" office:value-type="percentage" office:value="0.462357827031706" calcext:value-type="percentage">
            <text:p>46.24%</text:p>
          </table:table-cell>
        </table:table-row>
        <table:table-row table:style-name="ro1">
          <table:table-cell table:style-name="ce70" office:value-type="float" office:value="6000" calcext:value-type="float">
            <text:p>6000</text:p>
          </table:table-cell>
          <table:table-cell office:value-type="float" office:value="198.891131" calcext:value-type="float">
            <text:p>198.891</text:p>
          </table:table-cell>
          <table:table-cell table:number-columns-repeated="3"/>
          <table:table-cell table:formula="of:=AVERAGE([.B26:.E26])" office:value-type="float" office:value="198.891131" calcext:value-type="float">
            <text:p>198.8911</text:p>
          </table:table-cell>
          <table:table-cell office:value-type="float" office:value="116.081575" calcext:value-type="float">
            <text:p>116.082</text:p>
          </table:table-cell>
          <table:table-cell table:number-columns-repeated="3"/>
          <table:table-cell table:style-name="ce75" table:formula="of:=AVERAGE([.G26:.J26])" office:value-type="float" office:value="116.081575" calcext:value-type="float">
            <text:p>116.0816</text:p>
          </table:table-cell>
          <table:table-cell/>
          <table:table-cell table:style-name="ce83" table:formula="of:=([.F26]-[.K26])/[.K26]" office:value-type="percentage" office:value="0.713373814922825" calcext:value-type="percentage">
            <text:p>71.34%</text:p>
          </table:table-cell>
          <table:table-cell table:number-columns-repeated="4"/>
        </table:table-row>
        <table:table-row table:style-name="ro1">
          <table:table-cell table:style-name="ce70" office:value-type="float" office:value="7000" calcext:value-type="float">
            <text:p>7000</text:p>
          </table:table-cell>
          <table:table-cell office:value-type="float" office:value="230.608163" calcext:value-type="float">
            <text:p>230.608</text:p>
          </table:table-cell>
          <table:table-cell table:number-columns-repeated="3"/>
          <table:table-cell table:formula="of:=AVERAGE([.B27:.E27])" office:value-type="float" office:value="230.608163" calcext:value-type="float">
            <text:p>230.6082</text:p>
          </table:table-cell>
          <table:table-cell office:value-type="float" office:value="134.70914" calcext:value-type="float">
            <text:p>134.709</text:p>
          </table:table-cell>
          <table:table-cell table:number-columns-repeated="3"/>
          <table:table-cell table:style-name="ce75" table:formula="of:=AVERAGE([.G27:.J27])" office:value-type="float" office:value="134.70914" calcext:value-type="float">
            <text:p>134.7091</text:p>
          </table:table-cell>
          <table:table-cell/>
          <table:table-cell table:style-name="ce83" table:formula="of:=([.F27]-[.K27])/[.K27]" office:value-type="percentage" office:value="0.711896928448953" calcext:value-type="percentage">
            <text:p>71.19%</text:p>
          </table:table-cell>
          <table:table-cell table:number-columns-repeated="4"/>
        </table:table-row>
        <table:table-row table:style-name="ro1">
          <table:table-cell table:style-name="ce70" office:value-type="float" office:value="8000" calcext:value-type="float">
            <text:p>8000</text:p>
          </table:table-cell>
          <table:table-cell office:value-type="float" office:value="263.679376" calcext:value-type="float">
            <text:p>263.679</text:p>
          </table:table-cell>
          <table:table-cell table:number-columns-repeated="3"/>
          <table:table-cell table:formula="of:=AVERAGE([.B28:.E28])" office:value-type="float" office:value="263.679376" calcext:value-type="float">
            <text:p>263.6794</text:p>
          </table:table-cell>
          <table:table-cell office:value-type="float" office:value="154.114837" calcext:value-type="float">
            <text:p>154.115</text:p>
          </table:table-cell>
          <table:table-cell table:number-columns-repeated="3"/>
          <table:table-cell table:style-name="ce75" table:formula="of:=AVERAGE([.G28:.J28])" office:value-type="float" office:value="154.114837" calcext:value-type="float">
            <text:p>154.1148</text:p>
          </table:table-cell>
          <table:table-cell/>
          <table:table-cell table:style-name="ce83" table:formula="of:=([.F28]-[.K28])/[.K28]" office:value-type="percentage" office:value="0.710927910205038" calcext:value-type="percentage">
            <text:p>71.09%</text:p>
          </table:table-cell>
          <table:table-cell table:number-columns-repeated="4"/>
        </table:table-row>
        <table:table-row table:style-name="ro1">
          <table:table-cell table:style-name="ce70" office:value-type="float" office:value="9000" calcext:value-type="float">
            <text:p>9000</text:p>
          </table:table-cell>
          <table:table-cell office:value-type="float" office:value="296.091184" calcext:value-type="float">
            <text:p>296.091</text:p>
          </table:table-cell>
          <table:table-cell table:number-columns-repeated="3"/>
          <table:table-cell table:formula="of:=AVERAGE([.B29:.E29])" office:value-type="float" office:value="296.091184" calcext:value-type="float">
            <text:p>296.0912</text:p>
          </table:table-cell>
          <table:table-cell office:value-type="float" office:value="173.69462" calcext:value-type="float">
            <text:p>173.695</text:p>
          </table:table-cell>
          <table:table-cell table:number-columns-repeated="3"/>
          <table:table-cell table:style-name="ce75" table:formula="of:=AVERAGE([.G29:.J29])" office:value-type="float" office:value="173.69462" calcext:value-type="float">
            <text:p>173.6946</text:p>
          </table:table-cell>
          <table:table-cell/>
          <table:table-cell table:style-name="ce83" table:formula="of:=([.F29]-[.K29])/[.K29]" office:value-type="percentage" office:value="0.704665256759248" calcext:value-type="percentage">
            <text:p>70.47%</text:p>
          </table:table-cell>
          <table:table-cell table:number-columns-repeated="4"/>
        </table:table-row>
        <table:table-row table:style-name="ro1">
          <table:table-cell table:style-name="ce70" office:value-type="float" office:value="10000" calcext:value-type="float">
            <text:p>10000</text:p>
          </table:table-cell>
          <table:table-cell office:value-type="float" office:value="329.869611" calcext:value-type="float">
            <text:p>329.870</text:p>
          </table:table-cell>
          <table:table-cell table:number-columns-repeated="3"/>
          <table:table-cell table:formula="of:=AVERAGE([.B30:.E30])" office:value-type="float" office:value="329.869611" calcext:value-type="float">
            <text:p>329.8696</text:p>
          </table:table-cell>
          <table:table-cell office:value-type="float" office:value="193.65968" calcext:value-type="float">
            <text:p>193.660</text:p>
          </table:table-cell>
          <table:table-cell table:number-columns-repeated="3"/>
          <table:table-cell table:style-name="ce75" table:formula="of:=AVERAGE([.G30:.J30])" office:value-type="float" office:value="193.65968" calcext:value-type="float">
            <text:p>193.6597</text:p>
          </table:table-cell>
          <table:table-cell/>
          <table:table-cell table:style-name="ce83" table:formula="of:=([.F30]-[.K30])/[.K30]" office:value-type="percentage" office:value="0.703346876334816" calcext:value-type="percentage">
            <text:p>70.33%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83" table:formula="of:=AVERAGE([.M21:.M30])" office:value-type="percentage" office:value="0.717700627211563" calcext:value-type="percentage">
            <text:p>71.77%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83"/>
          <table:table-cell table:number-columns-repeated="4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st" table:style-name="ta1">
        <table:table-column table:style-name="co16" table:default-cell-style-name="ce86"/>
        <table:table-column table:style-name="co11" table:number-columns-repeated="2" table:default-cell-style-name="ce86"/>
        <table:table-column table:style-name="co17" table:default-cell-style-name="ce86"/>
        <table:table-column table:style-name="co11" table:default-cell-style-name="ce86"/>
        <table:table-column table:style-name="co18" table:default-cell-style-name="ce86"/>
        <table:table-column table:style-name="co11" table:number-columns-repeated="1018" table:default-cell-style-name="ce86"/>
        <table:table-row table:style-name="ro1">
          <table:table-cell office:value-type="string" calcext:value-type="string">
            <text:p>To evaluate gas cost of each contract transaction</text:p>
          </table:table-cell>
          <table:table-cell table:number-columns-repeated="4"/>
          <table:table-cell office:value-type="string" calcext:value-type="string">
            <text:p>Gas price: 0.000000001 Ether (1 Gwei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DataBroker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88" office:value-type="float" office:value="951747" calcext:value-type="float">
            <text:p>951747</text:p>
          </table:table-cell>
          <table:table-cell table:formula="of:=[.B4]*197.85*0.000000001" office:value-type="float" office:value="0.18830314395" calcext:value-type="float">
            <text:p>0.1883031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() (new registry)</text:p>
          </table:table-cell>
          <table:table-cell table:style-name="ce88" office:value-type="float" office:value="156414" calcext:value-type="float">
            <text:p>156414</text:p>
          </table:table-cell>
          <table:table-cell table:formula="of:=[.B5]*197.85*0.000000001" office:value-type="float" office:value="0.0309465099" calcext:value-type="float">
            <text:p>0.0309465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table:style-name="ce89" office:value-type="float" office:value="30121" calcext:value-type="float">
            <text:p>30121</text:p>
          </table:table-cell>
          <table:table-cell table:formula="of:=[.B6]*197.85*0.000000001" office:value-type="float" office:value="0.00595943985" calcext:value-type="float">
            <text:p>0.0059594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table:style-name="ce89" office:value-type="float" office:value="81998" calcext:value-type="float">
            <text:p>81998</text:p>
          </table:table-cell>
          <table:table-cell table:formula="of:=[.B7]*197.85*0.000000001" office:value-type="float" office:value="0.0162233043" calcext:value-type="float">
            <text:p>0.0162233043</text:p>
          </table:table-cell>
          <table:table-cell table:number-columns-repeated="1021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office:value-type="string" calcext:value-type="string">
            <text:p># of Registered DOs</text:p>
          </table:table-cell>
          <table:table-cell office:value-type="string" calcext:value-type="string">
            <text:p>confirm()</text:p>
          </table:table-cell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8" office:value-type="float" office:value="92498" calcext:value-type="float">
            <text:p>92498</text:p>
          </table:table-cell>
          <table:table-cell table:style-name="ce88" office:value-type="float" office:value="80717" calcext:value-type="float">
            <text:p>80717</text:p>
          </table:table-cell>
          <table:table-cell table:style-name="ce88" office:value-type="float" office:value="134563" calcext:value-type="float">
            <text:p>134563</text:p>
          </table:table-cell>
          <table:table-cell table:style-name="ce88" office:value-type="float" office:value="91323" calcext:value-type="float">
            <text:p>9132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8" office:value-type="float" office:value="107498" calcext:value-type="float">
            <text:p>107498</text:p>
          </table:table-cell>
          <table:table-cell office:value-type="float" office:value="98029" calcext:value-type="float">
            <text:p>98029</text:p>
          </table:table-cell>
          <table:table-cell office:value-type="float" office:value="148916" calcext:value-type="float">
            <text:p>148916</text:p>
          </table:table-cell>
          <table:table-cell office:value-type="float" office:value="99915" calcext:value-type="float">
            <text:p>9991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8" office:value-type="float" office:value="122498" calcext:value-type="float">
            <text:p>122498</text:p>
          </table:table-cell>
          <table:table-cell office:value-type="float" office:value="115341" calcext:value-type="float">
            <text:p>115341</text:p>
          </table:table-cell>
          <table:table-cell office:value-type="float" office:value="163946" calcext:value-type="float">
            <text:p>163946</text:p>
          </table:table-cell>
          <table:table-cell office:value-type="float" office:value="108507" calcext:value-type="float">
            <text:p>108507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8" office:value-type="float" office:value="137498" calcext:value-type="float">
            <text:p>137498</text:p>
          </table:table-cell>
          <table:table-cell table:style-name="ce90" office:value-type="float" office:value="132653" calcext:value-type="float">
            <text:p>132653</text:p>
          </table:table-cell>
          <table:table-cell office:value-type="float" office:value="179651" calcext:value-type="float">
            <text:p>179651</text:p>
          </table:table-cell>
          <table:table-cell office:value-type="float" office:value="117099" calcext:value-type="float">
            <text:p>11709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498" calcext:value-type="float">
            <text:p>152498</text:p>
          </table:table-cell>
          <table:table-cell office:value-type="float" office:value="149965" calcext:value-type="float">
            <text:p>149965</text:p>
          </table:table-cell>
          <table:table-cell office:value-type="float" office:value="196033" calcext:value-type="float">
            <text:p>196033</text:p>
          </table:table-cell>
          <table:table-cell office:value-type="float" office:value="125691" calcext:value-type="float">
            <text:p>1256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498" calcext:value-type="float">
            <text:p>167498</text:p>
          </table:table-cell>
          <table:table-cell office:value-type="float" office:value="167277" calcext:value-type="float">
            <text:p>167277</text:p>
          </table:table-cell>
          <table:table-cell office:value-type="float" office:value="213091" calcext:value-type="float">
            <text:p>213091</text:p>
          </table:table-cell>
          <table:table-cell office:value-type="float" office:value="134283" calcext:value-type="float">
            <text:p>134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498" calcext:value-type="float">
            <text:p>182498</text:p>
          </table:table-cell>
          <table:table-cell office:value-type="float" office:value="184589" calcext:value-type="float">
            <text:p>184589</text:p>
          </table:table-cell>
          <table:table-cell office:value-type="float" office:value="230826" calcext:value-type="float">
            <text:p>230826</text:p>
          </table:table-cell>
          <table:table-cell office:value-type="float" office:value="142875" calcext:value-type="float">
            <text:p>14287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498" calcext:value-type="float">
            <text:p>197498</text:p>
          </table:table-cell>
          <table:table-cell office:value-type="float" office:value="201901" calcext:value-type="float">
            <text:p>201901</text:p>
          </table:table-cell>
          <table:table-cell office:value-type="float" office:value="249236" calcext:value-type="float">
            <text:p>249236</text:p>
          </table:table-cell>
          <table:table-cell office:value-type="float" office:value="151467" calcext:value-type="float">
            <text:p>15146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498" calcext:value-type="float">
            <text:p>212498</text:p>
          </table:table-cell>
          <table:table-cell office:value-type="float" office:value="219213" calcext:value-type="float">
            <text:p>219213</text:p>
          </table:table-cell>
          <table:table-cell office:value-type="float" office:value="268323" calcext:value-type="float">
            <text:p>268323</text:p>
          </table:table-cell>
          <table:table-cell office:value-type="float" office:value="160059" calcext:value-type="float">
            <text:p>160059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8" office:value-type="float" office:value="227498" calcext:value-type="float">
            <text:p>227498</text:p>
          </table:table-cell>
          <table:table-cell office:value-type="float" office:value="236525" calcext:value-type="float">
            <text:p>236525</text:p>
          </table:table-cell>
          <table:table-cell office:value-type="float" office:value="288681" calcext:value-type="float">
            <text:p>288681</text:p>
          </table:table-cell>
          <table:table-cell office:value-type="float" office:value="168651" calcext:value-type="float">
            <text:p>1686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iDataAgent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88" office:value-type="float" office:value="846794" calcext:value-type="float">
            <text:p>846794</text:p>
          </table:table-cell>
          <table:table-cell table:formula="of:=[.B22]*197.85*0.000000001" office:value-type="float" office:value="0.1675381929" calcext:value-type="float">
            <text:p>0.1675381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gister() (new registry)</text:p>
          </table:table-cell>
          <table:table-cell table:style-name="ce88" office:value-type="float" office:value="125392" calcext:value-type="float">
            <text:p>125392</text:p>
          </table:table-cell>
          <table:table-cell table:formula="of:=[.B23]*197.85*0.000000001" office:value-type="float" office:value="0.0248088072" calcext:value-type="float">
            <text:p>0.0248088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office:value-type="float" office:value="45177" calcext:value-type="float">
            <text:p>45177</text:p>
          </table:table-cell>
          <table:table-cell table:formula="of:=[.B24]*197.85*0.000000001" office:value-type="float" office:value="0.00893826945" calcext:value-type="float">
            <text:p>0.00893826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office:value-type="float" office:value="66954" calcext:value-type="float">
            <text:p>66954</text:p>
          </table:table-cell>
          <table:table-cell table:formula="of:=[.B25]*197.85*0.000000001" office:value-type="float" office:value="0.0132468489" calcext:value-type="float">
            <text:p>0.01324684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8"/>
          <table:table-cell table:number-columns-repeated="1021"/>
        </table:table-row>
        <table:table-row table:style-name="ro1">
          <table:table-cell office:value-type="string" calcext:value-type="string">
            <text:p># of Registered data items</text:p>
          </table:table-cell>
          <table:table-cell/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0402" calcext:value-type="float">
            <text:p>80402</text:p>
          </table:table-cell>
          <table:table-cell office:value-type="float" office:value="134563" calcext:value-type="float">
            <text:p>134563</text:p>
          </table:table-cell>
          <table:table-cell office:value-type="float" office:value="90393" calcext:value-type="float">
            <text:p>90393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 (4 processes)" table:style-name="ta1">
        <table:table-column table:style-name="co11" table:default-cell-style-name="Default"/>
        <table:table-column table:style-name="co12" table:number-columns-repeated="10" table:default-cell-style-name="ce1"/>
        <table:table-column table:style-name="co1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09" table:default-cell-style-name="Default"/>
        <table:table-row table:style-name="ro1">
          <table:table-cell table:style-name="ce68" office:value-type="string" calcext:value-type="string">
            <text:p>[10/30/2018] Training an ANN classifier (14,8,8,2), using 4 separate programs parallelly, Epochs=10000, batch=1000, De_err=0.001</text:p>
          </table:table-cell>
          <table:table-cell table:style-name="ce68" table:number-columns-repeated="10"/>
          <table:table-cell table:style-name="ce51" table:number-columns-repeated="998"/>
          <table:table-cell table:number-columns-repeated="15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HTT <text:span text:style-name="T1">En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91" office:value-type="string" calcext:value-type="string">
            <text:p>N</text:p>
          </table:table-cell>
          <table:table-cell table:style-name="ce94" office:value-type="string" calcext:value-type="string">
            <text:p>Inside Enclave</text:p>
          </table:table-cell>
          <table:table-cell table:style-name="ce94" table:number-columns-repeated="4"/>
          <table:table-cell table:style-name="ce101" office:value-type="string" calcext:value-type="string">
            <text:p>Outside Enclave</text:p>
          </table:table-cell>
          <table:table-cell table:style-name="ce101" table:number-columns-repeated="4"/>
          <table:table-cell table:number-columns-repeated="1013"/>
        </table:table-row>
        <table:table-row table:style-name="ro1">
          <table:table-cell table:style-name="ce91"/>
          <table:table-cell table:style-name="ce95" office:value-type="string" calcext:value-type="string">
            <text:p>Process 1</text:p>
          </table:table-cell>
          <table:table-cell table:style-name="ce95" office:value-type="string" calcext:value-type="string">
            <text:p>Process 2</text:p>
          </table:table-cell>
          <table:table-cell table:style-name="ce95" office:value-type="string" calcext:value-type="string">
            <text:p>Process 3</text:p>
          </table:table-cell>
          <table:table-cell table:style-name="ce95" office:value-type="string" calcext:value-type="string">
            <text:p>Process 4</text:p>
          </table:table-cell>
          <table:table-cell table:style-name="ce100" office:value-type="string" calcext:value-type="string">
            <text:p>Average</text:p>
          </table:table-cell>
          <table:table-cell table:style-name="ce102" office:value-type="string" calcext:value-type="string">
            <text:p>Process 1</text:p>
          </table:table-cell>
          <table:table-cell table:style-name="ce102" office:value-type="string" calcext:value-type="string">
            <text:p>Process 2</text:p>
          </table:table-cell>
          <table:table-cell table:style-name="ce102" office:value-type="string" calcext:value-type="string">
            <text:p>Process 3</text:p>
          </table:table-cell>
          <table:table-cell table:style-name="ce102" office:value-type="string" calcext:value-type="string">
            <text:p>Process 4</text:p>
          </table:table-cell>
          <table:table-cell table:style-name="ce104" office:value-type="string" calcext:value-type="string">
            <text:p>Average</text:p>
          </table:table-cell>
          <table:table-cell/>
          <table:table-cell table:style-name="ce82" office:value-type="string" calcext:value-type="string">
            <text:p>Enclave</text:p>
          </table:table-cell>
          <table:table-cell table:number-columns-repeated="1011"/>
        </table:table-row>
        <table:table-row table:style-name="ro1">
          <table:table-cell table:style-name="ce91"/>
          <table:table-cell table:number-columns-repeated="4" table:style-name="ce95" office:value-type="string" calcext:value-type="string">
            <text:p>Time (s)</text:p>
          </table:table-cell>
          <table:table-cell table:style-name="ce100" office:value-type="string" calcext:value-type="string">
            <text:p>Time (s)</text:p>
          </table:table-cell>
          <table:table-cell table:number-columns-repeated="4" table:style-name="ce102" office:value-type="string" calcext:value-type="string">
            <text:p>Time (s)</text:p>
          </table:table-cell>
          <table:table-cell table:style-name="ce104" office:value-type="string" calcext:value-type="string">
            <text:p>Time (s)</text:p>
          </table:table-cell>
          <table:table-cell/>
          <table:table-cell table:style-name="ce82" office:value-type="string" calcext:value-type="string">
            <text:p>Overhead</text:p>
          </table:table-cell>
          <table:table-cell table:number-columns-repeated="1011"/>
        </table:table-row>
        <table:table-row table:style-name="ro1">
          <table:table-cell table:style-name="ce92" office:value-type="float" office:value="1000" calcext:value-type="float">
            <text:p>1000</text:p>
          </table:table-cell>
          <table:table-cell table:style-name="ce17" office:value-type="float" office:value="68.574658" calcext:value-type="float">
            <text:p>68.575</text:p>
          </table:table-cell>
          <table:table-cell office:value-type="float" office:value="67.968876" calcext:value-type="float">
            <text:p>67.969</text:p>
          </table:table-cell>
          <table:table-cell table:style-name="ce17" office:value-type="float" office:value="68.789376" calcext:value-type="float">
            <text:p>68.789</text:p>
          </table:table-cell>
          <table:table-cell office:value-type="float" office:value="68.722586" calcext:value-type="float">
            <text:p>68.723</text:p>
          </table:table-cell>
          <table:table-cell table:style-name="ce17" table:formula="of:=AVERAGE([.B7];[.C7];[.D7];[.E7])" office:value-type="float" office:value="68.513874" calcext:value-type="float">
            <text:p>68.514</text:p>
          </table:table-cell>
          <table:table-cell table:style-name="ce17" office:value-type="float" office:value="23.156526" calcext:value-type="float">
            <text:p>23.157</text:p>
          </table:table-cell>
          <table:table-cell office:value-type="float" office:value="23.191173" calcext:value-type="float">
            <text:p>23.191</text:p>
          </table:table-cell>
          <table:table-cell table:style-name="ce17" office:value-type="float" office:value="22.92387" calcext:value-type="float">
            <text:p>22.924</text:p>
          </table:table-cell>
          <table:table-cell office:value-type="float" office:value="22.8736" calcext:value-type="float">
            <text:p>22.874</text:p>
          </table:table-cell>
          <table:table-cell table:style-name="ce17" table:formula="of:=AVERAGE([.G7];[.H7];[.I7];[.J7])" office:value-type="float" office:value="23.03629225" calcext:value-type="float">
            <text:p>23.036</text:p>
          </table:table-cell>
          <table:table-cell/>
          <table:table-cell table:style-name="ce83" table:formula="of:=([.F7]-[.K7])/[.K7]" office:value-type="percentage" office:value="1.97417107130163" calcext:value-type="percentage">
            <text:p>197.42%</text:p>
          </table:table-cell>
          <table:table-cell table:number-columns-repeated="1011"/>
        </table:table-row>
        <table:table-row table:style-name="ro1">
          <table:table-cell table:style-name="ce92" office:value-type="float" office:value="2000" calcext:value-type="float">
            <text:p>2000</text:p>
          </table:table-cell>
          <table:table-cell table:style-name="ce17" office:value-type="float" office:value="137.845174" calcext:value-type="float">
            <text:p>137.845</text:p>
          </table:table-cell>
          <table:table-cell office:value-type="float" office:value="136.698754" calcext:value-type="float">
            <text:p>136.699</text:p>
          </table:table-cell>
          <table:table-cell table:style-name="ce17" office:value-type="float" office:value="136.990559" calcext:value-type="float">
            <text:p>136.991</text:p>
          </table:table-cell>
          <table:table-cell office:value-type="float" office:value="136.85607" calcext:value-type="float">
            <text:p>136.856</text:p>
          </table:table-cell>
          <table:table-cell table:style-name="ce17" table:formula="of:=AVERAGE([.B8];[.C8];[.D8];[.E8])" office:value-type="float" office:value="137.09763925" calcext:value-type="float">
            <text:p>137.098</text:p>
          </table:table-cell>
          <table:table-cell table:style-name="ce17" office:value-type="float" office:value="46.767774" calcext:value-type="float">
            <text:p>46.768</text:p>
          </table:table-cell>
          <table:table-cell office:value-type="float" office:value="46.698536" calcext:value-type="float">
            <text:p>46.699</text:p>
          </table:table-cell>
          <table:table-cell table:style-name="ce17" office:value-type="float" office:value="46.423464" calcext:value-type="float">
            <text:p>46.423</text:p>
          </table:table-cell>
          <table:table-cell office:value-type="float" office:value="46.647354" calcext:value-type="float">
            <text:p>46.647</text:p>
          </table:table-cell>
          <table:table-cell table:style-name="ce17" table:formula="of:=AVERAGE([.G8];[.H8];[.I8];[.J8])" office:value-type="float" office:value="46.634282" calcext:value-type="float">
            <text:p>46.634</text:p>
          </table:table-cell>
          <table:table-cell/>
          <table:table-cell table:style-name="ce83" table:formula="of:=([.F8]-[.K8])/[.K8]" office:value-type="percentage" office:value="1.93984668296169" calcext:value-type="percentage">
            <text:p>193.98%</text:p>
          </table:table-cell>
          <table:table-cell table:number-columns-repeated="1011"/>
        </table:table-row>
        <table:table-row table:style-name="ro1">
          <table:table-cell table:style-name="ce92" office:value-type="float" office:value="3000" calcext:value-type="float">
            <text:p>3000</text:p>
          </table:table-cell>
          <table:table-cell table:style-name="ce17" office:value-type="float" office:value="204.390408" calcext:value-type="float">
            <text:p>204.390</text:p>
          </table:table-cell>
          <table:table-cell office:value-type="float" office:value="205.025901" calcext:value-type="float">
            <text:p>205.026</text:p>
          </table:table-cell>
          <table:table-cell table:style-name="ce17" office:value-type="float" office:value="204.960316" calcext:value-type="float">
            <text:p>204.960</text:p>
          </table:table-cell>
          <table:table-cell office:value-type="float" office:value="205.073494" calcext:value-type="float">
            <text:p>205.073</text:p>
          </table:table-cell>
          <table:table-cell table:style-name="ce17" table:formula="of:=AVERAGE([.B9];[.C9];[.D9];[.E9])" office:value-type="float" office:value="204.86252975" calcext:value-type="float">
            <text:p>204.863</text:p>
          </table:table-cell>
          <table:table-cell table:style-name="ce17" office:value-type="float" office:value="70.649114" calcext:value-type="float">
            <text:p>70.649</text:p>
          </table:table-cell>
          <table:table-cell office:value-type="float" office:value="69.682419" calcext:value-type="float">
            <text:p>69.682</text:p>
          </table:table-cell>
          <table:table-cell table:style-name="ce17" office:value-type="float" office:value="70.234647" calcext:value-type="float">
            <text:p>70.235</text:p>
          </table:table-cell>
          <table:table-cell office:value-type="float" office:value="69.257783" calcext:value-type="float">
            <text:p>69.258</text:p>
          </table:table-cell>
          <table:table-cell table:style-name="ce17" table:formula="of:=AVERAGE([.G9];[.H9];[.I9];[.J9])" office:value-type="float" office:value="69.95599075" calcext:value-type="float">
            <text:p>69.956</text:p>
          </table:table-cell>
          <table:table-cell/>
          <table:table-cell table:style-name="ce83" table:formula="of:=([.F9]-[.K9])/[.K9]" office:value-type="percentage" office:value="1.92844869400981" calcext:value-type="percentage">
            <text:p>192.84%</text:p>
          </table:table-cell>
          <table:table-cell table:number-columns-repeated="1011"/>
        </table:table-row>
        <table:table-row table:style-name="ro1">
          <table:table-cell table:style-name="ce92" office:value-type="float" office:value="4000" calcext:value-type="float">
            <text:p>4000</text:p>
          </table:table-cell>
          <table:table-cell table:style-name="ce17" office:value-type="float" office:value="275.006628" calcext:value-type="float">
            <text:p>275.007</text:p>
          </table:table-cell>
          <table:table-cell office:value-type="float" office:value="275.004858" calcext:value-type="float">
            <text:p>275.005</text:p>
          </table:table-cell>
          <table:table-cell table:style-name="ce17" office:value-type="float" office:value="270.972935" calcext:value-type="float">
            <text:p>270.973</text:p>
          </table:table-cell>
          <table:table-cell office:value-type="float" office:value="274.607942" calcext:value-type="float">
            <text:p>274.608</text:p>
          </table:table-cell>
          <table:table-cell table:style-name="ce17" table:formula="of:=AVERAGE([.B10];[.C10];[.D10];[.E10])" office:value-type="float" office:value="273.89809075" calcext:value-type="float">
            <text:p>273.898</text:p>
          </table:table-cell>
          <table:table-cell table:style-name="ce17" office:value-type="float" office:value="94.55371" calcext:value-type="float">
            <text:p>94.554</text:p>
          </table:table-cell>
          <table:table-cell office:value-type="float" office:value="92.857344" calcext:value-type="float">
            <text:p>92.857</text:p>
          </table:table-cell>
          <table:table-cell table:style-name="ce17" office:value-type="float" office:value="95.128589" calcext:value-type="float">
            <text:p>95.129</text:p>
          </table:table-cell>
          <table:table-cell office:value-type="float" office:value="93.800411" calcext:value-type="float">
            <text:p>93.800</text:p>
          </table:table-cell>
          <table:table-cell table:style-name="ce17" table:formula="of:=AVERAGE([.G10];[.H10];[.I10];[.J10])" office:value-type="float" office:value="94.0850135" calcext:value-type="float">
            <text:p>94.085</text:p>
          </table:table-cell>
          <table:table-cell/>
          <table:table-cell table:style-name="ce83" table:formula="of:=([.F10]-[.K10])/[.K10]" office:value-type="percentage" office:value="1.91117661103381" calcext:value-type="percentage">
            <text:p>191.12%</text:p>
          </table:table-cell>
          <table:table-cell table:number-columns-repeated="1011"/>
        </table:table-row>
        <table:table-row table:style-name="ro1">
          <table:table-cell table:style-name="ce92" office:value-type="float" office:value="5000" calcext:value-type="float">
            <text:p>5000</text:p>
          </table:table-cell>
          <table:table-cell table:style-name="ce17" office:value-type="float" office:value="342.7229" calcext:value-type="float">
            <text:p>342.723</text:p>
          </table:table-cell>
          <table:table-cell office:value-type="float" office:value="341.788085" calcext:value-type="float">
            <text:p>341.788</text:p>
          </table:table-cell>
          <table:table-cell table:style-name="ce17" office:value-type="float" office:value="341.273689" calcext:value-type="float">
            <text:p>341.274</text:p>
          </table:table-cell>
          <table:table-cell office:value-type="float" office:value="341.312035" calcext:value-type="float">
            <text:p>341.312</text:p>
          </table:table-cell>
          <table:table-cell table:style-name="ce17" table:formula="of:=AVERAGE([.B11];[.C11];[.D11];[.E11])" office:value-type="float" office:value="341.77417725" calcext:value-type="float">
            <text:p>341.774</text:p>
          </table:table-cell>
          <table:table-cell table:style-name="ce17" office:value-type="float" office:value="114.858755" calcext:value-type="float">
            <text:p>114.859</text:p>
          </table:table-cell>
          <table:table-cell office:value-type="float" office:value="114.510473" calcext:value-type="float">
            <text:p>114.510</text:p>
          </table:table-cell>
          <table:table-cell table:style-name="ce17" office:value-type="float" office:value="115.049995" calcext:value-type="float">
            <text:p>115.050</text:p>
          </table:table-cell>
          <table:table-cell office:value-type="float" office:value="115.091686" calcext:value-type="float">
            <text:p>115.092</text:p>
          </table:table-cell>
          <table:table-cell table:style-name="ce17" table:formula="of:=AVERAGE([.G11];[.H11];[.I11];[.J11])" office:value-type="float" office:value="114.87772725" calcext:value-type="float">
            <text:p>114.878</text:p>
          </table:table-cell>
          <table:table-cell/>
          <table:table-cell table:style-name="ce83" table:formula="of:=([.F11]-[.K11])/[.K11]" office:value-type="percentage" office:value="1.97511263002463" calcext:value-type="percentage">
            <text:p>197.51%</text:p>
          </table:table-cell>
          <table:table-cell table:number-columns-repeated="1011"/>
        </table:table-row>
        <table:table-row table:style-name="ro1">
          <table:table-cell table:style-name="ce92" office:value-type="float" office:value="6000" calcext:value-type="float">
            <text:p>6000</text:p>
          </table:table-cell>
          <table:table-cell table:style-name="ce17" office:value-type="float" office:value="408.001751" calcext:value-type="float">
            <text:p>408.002</text:p>
          </table:table-cell>
          <table:table-cell office:value-type="float" office:value="409.463274" calcext:value-type="float">
            <text:p>409.463</text:p>
          </table:table-cell>
          <table:table-cell table:style-name="ce17" office:value-type="float" office:value="408.305532" calcext:value-type="float">
            <text:p>408.306</text:p>
          </table:table-cell>
          <table:table-cell office:value-type="float" office:value="409.226919" calcext:value-type="float">
            <text:p>409.227</text:p>
          </table:table-cell>
          <table:table-cell table:style-name="ce17" table:formula="of:=AVERAGE([.B12];[.C12];[.D12];[.E12])" office:value-type="float" office:value="408.749369" calcext:value-type="float">
            <text:p>408.749</text:p>
          </table:table-cell>
          <table:table-cell table:style-name="ce17" office:value-type="float" office:value="139.351336" calcext:value-type="float">
            <text:p>139.351</text:p>
          </table:table-cell>
          <table:table-cell office:value-type="float" office:value="137.329896" calcext:value-type="float">
            <text:p>137.330</text:p>
          </table:table-cell>
          <table:table-cell table:style-name="ce17" office:value-type="float" office:value="139.470276" calcext:value-type="float">
            <text:p>139.470</text:p>
          </table:table-cell>
          <table:table-cell office:value-type="float" office:value="138.930464" calcext:value-type="float">
            <text:p>138.930</text:p>
          </table:table-cell>
          <table:table-cell table:style-name="ce17" table:formula="of:=AVERAGE([.G12];[.H12];[.I12];[.J12])" office:value-type="float" office:value="138.770493" calcext:value-type="float">
            <text:p>138.770</text:p>
          </table:table-cell>
          <table:table-cell/>
          <table:table-cell table:style-name="ce83" table:formula="of:=([.F12]-[.K12])/[.K12]" office:value-type="percentage" office:value="1.94550635487041" calcext:value-type="percentage">
            <text:p>194.55%</text:p>
          </table:table-cell>
          <table:table-cell table:number-columns-repeated="1011"/>
        </table:table-row>
        <table:table-row table:style-name="ro1">
          <table:table-cell table:style-name="ce92" office:value-type="float" office:value="7000" calcext:value-type="float">
            <text:p>7000</text:p>
          </table:table-cell>
          <table:table-cell table:style-name="ce17" office:value-type="float" office:value="477.760418" calcext:value-type="float">
            <text:p>477.760</text:p>
          </table:table-cell>
          <table:table-cell office:value-type="float" office:value="475.948497" calcext:value-type="float">
            <text:p>475.948</text:p>
          </table:table-cell>
          <table:table-cell table:style-name="ce17" office:value-type="float" office:value="476.285172" calcext:value-type="float">
            <text:p>476.285</text:p>
          </table:table-cell>
          <table:table-cell office:value-type="float" office:value="476.910968" calcext:value-type="float">
            <text:p>476.911</text:p>
          </table:table-cell>
          <table:table-cell table:style-name="ce17" table:formula="of:=AVERAGE([.B13];[.C13];[.D13];[.E13])" office:value-type="float" office:value="476.72626375" calcext:value-type="float">
            <text:p>476.726</text:p>
          </table:table-cell>
          <table:table-cell table:style-name="ce17" office:value-type="float" office:value="161.425208" calcext:value-type="float">
            <text:p>161.425</text:p>
          </table:table-cell>
          <table:table-cell office:value-type="float" office:value="161.654856" calcext:value-type="float">
            <text:p>161.655</text:p>
          </table:table-cell>
          <table:table-cell table:style-name="ce17" office:value-type="float" office:value="159.275683" calcext:value-type="float">
            <text:p>159.276</text:p>
          </table:table-cell>
          <table:table-cell office:value-type="float" office:value="159.060315" calcext:value-type="float">
            <text:p>159.060</text:p>
          </table:table-cell>
          <table:table-cell table:style-name="ce17" table:formula="of:=AVERAGE([.G13];[.H13];[.I13];[.J13])" office:value-type="float" office:value="160.3540155" calcext:value-type="float">
            <text:p>160.354</text:p>
          </table:table-cell>
          <table:table-cell/>
          <table:table-cell table:style-name="ce83" table:formula="of:=([.F13]-[.K13])/[.K13]" office:value-type="percentage" office:value="1.9729611838127" calcext:value-type="percentage">
            <text:p>197.30%</text:p>
          </table:table-cell>
          <table:table-cell table:number-columns-repeated="1011"/>
        </table:table-row>
        <table:table-row table:style-name="ro1">
          <table:table-cell table:style-name="ce92" office:value-type="float" office:value="8000" calcext:value-type="float">
            <text:p>8000</text:p>
          </table:table-cell>
          <table:table-cell table:style-name="ce17" office:value-type="float" office:value="547.717143" calcext:value-type="float">
            <text:p>547.717</text:p>
          </table:table-cell>
          <table:table-cell office:value-type="float" office:value="542.124398" calcext:value-type="float">
            <text:p>542.124</text:p>
          </table:table-cell>
          <table:table-cell table:style-name="ce17" office:value-type="float" office:value="541.863514" calcext:value-type="float">
            <text:p>541.864</text:p>
          </table:table-cell>
          <table:table-cell office:value-type="float" office:value="542.492903" calcext:value-type="float">
            <text:p>542.493</text:p>
          </table:table-cell>
          <table:table-cell table:style-name="ce17" table:formula="of:=AVERAGE([.B14];[.C14];[.D14];[.E14])" office:value-type="float" office:value="543.5494895" calcext:value-type="float">
            <text:p>543.549</text:p>
          </table:table-cell>
          <table:table-cell table:style-name="ce17" office:value-type="float" office:value="182.579662" calcext:value-type="float">
            <text:p>182.580</text:p>
          </table:table-cell>
          <table:table-cell office:value-type="float" office:value="184.390941" calcext:value-type="float">
            <text:p>184.391</text:p>
          </table:table-cell>
          <table:table-cell table:style-name="ce17" office:value-type="float" office:value="184.246068" calcext:value-type="float">
            <text:p>184.246</text:p>
          </table:table-cell>
          <table:table-cell office:value-type="float" office:value="177.594307" calcext:value-type="float">
            <text:p>177.594</text:p>
          </table:table-cell>
          <table:table-cell table:style-name="ce17" table:formula="of:=AVERAGE([.G14];[.H14];[.I14];[.J14])" office:value-type="float" office:value="182.2027445" calcext:value-type="float">
            <text:p>182.203</text:p>
          </table:table-cell>
          <table:table-cell/>
          <table:table-cell table:style-name="ce83" table:formula="of:=([.F14]-[.K14])/[.K14]" office:value-type="percentage" office:value="1.9832124153322" calcext:value-type="percentage">
            <text:p>198.32%</text:p>
          </table:table-cell>
          <table:table-cell table:number-columns-repeated="3"/>
          <table:table-cell table:style-name="ce82" office:value-type="string" calcext:value-type="string">
            <text:p>HTT Effect</text:p>
          </table:table-cell>
          <table:table-cell/>
          <table:table-cell table:style-name="ce82" office:value-type="string" calcext:value-type="string">
            <text:p>HTT Effect</text:p>
          </table:table-cell>
          <table:table-cell table:number-columns-repeated="1005"/>
        </table:table-row>
        <table:table-row table:style-name="ro1">
          <table:table-cell table:style-name="ce92" office:value-type="float" office:value="9000" calcext:value-type="float">
            <text:p>9000</text:p>
          </table:table-cell>
          <table:table-cell table:style-name="ce17" office:value-type="float" office:value="611.391856" calcext:value-type="float">
            <text:p>611.392</text:p>
          </table:table-cell>
          <table:table-cell office:value-type="float" office:value="605.567447" calcext:value-type="float">
            <text:p>605.567</text:p>
          </table:table-cell>
          <table:table-cell table:style-name="ce17" office:value-type="float" office:value="619.819283" calcext:value-type="float">
            <text:p>619.819</text:p>
          </table:table-cell>
          <table:table-cell office:value-type="float" office:value="610.984769" calcext:value-type="float">
            <text:p>610.985</text:p>
          </table:table-cell>
          <table:table-cell table:style-name="ce17" table:formula="of:=AVERAGE([.B15];[.C15];[.D15];[.E15])" office:value-type="float" office:value="611.94083875" calcext:value-type="float">
            <text:p>611.941</text:p>
          </table:table-cell>
          <table:table-cell table:style-name="ce17" office:value-type="float" office:value="206.785952" calcext:value-type="float">
            <text:p>206.786</text:p>
          </table:table-cell>
          <table:table-cell office:value-type="float" office:value="206.126119" calcext:value-type="float">
            <text:p>206.126</text:p>
          </table:table-cell>
          <table:table-cell table:style-name="ce17" office:value-type="float" office:value="203.576782" calcext:value-type="float">
            <text:p>203.577</text:p>
          </table:table-cell>
          <table:table-cell office:value-type="float" office:value="203.013842" calcext:value-type="float">
            <text:p>203.014</text:p>
          </table:table-cell>
          <table:table-cell table:style-name="ce17" table:formula="of:=AVERAGE([.G15];[.H15];[.I15];[.J15])" office:value-type="float" office:value="204.87567375" calcext:value-type="float">
            <text:p>204.876</text:p>
          </table:table-cell>
          <table:table-cell/>
          <table:table-cell table:style-name="ce83" table:formula="of:=([.F15]-[.K15])/[.K15]" office:value-type="percentage" office:value="1.9868887191396" calcext:value-type="percentage">
            <text:p>198.69%</text:p>
          </table:table-cell>
          <table:table-cell table:number-columns-repeated="3"/>
          <table:table-cell table:style-name="ce82" office:value-type="string" calcext:value-type="string">
            <text:p>Inside Enclave</text:p>
          </table:table-cell>
          <table:table-cell/>
          <table:table-cell table:style-name="ce82" office:value-type="string" calcext:value-type="string">
            <text:p>Outside Enclave</text:p>
          </table:table-cell>
          <table:table-cell table:number-columns-repeated="1005"/>
        </table:table-row>
        <table:table-row table:style-name="ro1">
          <table:table-cell table:style-name="ce92" office:value-type="float" office:value="10000" calcext:value-type="float">
            <text:p>10000</text:p>
          </table:table-cell>
          <table:table-cell table:style-name="ce17" office:value-type="float" office:value="680.999617" calcext:value-type="float">
            <text:p>681.000</text:p>
          </table:table-cell>
          <table:table-cell table:style-name="ce17" office:value-type="float" office:value="680.111121" calcext:value-type="float">
            <text:p>680.111</text:p>
          </table:table-cell>
          <table:table-cell table:style-name="ce17" office:value-type="float" office:value="681.464319" calcext:value-type="float">
            <text:p>681.464</text:p>
          </table:table-cell>
          <table:table-cell table:style-name="ce17" office:value-type="float" office:value="680.274649" calcext:value-type="float">
            <text:p>680.275</text:p>
          </table:table-cell>
          <table:table-cell table:style-name="ce17" table:formula="of:=AVERAGE([.B16];[.C16];[.D16];[.E16])" office:value-type="float" office:value="680.7124265" calcext:value-type="float">
            <text:p>680.712</text:p>
          </table:table-cell>
          <table:table-cell table:style-name="ce17" office:value-type="float" office:value="226.118567" calcext:value-type="float">
            <text:p>226.119</text:p>
          </table:table-cell>
          <table:table-cell table:style-name="ce17" office:value-type="float" office:value="223.170742" calcext:value-type="float">
            <text:p>223.171</text:p>
          </table:table-cell>
          <table:table-cell table:style-name="ce17" office:value-type="float" office:value="218.114144" calcext:value-type="float">
            <text:p>218.114</text:p>
          </table:table-cell>
          <table:table-cell table:style-name="ce17" office:value-type="float" office:value="228.843529" calcext:value-type="float">
            <text:p>228.844</text:p>
          </table:table-cell>
          <table:table-cell table:style-name="ce17" table:formula="of:=AVERAGE([.G16];[.H16];[.I16];[.J16])" office:value-type="float" office:value="224.0617455" calcext:value-type="float">
            <text:p>224.062</text:p>
          </table:table-cell>
          <table:table-cell/>
          <table:table-cell table:style-name="ce83" table:formula="of:=([.F16]-[.K16])/[.K16]" office:value-type="percentage" office:value="2.03805732201618" calcext:value-type="percentage">
            <text:p>203.81%</text:p>
          </table:table-cell>
          <table:table-cell table:number-columns-repeated="3"/>
          <table:table-cell table:style-name="ce83" table:formula="of:=([.F24]-[.F7])/[.F7]" office:value-type="percentage" office:value="0.491418931441535" calcext:value-type="percentage">
            <text:p>49.14%</text:p>
          </table:table-cell>
          <table:table-cell/>
          <table:table-cell table:style-name="ce83" table:formula="of:=([.K24]-[.K7])/[.K7]" office:value-type="percentage" office:value="0.19276838051054" calcext:value-type="percentage">
            <text:p>19.28%</text:p>
          </table:table-cell>
          <table:table-cell table:number-columns-repeated="1005"/>
        </table:table-row>
        <table:table-row table:style-name="ro1">
          <table:table-cell table:style-name="ce92"/>
          <table:table-cell table:style-name="ce17" table:number-columns-repeated="10"/>
          <table:table-cell table:style-name="ce53" office:value-type="string" calcext:value-type="string">
            <text:p>Avg:</text:p>
          </table:table-cell>
          <table:table-cell table:style-name="ce85" table:formula="of:=AVERAGE([.M7:.M16])" office:value-type="percentage" office:value="1.96553816845027" calcext:value-type="percentage">
            <text:p>196.55%</text:p>
          </table:table-cell>
          <table:table-cell table:number-columns-repeated="3"/>
          <table:table-cell table:style-name="ce83" table:formula="of:=([.F25]-[.F8])/[.F8]" office:value-type="percentage" office:value="0.481471600175639" calcext:value-type="percentage">
            <text:p>48.15%</text:p>
          </table:table-cell>
          <table:table-cell/>
          <table:table-cell table:style-name="ce83" table:formula="of:=([.K25]-[.K8])/[.K8]" office:value-type="percentage" office:value="0.17217803417666" calcext:value-type="percentage">
            <text:p>17.22%</text:p>
          </table:table-cell>
          <table:table-cell table:number-columns-repeated="1005"/>
        </table:table-row>
        <table:table-row table:style-name="ro1">
          <table:table-cell table:style-name="ce92"/>
          <table:table-cell table:style-name="ce17" table:number-columns-repeated="10"/>
          <table:table-cell/>
          <table:table-cell table:style-name="ce83"/>
          <table:table-cell table:number-columns-repeated="3"/>
          <table:table-cell table:style-name="ce83" table:formula="of:=([.F26]-[.F9])/[.F9]" office:value-type="percentage" office:value="0.49597950329909" calcext:value-type="percentage">
            <text:p>49.60%</text:p>
          </table:table-cell>
          <table:table-cell/>
          <table:table-cell table:style-name="ce83" table:formula="of:=([.K26]-[.K9])/[.K9]" office:value-type="percentage" office:value="0.200586280739652" calcext:value-type="percentage">
            <text:p>20.06%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83" table:formula="of:=([.F27]-[.F10])/[.F10]" office:value-type="percentage" office:value="0.480745118154862" calcext:value-type="percentage">
            <text:p>48.07%</text:p>
          </table:table-cell>
          <table:table-cell/>
          <table:table-cell table:style-name="ce83" table:formula="of:=([.K27]-[.K10])/[.K10]" office:value-type="percentage" office:value="0.150728059363036" calcext:value-type="percentage">
            <text:p>15.07%</text:p>
          </table:table-cell>
          <table:table-cell table:number-columns-repeated="1005"/>
        </table:table-row>
        <table:table-row table:style-name="ro1">
          <table:table-cell table:style-name="ce69" office:value-type="string" calcext:value-type="string">
            <text:p>HTT <text:span text:style-name="T3">Dis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2"/>
          <table:table-cell table:style-name="ce106"/>
          <table:table-cell table:number-columns-repeated="2"/>
          <table:table-cell table:style-name="ce83" table:formula="of:=([.F28]-[.F11])/[.F11]" office:value-type="percentage" office:value="0.479836230079024" calcext:value-type="percentage">
            <text:p>47.98%</text:p>
          </table:table-cell>
          <table:table-cell/>
          <table:table-cell table:style-name="ce83" table:formula="of:=([.K28]-[.K11])/[.K11]" office:value-type="percentage" office:value="0.187750443591754" calcext:value-type="percentage">
            <text:p>18.78%</text:p>
          </table:table-cell>
          <table:table-cell table:number-columns-repeated="1005"/>
        </table:table-row>
        <table:table-row table:style-name="ro1">
          <table:table-cell table:style-name="ce91" office:value-type="string" calcext:value-type="string">
            <text:p>N</text:p>
          </table:table-cell>
          <table:table-cell table:style-name="ce94" office:value-type="string" calcext:value-type="string">
            <text:p>Inside Enclave</text:p>
          </table:table-cell>
          <table:table-cell table:style-name="ce94" table:number-columns-repeated="4"/>
          <table:table-cell table:style-name="ce101" office:value-type="string" calcext:value-type="string">
            <text:p>Outside Enclave</text:p>
          </table:table-cell>
          <table:table-cell table:style-name="ce101" table:number-columns-repeated="4"/>
          <table:table-cell table:number-columns-repeated="2"/>
          <table:table-cell table:style-name="ce106"/>
          <table:table-cell table:number-columns-repeated="2"/>
          <table:table-cell table:style-name="ce83" table:formula="of:=([.F29]-[.F12])/[.F12]" office:value-type="percentage" office:value="0.506157136722088" calcext:value-type="percentage">
            <text:p>50.62%</text:p>
          </table:table-cell>
          <table:table-cell/>
          <table:table-cell table:style-name="ce83" table:formula="of:=([.K29]-[.K12])/[.K12]" office:value-type="percentage" office:value="0.183286972252812" calcext:value-type="percentage">
            <text:p>18.33%</text:p>
          </table:table-cell>
          <table:table-cell table:number-columns-repeated="1005"/>
        </table:table-row>
        <table:table-row table:style-name="ro1">
          <table:table-cell table:style-name="ce91"/>
          <table:table-cell table:style-name="ce95" office:value-type="string" calcext:value-type="string">
            <text:p>Process 1</text:p>
          </table:table-cell>
          <table:table-cell table:style-name="ce95" office:value-type="string" calcext:value-type="string">
            <text:p>Process 2</text:p>
          </table:table-cell>
          <table:table-cell table:style-name="ce95" office:value-type="string" calcext:value-type="string">
            <text:p>Process 3</text:p>
          </table:table-cell>
          <table:table-cell table:style-name="ce95" office:value-type="string" calcext:value-type="string">
            <text:p>Process 4</text:p>
          </table:table-cell>
          <table:table-cell table:style-name="ce100" office:value-type="string" calcext:value-type="string">
            <text:p>Average</text:p>
          </table:table-cell>
          <table:table-cell table:style-name="ce102" office:value-type="string" calcext:value-type="string">
            <text:p>Process 1</text:p>
          </table:table-cell>
          <table:table-cell table:style-name="ce102" office:value-type="string" calcext:value-type="string">
            <text:p>Process 2</text:p>
          </table:table-cell>
          <table:table-cell table:style-name="ce102" office:value-type="string" calcext:value-type="string">
            <text:p>Process 3</text:p>
          </table:table-cell>
          <table:table-cell table:style-name="ce102" office:value-type="string" calcext:value-type="string">
            <text:p>Process 4</text:p>
          </table:table-cell>
          <table:table-cell table:style-name="ce104" office:value-type="string" calcext:value-type="string">
            <text:p>Average</text:p>
          </table:table-cell>
          <table:table-cell/>
          <table:table-cell table:style-name="ce82" office:value-type="string" calcext:value-type="string">
            <text:p>Enclave</text:p>
          </table:table-cell>
          <table:table-cell table:style-name="ce106"/>
          <table:table-cell table:number-columns-repeated="2"/>
          <table:table-cell table:style-name="ce83" table:formula="of:=([.F30]-[.F13])/[.F13]" office:value-type="percentage" office:value="0.487148558112139" calcext:value-type="percentage">
            <text:p>48.71%</text:p>
          </table:table-cell>
          <table:table-cell/>
          <table:table-cell table:style-name="ce83" table:formula="of:=([.K30]-[.K13])/[.K13]" office:value-type="percentage" office:value="0.196257116804163" calcext:value-type="percentage">
            <text:p>19.63%</text:p>
          </table:table-cell>
          <table:table-cell table:number-columns-repeated="1005"/>
        </table:table-row>
        <table:table-row table:style-name="ro1">
          <table:table-cell table:style-name="ce91"/>
          <table:table-cell table:number-columns-repeated="4" table:style-name="ce95" office:value-type="string" calcext:value-type="string">
            <text:p>Time (s)</text:p>
          </table:table-cell>
          <table:table-cell table:style-name="ce100" office:value-type="string" calcext:value-type="string">
            <text:p>Time (s)</text:p>
          </table:table-cell>
          <table:table-cell table:number-columns-repeated="4" table:style-name="ce102" office:value-type="string" calcext:value-type="string">
            <text:p>Time (s)</text:p>
          </table:table-cell>
          <table:table-cell table:style-name="ce104" office:value-type="string" calcext:value-type="string">
            <text:p>Time (s)</text:p>
          </table:table-cell>
          <table:table-cell/>
          <table:table-cell table:style-name="ce82" office:value-type="string" calcext:value-type="string">
            <text:p>Overhead</text:p>
          </table:table-cell>
          <table:table-cell table:style-name="ce52"/>
          <table:table-cell table:number-columns-repeated="2"/>
          <table:table-cell table:style-name="ce83" table:formula="of:=([.F31]-[.F14])/[.F14]" office:value-type="percentage" office:value="0.484869193313813" calcext:value-type="percentage">
            <text:p>48.49%</text:p>
          </table:table-cell>
          <table:table-cell/>
          <table:table-cell table:style-name="ce83" table:formula="of:=([.K31]-[.K14])/[.K14]" office:value-type="percentage" office:value="0.179055405227444" calcext:value-type="percentage">
            <text:p>17.91%</text:p>
          </table:table-cell>
          <table:table-cell table:number-columns-repeated="1005"/>
        </table:table-row>
        <table:table-row table:style-name="ro1">
          <table:table-cell table:style-name="ce92" office:value-type="float" office:value="1000" calcext:value-type="float">
            <text:p>1000</text:p>
          </table:table-cell>
          <table:table-cell table:style-name="ce17" office:value-type="float" office:value="102.026773" calcext:value-type="float">
            <text:p>102.027</text:p>
          </table:table-cell>
          <table:table-cell office:value-type="float" office:value="101.929009" calcext:value-type="float">
            <text:p>101.929</text:p>
          </table:table-cell>
          <table:table-cell table:style-name="ce98" office:value-type="float" office:value="102.273098" calcext:value-type="float">
            <text:p>102.273</text:p>
          </table:table-cell>
          <table:table-cell table:style-name="ce99" office:value-type="float" office:value="102.502675" calcext:value-type="float">
            <text:p>102.503</text:p>
          </table:table-cell>
          <table:table-cell table:style-name="ce17" table:formula="of:=AVERAGE([.B24];[.C24];[.D24];[.E24])" office:value-type="float" office:value="102.18288875" calcext:value-type="float">
            <text:p>102.183</text:p>
          </table:table-cell>
          <table:table-cell table:style-name="ce17" office:value-type="float" office:value="27.352956" calcext:value-type="float">
            <text:p>27.353</text:p>
          </table:table-cell>
          <table:table-cell office:value-type="float" office:value="27.695652" calcext:value-type="float">
            <text:p>27.696</text:p>
          </table:table-cell>
          <table:table-cell table:style-name="ce17" office:value-type="float" office:value="27.629325" calcext:value-type="float">
            <text:p>27.629</text:p>
          </table:table-cell>
          <table:table-cell office:value-type="float" office:value="27.229911" calcext:value-type="float">
            <text:p>27.230</text:p>
          </table:table-cell>
          <table:table-cell table:style-name="ce17" table:formula="of:=AVERAGE([.G24];[.H24];[.I24];[.J24])" office:value-type="float" office:value="27.476961" calcext:value-type="float">
            <text:p>27.477</text:p>
          </table:table-cell>
          <table:table-cell/>
          <table:table-cell table:style-name="ce83" table:formula="of:=([.F24]-[.K24])/[.K24]" office:value-type="percentage" office:value="2.71885699986982" calcext:value-type="percentage">
            <text:p>271.89%</text:p>
          </table:table-cell>
          <table:table-cell table:style-name="ce106"/>
          <table:table-cell table:number-columns-repeated="2"/>
          <table:table-cell table:style-name="ce83" table:formula="of:=([.F32]-[.F15])/[.F15]" office:value-type="percentage" office:value="0.494262898220404" calcext:value-type="percentage">
            <text:p>49.43%</text:p>
          </table:table-cell>
          <table:table-cell/>
          <table:table-cell table:style-name="ce83" table:formula="of:=([.K32]-[.K15])/[.K15]" office:value-type="percentage" office:value="0.172069714792091" calcext:value-type="percentage">
            <text:p>17.21%</text:p>
          </table:table-cell>
          <table:table-cell table:number-columns-repeated="1005"/>
        </table:table-row>
        <table:table-row table:style-name="ro1">
          <table:table-cell table:style-name="ce92" office:value-type="float" office:value="2000" calcext:value-type="float">
            <text:p>2000</text:p>
          </table:table-cell>
          <table:table-cell table:style-name="ce17" office:value-type="float" office:value="203.050542" calcext:value-type="float">
            <text:p>203.051</text:p>
          </table:table-cell>
          <table:table-cell office:value-type="float" office:value="202.161857" calcext:value-type="float">
            <text:p>202.162</text:p>
          </table:table-cell>
          <table:table-cell table:style-name="ce98" office:value-type="float" office:value="202.996038" calcext:value-type="float">
            <text:p>202.996</text:p>
          </table:table-cell>
          <table:table-cell table:style-name="ce99" office:value-type="float" office:value="204.216599" calcext:value-type="float">
            <text:p>204.217</text:p>
          </table:table-cell>
          <table:table-cell table:style-name="ce17" table:formula="of:=AVERAGE([.B25];[.C25];[.D25];[.E25])" office:value-type="float" office:value="203.106259" calcext:value-type="float">
            <text:p>203.106</text:p>
          </table:table-cell>
          <table:table-cell table:style-name="ce17" office:value-type="float" office:value="54.306026" calcext:value-type="float">
            <text:p>54.306</text:p>
          </table:table-cell>
          <table:table-cell office:value-type="float" office:value="55.250282" calcext:value-type="float">
            <text:p>55.250</text:p>
          </table:table-cell>
          <table:table-cell table:style-name="ce17" office:value-type="float" office:value="54.366681" calcext:value-type="float">
            <text:p>54.367</text:p>
          </table:table-cell>
          <table:table-cell office:value-type="float" office:value="54.731735" calcext:value-type="float">
            <text:p>54.732</text:p>
          </table:table-cell>
          <table:table-cell table:style-name="ce17" table:formula="of:=AVERAGE([.G25];[.H25];[.I25];[.J25])" office:value-type="float" office:value="54.663681" calcext:value-type="float">
            <text:p>54.664</text:p>
          </table:table-cell>
          <table:table-cell/>
          <table:table-cell table:style-name="ce83" table:formula="of:=([.F25]-[.K25])/[.K25]" office:value-type="percentage" office:value="2.71556132489504" calcext:value-type="percentage">
            <text:p>271.56%</text:p>
          </table:table-cell>
          <table:table-cell table:number-columns-repeated="3"/>
          <table:table-cell table:style-name="ce83" table:formula="of:=([.F33]-[.F16])/[.F16]" office:value-type="percentage" office:value="0.481594717883411" calcext:value-type="percentage">
            <text:p>48.16%</text:p>
          </table:table-cell>
          <table:table-cell/>
          <table:table-cell table:style-name="ce83" table:formula="of:=([.K33]-[.K16])/[.K16]" office:value-type="percentage" office:value="0.164028323612252" calcext:value-type="percentage">
            <text:p>16.40%</text:p>
          </table:table-cell>
          <table:table-cell table:number-columns-repeated="1005"/>
        </table:table-row>
        <table:table-row table:style-name="ro1">
          <table:table-cell table:style-name="ce92" office:value-type="float" office:value="3000" calcext:value-type="float">
            <text:p>3000</text:p>
          </table:table-cell>
          <table:table-cell table:style-name="ce17" office:value-type="float" office:value="306.312583" calcext:value-type="float">
            <text:p>306.313</text:p>
          </table:table-cell>
          <table:table-cell office:value-type="float" office:value="309.549529" calcext:value-type="float">
            <text:p>309.550</text:p>
          </table:table-cell>
          <table:table-cell table:style-name="ce98" office:value-type="float" office:value="305.147712" calcext:value-type="float">
            <text:p>305.148</text:p>
          </table:table-cell>
          <table:table-cell table:style-name="ce99" office:value-type="float" office:value="304.870758" calcext:value-type="float">
            <text:p>304.871</text:p>
          </table:table-cell>
          <table:table-cell table:style-name="ce17" table:formula="of:=AVERAGE([.B26];[.C26];[.D26];[.E26])" office:value-type="float" office:value="306.4701455" calcext:value-type="float">
            <text:p>306.470</text:p>
          </table:table-cell>
          <table:table-cell table:style-name="ce17" office:value-type="float" office:value="83.272109" calcext:value-type="float">
            <text:p>83.272</text:p>
          </table:table-cell>
          <table:table-cell office:value-type="float" office:value="84.158923" calcext:value-type="float">
            <text:p>84.159</text:p>
          </table:table-cell>
          <table:table-cell table:style-name="ce17" office:value-type="float" office:value="84.033496" calcext:value-type="float">
            <text:p>84.033</text:p>
          </table:table-cell>
          <table:table-cell office:value-type="float" office:value="84.488283" calcext:value-type="float">
            <text:p>84.488</text:p>
          </table:table-cell>
          <table:table-cell table:style-name="ce17" table:formula="of:=AVERAGE([.G26];[.H26];[.I26];[.J26])" office:value-type="float" office:value="83.98820275" calcext:value-type="float">
            <text:p>83.988</text:p>
          </table:table-cell>
          <table:table-cell/>
          <table:table-cell table:style-name="ce83" table:formula="of:=([.F26]-[.K26])/[.K26]" office:value-type="percentage" office:value="2.64896658656028" calcext:value-type="percentage">
            <text:p>264.90%</text:p>
          </table:table-cell>
          <table:table-cell table:number-columns-repeated="2"/>
          <table:table-cell table:style-name="ce53" office:value-type="string" calcext:value-type="string">
            <text:p>Avg:</text:p>
          </table:table-cell>
          <table:table-cell table:style-name="ce85" table:formula="of:=AVERAGE([.Q16:.Q25])" office:value-type="percentage" office:value="0.488348388740201" calcext:value-type="percentage">
            <text:p>48.83%</text:p>
          </table:table-cell>
          <table:table-cell table:style-name="ce53" office:value-type="string" calcext:value-type="string">
            <text:p>Avg:</text:p>
          </table:table-cell>
          <table:table-cell table:style-name="ce85" table:formula="of:=AVERAGE([.S16:.S25])" office:value-type="percentage" office:value="0.17987087310704" calcext:value-type="percentage">
            <text:p>17.99%</text:p>
          </table:table-cell>
          <table:table-cell table:number-columns-repeated="1005"/>
        </table:table-row>
        <table:table-row table:style-name="ro1">
          <table:table-cell table:style-name="ce92" office:value-type="float" office:value="4000" calcext:value-type="float">
            <text:p>4000</text:p>
          </table:table-cell>
          <table:table-cell table:style-name="ce17" office:value-type="float" office:value="403.476658" calcext:value-type="float">
            <text:p>403.477</text:p>
          </table:table-cell>
          <table:table-cell office:value-type="float" office:value="408.113742" calcext:value-type="float">
            <text:p>408.114</text:p>
          </table:table-cell>
          <table:table-cell table:style-name="ce98" office:value-type="float" office:value="407.537944" calcext:value-type="float">
            <text:p>407.538</text:p>
          </table:table-cell>
          <table:table-cell table:style-name="ce99" office:value-type="float" office:value="403.164699" calcext:value-type="float">
            <text:p>403.165</text:p>
          </table:table-cell>
          <table:table-cell table:style-name="ce17" table:formula="of:=AVERAGE([.B27];[.C27];[.D27];[.E27])" office:value-type="float" office:value="405.57326075" calcext:value-type="float">
            <text:p>405.573</text:p>
          </table:table-cell>
          <table:table-cell table:style-name="ce17" office:value-type="float" office:value="108.818829" calcext:value-type="float">
            <text:p>108.819</text:p>
          </table:table-cell>
          <table:table-cell office:value-type="float" office:value="107.848086" calcext:value-type="float">
            <text:p>107.848</text:p>
          </table:table-cell>
          <table:table-cell table:style-name="ce17" office:value-type="float" office:value="107.156446" calcext:value-type="float">
            <text:p>107.156</text:p>
          </table:table-cell>
          <table:table-cell office:value-type="float" office:value="109.241699" calcext:value-type="float">
            <text:p>109.242</text:p>
          </table:table-cell>
          <table:table-cell table:style-name="ce17" table:formula="of:=AVERAGE([.G27];[.H27];[.I27];[.J27])" office:value-type="float" office:value="108.266265" calcext:value-type="float">
            <text:p>108.266</text:p>
          </table:table-cell>
          <table:table-cell/>
          <table:table-cell table:style-name="ce83" table:formula="of:=([.F27]-[.K27])/[.K27]" office:value-type="percentage" office:value="2.74607234072405" calcext:value-type="percentage">
            <text:p>274.61%</text:p>
          </table:table-cell>
          <table:table-cell table:number-columns-repeated="1011"/>
        </table:table-row>
        <table:table-row table:style-name="ro1">
          <table:table-cell table:style-name="ce92" office:value-type="float" office:value="5000" calcext:value-type="float">
            <text:p>5000</text:p>
          </table:table-cell>
          <table:table-cell table:style-name="ce17" office:value-type="float" office:value="505.620839" calcext:value-type="float">
            <text:p>505.621</text:p>
          </table:table-cell>
          <table:table-cell office:value-type="float" office:value="505.711324" calcext:value-type="float">
            <text:p>505.711</text:p>
          </table:table-cell>
          <table:table-cell table:style-name="ce98" office:value-type="float" office:value="504.974256" calcext:value-type="float">
            <text:p>504.974</text:p>
          </table:table-cell>
          <table:table-cell table:style-name="ce99" office:value-type="float" office:value="506.772821" calcext:value-type="float">
            <text:p>506.773</text:p>
          </table:table-cell>
          <table:table-cell table:style-name="ce17" table:formula="of:=AVERAGE([.B28];[.C28];[.D28];[.E28])" office:value-type="float" office:value="505.76981" calcext:value-type="float">
            <text:p>505.770</text:p>
          </table:table-cell>
          <table:table-cell table:style-name="ce17" office:value-type="float" office:value="136.879767" calcext:value-type="float">
            <text:p>136.880</text:p>
          </table:table-cell>
          <table:table-cell office:value-type="float" office:value="136.451963" calcext:value-type="float">
            <text:p>136.452</text:p>
          </table:table-cell>
          <table:table-cell table:style-name="ce17" office:value-type="float" office:value="136.417951" calcext:value-type="float">
            <text:p>136.418</text:p>
          </table:table-cell>
          <table:table-cell office:value-type="float" office:value="136.034605" calcext:value-type="float">
            <text:p>136.035</text:p>
          </table:table-cell>
          <table:table-cell table:style-name="ce17" table:formula="of:=AVERAGE([.G28];[.H28];[.I28];[.J28])" office:value-type="float" office:value="136.4460715" calcext:value-type="float">
            <text:p>136.446</text:p>
          </table:table-cell>
          <table:table-cell/>
          <table:table-cell table:style-name="ce83" table:formula="of:=([.F28]-[.K28])/[.K28]" office:value-type="percentage" office:value="2.70673779347323" calcext:value-type="percentage">
            <text:p>270.67%</text:p>
          </table:table-cell>
          <table:table-cell table:number-columns-repeated="1011"/>
        </table:table-row>
        <table:table-row table:style-name="ro1">
          <table:table-cell table:style-name="ce92" office:value-type="float" office:value="6000" calcext:value-type="float">
            <text:p>6000</text:p>
          </table:table-cell>
          <table:table-cell table:style-name="ce17" office:value-type="float" office:value="616.406917" calcext:value-type="float">
            <text:p>616.407</text:p>
          </table:table-cell>
          <table:table-cell office:value-type="float" office:value="613.439792" calcext:value-type="float">
            <text:p>613.440</text:p>
          </table:table-cell>
          <table:table-cell table:style-name="ce98" office:value-type="float" office:value="621.334179" calcext:value-type="float">
            <text:p>621.334</text:p>
          </table:table-cell>
          <table:table-cell table:style-name="ce99" office:value-type="float" office:value="611.382229" calcext:value-type="float">
            <text:p>611.382</text:p>
          </table:table-cell>
          <table:table-cell table:style-name="ce17" table:formula="of:=AVERAGE([.B29];[.C29];[.D29];[.E29])" office:value-type="float" office:value="615.64077925" calcext:value-type="float">
            <text:p>615.641</text:p>
          </table:table-cell>
          <table:table-cell table:style-name="ce17" office:value-type="float" office:value="161.778917" calcext:value-type="float">
            <text:p>161.779</text:p>
          </table:table-cell>
          <table:table-cell office:value-type="float" office:value="166.586083" calcext:value-type="float">
            <text:p>166.586</text:p>
          </table:table-cell>
          <table:table-cell table:style-name="ce17" office:value-type="float" office:value="161.262748" calcext:value-type="float">
            <text:p>161.263</text:p>
          </table:table-cell>
          <table:table-cell office:value-type="float" office:value="167.193518" calcext:value-type="float">
            <text:p>167.194</text:p>
          </table:table-cell>
          <table:table-cell table:style-name="ce17" table:formula="of:=AVERAGE([.G29];[.H29];[.I29];[.J29])" office:value-type="float" office:value="164.2053165" calcext:value-type="float">
            <text:p>164.205</text:p>
          </table:table-cell>
          <table:table-cell/>
          <table:table-cell table:style-name="ce83" table:formula="of:=([.F29]-[.K29])/[.K29]" office:value-type="percentage" office:value="2.74921343822628" calcext:value-type="percentage">
            <text:p>274.92%</text:p>
          </table:table-cell>
          <table:table-cell table:number-columns-repeated="1011"/>
        </table:table-row>
        <table:table-row table:style-name="ro1">
          <table:table-cell table:style-name="ce92" office:value-type="float" office:value="7000" calcext:value-type="float">
            <text:p>7000</text:p>
          </table:table-cell>
          <table:table-cell table:style-name="ce17" office:value-type="float" office:value="705.824834" calcext:value-type="float">
            <text:p>705.825</text:p>
          </table:table-cell>
          <table:table-cell office:value-type="float" office:value="707.209242" calcext:value-type="float">
            <text:p>707.209</text:p>
          </table:table-cell>
          <table:table-cell table:style-name="ce98" office:value-type="float" office:value="707.175165" calcext:value-type="float">
            <text:p>707.175</text:p>
          </table:table-cell>
          <table:table-cell table:style-name="ce99" office:value-type="float" office:value="715.641862" calcext:value-type="float">
            <text:p>715.642</text:p>
          </table:table-cell>
          <table:table-cell table:style-name="ce17" table:formula="of:=AVERAGE([.B30];[.C30];[.D30];[.E30])" office:value-type="float" office:value="708.96277575" calcext:value-type="float">
            <text:p>708.963</text:p>
          </table:table-cell>
          <table:table-cell table:style-name="ce17" office:value-type="float" office:value="192.741528" calcext:value-type="float">
            <text:p>192.742</text:p>
          </table:table-cell>
          <table:table-cell office:value-type="float" office:value="192.077288" calcext:value-type="float">
            <text:p>192.077</text:p>
          </table:table-cell>
          <table:table-cell table:style-name="ce17" office:value-type="float" office:value="190.652294" calcext:value-type="float">
            <text:p>190.652</text:p>
          </table:table-cell>
          <table:table-cell office:value-type="float" office:value="191.827419" calcext:value-type="float">
            <text:p>191.827</text:p>
          </table:table-cell>
          <table:table-cell table:style-name="ce17" table:formula="of:=AVERAGE([.G30];[.H30];[.I30];[.J30])" office:value-type="float" office:value="191.82463225" calcext:value-type="float">
            <text:p>191.825</text:p>
          </table:table-cell>
          <table:table-cell/>
          <table:table-cell table:style-name="ce83" table:formula="of:=([.F30]-[.K30])/[.K30]" office:value-type="percentage" office:value="2.69589018591745" calcext:value-type="percentage">
            <text:p>269.59%</text:p>
          </table:table-cell>
          <table:table-cell table:number-columns-repeated="1011"/>
        </table:table-row>
        <table:table-row table:style-name="ro1">
          <table:table-cell table:style-name="ce92" office:value-type="float" office:value="8000" calcext:value-type="float">
            <text:p>8000</text:p>
          </table:table-cell>
          <table:table-cell table:style-name="ce17" office:value-type="float" office:value="806.25641" calcext:value-type="float">
            <text:p>806.256</text:p>
          </table:table-cell>
          <table:table-cell office:value-type="float" office:value="807.320524" calcext:value-type="float">
            <text:p>807.321</text:p>
          </table:table-cell>
          <table:table-cell table:style-name="ce98" office:value-type="float" office:value="809.134323" calcext:value-type="float">
            <text:p>809.134</text:p>
          </table:table-cell>
          <table:table-cell table:style-name="ce99" office:value-type="float" office:value="805.688311" calcext:value-type="float">
            <text:p>805.688</text:p>
          </table:table-cell>
          <table:table-cell table:style-name="ce17" table:formula="of:=AVERAGE([.B31];[.C31];[.D31];[.E31])" office:value-type="float" office:value="807.099892" calcext:value-type="float">
            <text:p>807.100</text:p>
          </table:table-cell>
          <table:table-cell table:style-name="ce17" office:value-type="float" office:value="212.861472" calcext:value-type="float">
            <text:p>212.861</text:p>
          </table:table-cell>
          <table:table-cell office:value-type="float" office:value="216.638603" calcext:value-type="float">
            <text:p>216.639</text:p>
          </table:table-cell>
          <table:table-cell table:style-name="ce17" office:value-type="float" office:value="214.875476" calcext:value-type="float">
            <text:p>214.875</text:p>
          </table:table-cell>
          <table:table-cell office:value-type="float" office:value="214.932972" calcext:value-type="float">
            <text:p>214.933</text:p>
          </table:table-cell>
          <table:table-cell table:style-name="ce17" table:formula="of:=AVERAGE([.G31];[.H31];[.I31];[.J31])" office:value-type="float" office:value="214.82713075" calcext:value-type="float">
            <text:p>214.827</text:p>
          </table:table-cell>
          <table:table-cell/>
          <table:table-cell table:style-name="ce83" table:formula="of:=([.F31]-[.K31])/[.K31]" office:value-type="percentage" office:value="2.75697375458244" calcext:value-type="percentage">
            <text:p>275.70%</text:p>
          </table:table-cell>
          <table:table-cell table:number-columns-repeated="1011"/>
        </table:table-row>
        <table:table-row table:style-name="ro1">
          <table:table-cell table:style-name="ce92" office:value-type="float" office:value="9000" calcext:value-type="float">
            <text:p>9000</text:p>
          </table:table-cell>
          <table:table-cell table:style-name="ce17" office:value-type="float" office:value="921.395558" calcext:value-type="float">
            <text:p>921.396</text:p>
          </table:table-cell>
          <table:table-cell office:value-type="float" office:value="920.971349" calcext:value-type="float">
            <text:p>920.971</text:p>
          </table:table-cell>
          <table:table-cell table:style-name="ce98" office:value-type="float" office:value="909.060677" calcext:value-type="float">
            <text:p>909.061</text:p>
          </table:table-cell>
          <table:table-cell table:style-name="ce99" office:value-type="float" office:value="906.174381" calcext:value-type="float">
            <text:p>906.174</text:p>
          </table:table-cell>
          <table:table-cell table:style-name="ce17" table:formula="of:=AVERAGE([.B32];[.C32];[.D32];[.E32])" office:value-type="float" office:value="914.40049125" calcext:value-type="float">
            <text:p>914.400</text:p>
          </table:table-cell>
          <table:table-cell table:style-name="ce17" office:value-type="float" office:value="239.32786" calcext:value-type="float">
            <text:p>239.328</text:p>
          </table:table-cell>
          <table:table-cell office:value-type="float" office:value="240.129798" calcext:value-type="float">
            <text:p>240.130</text:p>
          </table:table-cell>
          <table:table-cell table:style-name="ce17" office:value-type="float" office:value="239.205089" calcext:value-type="float">
            <text:p>239.205</text:p>
          </table:table-cell>
          <table:table-cell office:value-type="float" office:value="241.851543" calcext:value-type="float">
            <text:p>241.852</text:p>
          </table:table-cell>
          <table:table-cell table:style-name="ce17" table:formula="of:=AVERAGE([.G32];[.H32];[.I32];[.J32])" office:value-type="float" office:value="240.1285725" calcext:value-type="float">
            <text:p>240.129</text:p>
          </table:table-cell>
          <table:table-cell/>
          <table:table-cell table:style-name="ce83" table:formula="of:=([.F32]-[.K32])/[.K32]" office:value-type="percentage" office:value="2.80796205020542" calcext:value-type="percentage">
            <text:p>280.80%</text:p>
          </table:table-cell>
          <table:table-cell table:number-columns-repeated="1011"/>
        </table:table-row>
        <table:table-row table:style-name="ro1">
          <table:table-cell table:style-name="ce92" office:value-type="float" office:value="10000" calcext:value-type="float">
            <text:p>10000</text:p>
          </table:table-cell>
          <table:table-cell table:style-name="ce17" office:value-type="float" office:value="1009.791571" calcext:value-type="float">
            <text:p>1,009.792</text:p>
          </table:table-cell>
          <table:table-cell table:style-name="ce17" office:value-type="float" office:value="1007.313863" calcext:value-type="float">
            <text:p>1,007.314</text:p>
          </table:table-cell>
          <table:table-cell table:style-name="ce98" office:value-type="float" office:value="1007.666135" calcext:value-type="float">
            <text:p>1,007.666</text:p>
          </table:table-cell>
          <table:table-cell table:style-name="ce98" office:value-type="float" office:value="1009.388173" calcext:value-type="float">
            <text:p>1,009.388</text:p>
          </table:table-cell>
          <table:table-cell table:style-name="ce17" table:formula="of:=AVERAGE([.B33];[.C33];[.D33];[.E33])" office:value-type="float" office:value="1008.5399355" calcext:value-type="float">
            <text:p>1,008.540</text:p>
          </table:table-cell>
          <table:table-cell table:style-name="ce17" office:value-type="float" office:value="253.584748" calcext:value-type="float">
            <text:p>253.585</text:p>
          </table:table-cell>
          <table:table-cell table:style-name="ce17" office:value-type="float" office:value="263.191893" calcext:value-type="float">
            <text:p>263.192</text:p>
          </table:table-cell>
          <table:table-cell table:style-name="ce17" office:value-type="float" office:value="265.539548" calcext:value-type="float">
            <text:p>265.540</text:p>
          </table:table-cell>
          <table:table-cell table:style-name="ce17" office:value-type="float" office:value="260.940683" calcext:value-type="float">
            <text:p>260.941</text:p>
          </table:table-cell>
          <table:table-cell table:style-name="ce17" table:formula="of:=AVERAGE([.G33];[.H33];[.I33];[.J33])" office:value-type="float" office:value="260.814218" calcext:value-type="float">
            <text:p>260.814</text:p>
          </table:table-cell>
          <table:table-cell/>
          <table:table-cell table:style-name="ce83" table:formula="of:=([.F33]-[.K33])/[.K33]" office:value-type="percentage" office:value="2.86689016892476" calcext:value-type="percentage">
            <text:p>286.69%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 office:value-type="string" calcext:value-type="string">
            <text:p>Avg:</text:p>
          </table:table-cell>
          <table:table-cell table:style-name="ce85" table:formula="of:=AVERAGE([.M24:.M33])" office:value-type="percentage" office:value="2.74131246433788" calcext:value-type="percentage">
            <text:p>274.13%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/>
          <table:table-cell table:style-name="ce105"/>
          <table:table-cell table:number-columns-repeated="1011"/>
        </table:table-row>
        <table:table-row table:style-name="ro1">
          <table:table-cell table:style-name="ce93"/>
          <table:table-cell table:style-name="ce96" table:number-columns-repeated="10"/>
          <table:table-cell table:style-name="ce93" table:number-columns-repeated="1013"/>
        </table:table-row>
        <table:table-row table:style-name="ro1">
          <table:table-cell table:style-name="ce68" office:value-type="string" calcext:value-type="string">
            <text:p>[7/5/2020] Training 4 ANN classifiers (14,8,8,2) parallelly, using multithreading, Epochs=10000, batch=1000, De_err=0.001</text:p>
          </table:table-cell>
          <table:table-cell table:style-name="ce68" table:number-columns-repeated="10"/>
          <table:table-cell table:style-name="ce51" table:number-columns-repeated="998"/>
          <table:table-cell table:number-columns-repeated="15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HTT <text:span text:style-name="T1">En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91" office:value-type="string" calcext:value-type="string">
            <text:p>N</text:p>
          </table:table-cell>
          <table:table-cell table:style-name="ce94" office:value-type="string" calcext:value-type="string">
            <text:p>Inside Enclave (4 attempts, not processes)</text:p>
          </table:table-cell>
          <table:table-cell table:style-name="ce94" table:number-columns-repeated="4"/>
          <table:table-cell table:style-name="ce101" office:value-type="string" calcext:value-type="string">
            <text:p>Outside Enclave (4 attempts, not processes)</text:p>
          </table:table-cell>
          <table:table-cell table:style-name="ce101" table:number-columns-repeated="4"/>
          <table:table-cell table:number-columns-repeated="1013"/>
        </table:table-row>
        <table:table-row table:style-name="ro1">
          <table:table-cell table:style-name="ce91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00" office:value-type="string" calcext:value-type="string">
            <text:p>Average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4" office:value-type="string" calcext:value-type="string">
            <text:p>Average</text:p>
          </table:table-cell>
          <table:table-cell/>
          <table:table-cell table:style-name="ce82" office:value-type="string" calcext:value-type="string">
            <text:p>Enclave</text:p>
          </table:table-cell>
          <table:table-cell table:number-columns-repeated="1011"/>
        </table:table-row>
        <table:table-row table:style-name="ro1">
          <table:table-cell table:style-name="ce91"/>
          <table:table-cell table:number-columns-repeated="4" table:style-name="ce95" office:value-type="string" calcext:value-type="string">
            <text:p>Time (s)</text:p>
          </table:table-cell>
          <table:table-cell table:style-name="ce100" office:value-type="string" calcext:value-type="string">
            <text:p>Time (s)</text:p>
          </table:table-cell>
          <table:table-cell table:number-columns-repeated="4" table:style-name="ce102" office:value-type="string" calcext:value-type="string">
            <text:p>Time (s)</text:p>
          </table:table-cell>
          <table:table-cell table:style-name="ce104" office:value-type="string" calcext:value-type="string">
            <text:p>Time (s)</text:p>
          </table:table-cell>
          <table:table-cell/>
          <table:table-cell table:style-name="ce82" office:value-type="string" calcext:value-type="string">
            <text:p>Overhead</text:p>
          </table:table-cell>
          <table:table-cell table:number-columns-repeated="1011"/>
        </table:table-row>
        <table:table-row table:style-name="ro1">
          <table:table-cell table:style-name="ce92" office:value-type="float" office:value="1000" calcext:value-type="float">
            <text:p>1000</text:p>
          </table:table-cell>
          <table:table-cell table:style-name="ce17" office:value-type="float" office:value="68.318" calcext:value-type="float">
            <text:p>68.318</text:p>
          </table:table-cell>
          <table:table-cell/>
          <table:table-cell table:style-name="ce17"/>
          <table:table-cell/>
          <table:table-cell table:style-name="ce17" table:formula="of:=AVERAGE([.B43];[.C43];[.D43];[.E43])" office:value-type="float" office:value="68.318" calcext:value-type="float">
            <text:p>68.318</text:p>
          </table:table-cell>
          <table:table-cell table:style-name="ce17" office:value-type="float" office:value="23.283" calcext:value-type="float">
            <text:p>23.283</text:p>
          </table:table-cell>
          <table:table-cell office:value-type="float" office:value="23.267" calcext:value-type="float">
            <text:p>23.267</text:p>
          </table:table-cell>
          <table:table-cell table:style-name="ce17" office:value-type="float" office:value="33.661" calcext:value-type="float">
            <text:p>33.661</text:p>
          </table:table-cell>
          <table:table-cell office:value-type="float" office:value="33.974" calcext:value-type="float">
            <text:p>33.974</text:p>
          </table:table-cell>
          <table:table-cell table:style-name="ce17" table:formula="of:=AVERAGE([.G43];[.H43];[.I43];[.J43])" office:value-type="float" office:value="28.54625" calcext:value-type="float">
            <text:p>28.546</text:p>
          </table:table-cell>
          <table:table-cell/>
          <table:table-cell table:style-name="ce83" table:formula="of:=([.F43]-[.K43])/[.K43]" office:value-type="percentage" office:value="1.39323904190568" calcext:value-type="percentage">
            <text:p>139.32%</text:p>
          </table:table-cell>
          <table:table-cell table:number-columns-repeated="1011"/>
        </table:table-row>
        <table:table-row table:style-name="ro1">
          <table:table-cell table:style-name="ce92" office:value-type="float" office:value="2000" calcext:value-type="float">
            <text:p>2000</text:p>
          </table:table-cell>
          <table:table-cell table:style-name="ce17" office:value-type="float" office:value="139.282" calcext:value-type="float">
            <text:p>139.282</text:p>
          </table:table-cell>
          <table:table-cell/>
          <table:table-cell table:style-name="ce17"/>
          <table:table-cell/>
          <table:table-cell table:style-name="ce17" table:formula="of:=AVERAGE([.B44];[.C44];[.D44];[.E44])" office:value-type="float" office:value="139.282" calcext:value-type="float">
            <text:p>139.282</text:p>
          </table:table-cell>
          <table:table-cell table:style-name="ce17" office:value-type="float" office:value="46.522" calcext:value-type="float">
            <text:p>46.522</text:p>
          </table:table-cell>
          <table:table-cell office:value-type="float" office:value="46.459" calcext:value-type="float">
            <text:p>46.459</text:p>
          </table:table-cell>
          <table:table-cell table:style-name="ce17" office:value-type="float" office:value="63" calcext:value-type="float">
            <text:p>63.000</text:p>
          </table:table-cell>
          <table:table-cell office:value-type="float" office:value="63.978" calcext:value-type="float">
            <text:p>63.978</text:p>
          </table:table-cell>
          <table:table-cell table:style-name="ce17" table:formula="of:=AVERAGE([.G44];[.H44];[.I44];[.J44])" office:value-type="float" office:value="54.98975" calcext:value-type="float">
            <text:p>54.990</text:p>
          </table:table-cell>
          <table:table-cell/>
          <table:table-cell table:style-name="ce83" table:formula="of:=([.F44]-[.K44])/[.K44]" office:value-type="percentage" office:value="1.53287203524293" calcext:value-type="percentage">
            <text:p>153.29%</text:p>
          </table:table-cell>
          <table:table-cell table:number-columns-repeated="1011"/>
        </table:table-row>
        <table:table-row table:style-name="ro1">
          <table:table-cell table:style-name="ce92" office:value-type="float" office:value="3000" calcext:value-type="float">
            <text:p>3000</text:p>
          </table:table-cell>
          <table:table-cell table:style-name="ce17" office:value-type="float" office:value="203.24" calcext:value-type="float">
            <text:p>203.240</text:p>
          </table:table-cell>
          <table:table-cell/>
          <table:table-cell table:style-name="ce17"/>
          <table:table-cell/>
          <table:table-cell table:style-name="ce17" table:formula="of:=AVERAGE([.B45];[.C45];[.D45];[.E45])" office:value-type="float" office:value="203.24" calcext:value-type="float">
            <text:p>203.240</text:p>
          </table:table-cell>
          <table:table-cell table:style-name="ce17" office:value-type="float" office:value="68.36" calcext:value-type="float">
            <text:p>68.360</text:p>
          </table:table-cell>
          <table:table-cell office:value-type="float" office:value="68.952" calcext:value-type="float">
            <text:p>68.952</text:p>
          </table:table-cell>
          <table:table-cell table:style-name="ce17" office:value-type="float" office:value="63" calcext:value-type="float">
            <text:p>63.000</text:p>
          </table:table-cell>
          <table:table-cell office:value-type="float" office:value="72.035" calcext:value-type="float">
            <text:p>72.035</text:p>
          </table:table-cell>
          <table:table-cell table:style-name="ce17" table:formula="of:=AVERAGE([.G45];[.H45];[.I45];[.J45])" office:value-type="float" office:value="68.08675" calcext:value-type="float">
            <text:p>68.087</text:p>
          </table:table-cell>
          <table:table-cell/>
          <table:table-cell table:style-name="ce83" table:formula="of:=([.F45]-[.K45])/[.K45]" office:value-type="percentage" office:value="1.98501543986165" calcext:value-type="percentage">
            <text:p>198.50%</text:p>
          </table:table-cell>
          <table:table-cell table:number-columns-repeated="1011"/>
        </table:table-row>
        <table:table-row table:style-name="ro1">
          <table:table-cell table:style-name="ce92" office:value-type="float" office:value="4000" calcext:value-type="float">
            <text:p>4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6];[.C46];[.D46];[.E46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6];[.H46];[.I46];[.J46])" office:value-type="string" office:string-value="" calcext:value-type="error">
            <text:p>#DIV/0!</text:p>
          </table:table-cell>
          <table:table-cell/>
          <table:table-cell table:style-name="ce83" table:formula="of:=([.F46]-[.K46])/[.K4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5000" calcext:value-type="float">
            <text:p>5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7];[.C47];[.D47];[.E47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7];[.H47];[.I47];[.J47])" office:value-type="string" office:string-value="" calcext:value-type="error">
            <text:p>#DIV/0!</text:p>
          </table:table-cell>
          <table:table-cell/>
          <table:table-cell table:style-name="ce83" table:formula="of:=([.F47]-[.K47])/[.K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6000" calcext:value-type="float">
            <text:p>6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8];[.C48];[.D48];[.E48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8];[.H48];[.I48];[.J48])" office:value-type="string" office:string-value="" calcext:value-type="error">
            <text:p>#DIV/0!</text:p>
          </table:table-cell>
          <table:table-cell/>
          <table:table-cell table:style-name="ce83" table:formula="of:=([.F48]-[.K48])/[.K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7000" calcext:value-type="float">
            <text:p>7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9];[.C49];[.D49];[.E49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9];[.H49];[.I49];[.J49])" office:value-type="string" office:string-value="" calcext:value-type="error">
            <text:p>#DIV/0!</text:p>
          </table:table-cell>
          <table:table-cell/>
          <table:table-cell table:style-name="ce83" table:formula="of:=([.F49]-[.K49])/[.K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8000" calcext:value-type="float">
            <text:p>8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50];[.C50];[.D50];[.E50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0];[.H50];[.I50];[.J50])" office:value-type="string" office:string-value="" calcext:value-type="error">
            <text:p>#DIV/0!</text:p>
          </table:table-cell>
          <table:table-cell/>
          <table:table-cell table:style-name="ce83" table:formula="of:=([.F50]-[.K50])/[.K50]" office:value-type="string" office:string-value="" calcext:value-type="error">
            <text:p>#DIV/0!</text:p>
          </table:table-cell>
          <table:table-cell table:number-columns-repeated="3"/>
          <table:table-cell table:style-name="ce82" office:value-type="string" calcext:value-type="string">
            <text:p>HTT Effect</text:p>
          </table:table-cell>
          <table:table-cell/>
          <table:table-cell table:style-name="ce82" office:value-type="string" calcext:value-type="string">
            <text:p>HTT Effect</text:p>
          </table:table-cell>
          <table:table-cell table:number-columns-repeated="1005"/>
        </table:table-row>
        <table:table-row table:style-name="ro1">
          <table:table-cell table:style-name="ce92" office:value-type="float" office:value="9000" calcext:value-type="float">
            <text:p>9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51];[.C51];[.D51];[.E51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1];[.H51];[.I51];[.J51])" office:value-type="string" office:string-value="" calcext:value-type="error">
            <text:p>#DIV/0!</text:p>
          </table:table-cell>
          <table:table-cell/>
          <table:table-cell table:style-name="ce83" table:formula="of:=([.F51]-[.K51])/[.K51]" office:value-type="string" office:string-value="" calcext:value-type="error">
            <text:p>#DIV/0!</text:p>
          </table:table-cell>
          <table:table-cell table:number-columns-repeated="3"/>
          <table:table-cell table:style-name="ce82" office:value-type="string" calcext:value-type="string">
            <text:p>Inside Enclave</text:p>
          </table:table-cell>
          <table:table-cell/>
          <table:table-cell table:style-name="ce82" office:value-type="string" calcext:value-type="string">
            <text:p>Outside Enclave</text:p>
          </table:table-cell>
          <table:table-cell table:number-columns-repeated="1005"/>
        </table:table-row>
        <table:table-row table:style-name="ro1">
          <table:table-cell table:style-name="ce92" office:value-type="float" office:value="10000" calcext:value-type="float">
            <text:p>10000</text:p>
          </table:table-cell>
          <table:table-cell table:style-name="ce17" table:number-columns-repeated="4"/>
          <table:table-cell table:style-name="ce17" table:formula="of:=AVERAGE([.B52];[.C52];[.D52];[.E52])" office:value-type="string" office:string-value="" calcext:value-type="error">
            <text:p>#DIV/0!</text:p>
          </table:table-cell>
          <table:table-cell table:style-name="ce17" table:number-columns-repeated="4"/>
          <table:table-cell table:style-name="ce17" table:formula="of:=AVERAGE([.G52];[.H52];[.I52];[.J52])" office:value-type="string" office:string-value="" calcext:value-type="error">
            <text:p>#DIV/0!</text:p>
          </table:table-cell>
          <table:table-cell/>
          <table:table-cell table:style-name="ce83" table:formula="of:=([.F52]-[.K52])/[.K52]" office:value-type="string" office:string-value="" calcext:value-type="error">
            <text:p>#DIV/0!</text:p>
          </table:table-cell>
          <table:table-cell table:number-columns-repeated="3"/>
          <table:table-cell table:style-name="ce83" table:formula="of:=([.F60]-[.F43])/[.F43]" office:value-type="string" office:string-value="" calcext:value-type="error">
            <text:p>#DIV/0!</text:p>
          </table:table-cell>
          <table:table-cell/>
          <table:table-cell table:style-name="ce83" table:formula="of:=([.K60]-[.K43])/[.K4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/>
          <table:table-cell table:style-name="ce17" table:number-columns-repeated="10"/>
          <table:table-cell table:style-name="ce53" office:value-type="string" calcext:value-type="string">
            <text:p>Avg:</text:p>
          </table:table-cell>
          <table:table-cell table:style-name="ce85" table:formula="of:=AVERAGE([.M43:.M52])" office:value-type="string" office:string-value="" calcext:value-type="error">
            <text:p>#DIV/0!</text:p>
          </table:table-cell>
          <table:table-cell table:number-columns-repeated="3"/>
          <table:table-cell table:style-name="ce83" table:formula="of:=([.F61]-[.F44])/[.F44]" office:value-type="string" office:string-value="" calcext:value-type="error">
            <text:p>#DIV/0!</text:p>
          </table:table-cell>
          <table:table-cell/>
          <table:table-cell table:style-name="ce83" table:formula="of:=([.K61]-[.K44])/[.K4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83" table:formula="of:=([.F62]-[.F45])/[.F45]" office:value-type="string" office:string-value="" calcext:value-type="error">
            <text:p>#DIV/0!</text:p>
          </table:table-cell>
          <table:table-cell/>
          <table:table-cell table:style-name="ce83" table:formula="of:=([.K62]-[.K45])/[.K4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69" office:value-type="string" calcext:value-type="string">
            <text:p>HTT <text:span text:style-name="T3">Dis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5"/>
          <table:table-cell table:style-name="ce83" table:formula="of:=([.F63]-[.F46])/[.F46]" office:value-type="string" office:string-value="" calcext:value-type="error">
            <text:p>#DIV/0!</text:p>
          </table:table-cell>
          <table:table-cell/>
          <table:table-cell table:style-name="ce83" table:formula="of:=([.K63]-[.K46])/[.K4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1" office:value-type="string" calcext:value-type="string">
            <text:p>N</text:p>
          </table:table-cell>
          <table:table-cell table:style-name="ce94" office:value-type="string" calcext:value-type="string">
            <text:p>Inside Enclave (4 attempts, not processes)</text:p>
          </table:table-cell>
          <table:table-cell table:style-name="ce94" table:number-columns-repeated="4"/>
          <table:table-cell table:style-name="ce101" office:value-type="string" calcext:value-type="string">
            <text:p>Outside Enclave (4 attempts, not processes)</text:p>
          </table:table-cell>
          <table:table-cell table:style-name="ce101" table:number-columns-repeated="4"/>
          <table:table-cell table:number-columns-repeated="5"/>
          <table:table-cell table:style-name="ce83" table:formula="of:=([.F64]-[.F47])/[.F47]" office:value-type="string" office:string-value="" calcext:value-type="error">
            <text:p>#DIV/0!</text:p>
          </table:table-cell>
          <table:table-cell/>
          <table:table-cell table:style-name="ce83" table:formula="of:=([.K64]-[.K47])/[.K4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1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00" office:value-type="string" calcext:value-type="string">
            <text:p>Average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4" office:value-type="string" calcext:value-type="string">
            <text:p>Average</text:p>
          </table:table-cell>
          <table:table-cell/>
          <table:table-cell table:style-name="ce82" office:value-type="string" calcext:value-type="string">
            <text:p>Enclave</text:p>
          </table:table-cell>
          <table:table-cell table:number-columns-repeated="3"/>
          <table:table-cell table:style-name="ce83" table:formula="of:=([.F65]-[.F48])/[.F48]" office:value-type="string" office:string-value="" calcext:value-type="error">
            <text:p>#DIV/0!</text:p>
          </table:table-cell>
          <table:table-cell/>
          <table:table-cell table:style-name="ce83" table:formula="of:=([.K65]-[.K48])/[.K4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1"/>
          <table:table-cell table:number-columns-repeated="4" table:style-name="ce95" office:value-type="string" calcext:value-type="string">
            <text:p>Time (s)</text:p>
          </table:table-cell>
          <table:table-cell table:style-name="ce100" office:value-type="string" calcext:value-type="string">
            <text:p>Time (s)</text:p>
          </table:table-cell>
          <table:table-cell table:number-columns-repeated="4" table:style-name="ce102" office:value-type="string" calcext:value-type="string">
            <text:p>Time (s)</text:p>
          </table:table-cell>
          <table:table-cell table:style-name="ce104" office:value-type="string" calcext:value-type="string">
            <text:p>Time (s)</text:p>
          </table:table-cell>
          <table:table-cell/>
          <table:table-cell table:style-name="ce82" office:value-type="string" calcext:value-type="string">
            <text:p>Overhead</text:p>
          </table:table-cell>
          <table:table-cell table:number-columns-repeated="3"/>
          <table:table-cell table:style-name="ce83" table:formula="of:=([.F66]-[.F49])/[.F49]" office:value-type="string" office:string-value="" calcext:value-type="error">
            <text:p>#DIV/0!</text:p>
          </table:table-cell>
          <table:table-cell/>
          <table:table-cell table:style-name="ce83" table:formula="of:=([.K66]-[.K49])/[.K4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 office:value-type="float" office:value="1000" calcext:value-type="float">
            <text:p>1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59];[.C59];[.D59];[.E59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9];[.H59];[.I59];[.J59])" office:value-type="string" office:string-value="" calcext:value-type="error">
            <text:p>#DIV/0!</text:p>
          </table:table-cell>
          <table:table-cell/>
          <table:table-cell table:style-name="ce83" table:formula="of:=([.F59]-[.K43])/[.K43]" office:value-type="string" office:string-value="" calcext:value-type="error">
            <text:p>#DIV/0!</text:p>
          </table:table-cell>
          <table:table-cell table:number-columns-repeated="3"/>
          <table:table-cell table:style-name="ce83" table:formula="of:=([.F67]-[.F50])/[.F50]" office:value-type="string" office:string-value="" calcext:value-type="error">
            <text:p>#DIV/0!</text:p>
          </table:table-cell>
          <table:table-cell/>
          <table:table-cell table:style-name="ce83" table:formula="of:=([.K67]-[.K50])/[.K5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 office:value-type="float" office:value="2000" calcext:value-type="float">
            <text:p>2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0];[.C60];[.D60];[.E60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0];[.H60];[.I60];[.J60])" office:value-type="string" office:string-value="" calcext:value-type="error">
            <text:p>#DIV/0!</text:p>
          </table:table-cell>
          <table:table-cell/>
          <table:table-cell table:style-name="ce83" table:formula="of:=([.F60]-[.K44])/[.K44]" office:value-type="string" office:string-value="" calcext:value-type="error">
            <text:p>#DIV/0!</text:p>
          </table:table-cell>
          <table:table-cell table:number-columns-repeated="3"/>
          <table:table-cell table:style-name="ce83" table:formula="of:=([.F68]-[.F51])/[.F51]" office:value-type="string" office:string-value="" calcext:value-type="error">
            <text:p>#DIV/0!</text:p>
          </table:table-cell>
          <table:table-cell/>
          <table:table-cell table:style-name="ce83" table:formula="of:=([.K68]-[.K51])/[.K5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 office:value-type="float" office:value="3000" calcext:value-type="float">
            <text:p>3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1];[.C61];[.D61];[.E61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1];[.H61];[.I61];[.J61])" office:value-type="string" office:string-value="" calcext:value-type="error">
            <text:p>#DIV/0!</text:p>
          </table:table-cell>
          <table:table-cell/>
          <table:table-cell table:style-name="ce83" table:formula="of:=([.F61]-[.K45])/[.K45]" office:value-type="string" office:string-value="" calcext:value-type="error">
            <text:p>#DIV/0!</text:p>
          </table:table-cell>
          <table:table-cell table:number-columns-repeated="3"/>
          <table:table-cell table:style-name="ce83" table:formula="of:=([.F69]-[.F52])/[.F52]" office:value-type="string" office:string-value="" calcext:value-type="error">
            <text:p>#DIV/0!</text:p>
          </table:table-cell>
          <table:table-cell/>
          <table:table-cell table:style-name="ce83" table:formula="of:=([.K69]-[.K52])/[.K5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 office:value-type="float" office:value="4000" calcext:value-type="float">
            <text:p>4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2];[.C62];[.D62];[.E62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2];[.H62];[.I62];[.J62])" office:value-type="string" office:string-value="" calcext:value-type="error">
            <text:p>#DIV/0!</text:p>
          </table:table-cell>
          <table:table-cell/>
          <table:table-cell table:style-name="ce83" table:formula="of:=([.F62]-[.K46])/[.K46]" office:value-type="string" office:string-value="" calcext:value-type="error">
            <text:p>#DIV/0!</text:p>
          </table:table-cell>
          <table:table-cell table:number-columns-repeated="2"/>
          <table:table-cell table:style-name="ce53" office:value-type="string" calcext:value-type="string">
            <text:p>Avg:</text:p>
          </table:table-cell>
          <table:table-cell table:style-name="ce85" table:formula="of:=AVERAGE([.Q52:.Q61])" office:value-type="string" office:string-value="" calcext:value-type="error">
            <text:p>#DIV/0!</text:p>
          </table:table-cell>
          <table:table-cell table:style-name="ce53" office:value-type="string" calcext:value-type="string">
            <text:p>Avg:</text:p>
          </table:table-cell>
          <table:table-cell table:style-name="ce85" table:formula="of:=AVERAGE([.S52:.S61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92" office:value-type="float" office:value="5000" calcext:value-type="float">
            <text:p>5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3];[.C63];[.D63];[.E63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3];[.H63];[.I63];[.J63])" office:value-type="string" office:string-value="" calcext:value-type="error">
            <text:p>#DIV/0!</text:p>
          </table:table-cell>
          <table:table-cell/>
          <table:table-cell table:style-name="ce83" table:formula="of:=([.F63]-[.K47])/[.K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6000" calcext:value-type="float">
            <text:p>6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4];[.C64];[.D64];[.E64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4];[.H64];[.I64];[.J64])" office:value-type="string" office:string-value="" calcext:value-type="error">
            <text:p>#DIV/0!</text:p>
          </table:table-cell>
          <table:table-cell/>
          <table:table-cell table:style-name="ce83" table:formula="of:=([.F64]-[.K48])/[.K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7000" calcext:value-type="float">
            <text:p>7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5];[.C65];[.D65];[.E65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5];[.H65];[.I65];[.J65])" office:value-type="string" office:string-value="" calcext:value-type="error">
            <text:p>#DIV/0!</text:p>
          </table:table-cell>
          <table:table-cell/>
          <table:table-cell table:style-name="ce83" table:formula="of:=([.F65]-[.K49])/[.K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8000" calcext:value-type="float">
            <text:p>8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6];[.C66];[.D66];[.E66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6];[.H66];[.I66];[.J66])" office:value-type="string" office:string-value="" calcext:value-type="error">
            <text:p>#DIV/0!</text:p>
          </table:table-cell>
          <table:table-cell/>
          <table:table-cell table:style-name="ce83" table:formula="of:=([.F66]-[.K50])/[.K5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9000" calcext:value-type="float">
            <text:p>9000</text:p>
          </table:table-cell>
          <table:table-cell table:style-name="ce17"/>
          <table:table-cell/>
          <table:table-cell table:style-name="ce98"/>
          <table:table-cell table:style-name="ce99"/>
          <table:table-cell table:style-name="ce17" table:formula="of:=AVERAGE([.B67];[.C67];[.D67];[.E67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7];[.H67];[.I67];[.J67])" office:value-type="string" office:string-value="" calcext:value-type="error">
            <text:p>#DIV/0!</text:p>
          </table:table-cell>
          <table:table-cell/>
          <table:table-cell table:style-name="ce83" table:formula="of:=([.F67]-[.K51])/[.K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92" office:value-type="float" office:value="10000" calcext:value-type="float">
            <text:p>10000</text:p>
          </table:table-cell>
          <table:table-cell table:style-name="ce17" table:number-columns-repeated="2"/>
          <table:table-cell table:style-name="ce98" table:number-columns-repeated="2"/>
          <table:table-cell table:style-name="ce17" table:formula="of:=AVERAGE([.B68];[.C68];[.D68];[.E68])" office:value-type="string" office:string-value="" calcext:value-type="error">
            <text:p>#DIV/0!</text:p>
          </table:table-cell>
          <table:table-cell table:style-name="ce17" table:number-columns-repeated="4"/>
          <table:table-cell table:style-name="ce17" table:formula="of:=AVERAGE([.G68];[.H68];[.I68];[.J68])" office:value-type="string" office:string-value="" calcext:value-type="error">
            <text:p>#DIV/0!</text:p>
          </table:table-cell>
          <table:table-cell/>
          <table:table-cell table:style-name="ce83" table:formula="of:=([.F68]-[.K52])/[.K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 office:value-type="string" calcext:value-type="string">
            <text:p>Avg:</text:p>
          </table:table-cell>
          <table:table-cell table:style-name="ce85" table:formula="of:=AVERAGE([.M59:.M6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lave Performance Test" table:style-name="ta1">
        <table:table-column table:style-name="co11" table:default-cell-style-name="Default"/>
        <table:table-column table:style-name="co21" table:default-cell-style-name="ce107"/>
        <table:table-column table:style-name="co22" table:default-cell-style-name="ce107"/>
        <table:table-row table:style-name="ro1">
          <table:table-cell/>
          <table:table-cell table:style-name="Default" office:value-type="string" calcext:value-type="string">
            <text:p>“ADD” for 1 million tim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ide enclave:</text:p>
          </table:table-cell>
          <table:table-cell office:value-type="string" calcext:value-type="string">
            <text:p>outside enclav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046" calcext:value-type="float">
            <text:p>0.00405</text:p>
          </table:table-cell>
          <table:table-cell office:value-type="float" office:value="0.007787" calcext:value-type="float">
            <text:p>0.0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247" calcext:value-type="float">
            <text:p>0.00425</text:p>
          </table:table-cell>
          <table:table-cell office:value-type="float" office:value="0.008066" calcext:value-type="float">
            <text:p>0.00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181" calcext:value-type="float">
            <text:p>0.00418</text:p>
          </table:table-cell>
          <table:table-cell office:value-type="float" office:value="0.008505" calcext:value-type="float">
            <text:p>0.00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196" calcext:value-type="float">
            <text:p>0.00420</text:p>
          </table:table-cell>
          <table:table-cell office:value-type="float" office:value="0.007756" calcext:value-type="float">
            <text:p>0.0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192" calcext:value-type="float">
            <text:p>0.00419</text:p>
          </table:table-cell>
          <table:table-cell office:value-type="float" office:value="0.008485" calcext:value-type="float">
            <text:p>0.00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409" calcext:value-type="float">
            <text:p>0.00441</text:p>
          </table:table-cell>
          <table:table-cell office:value-type="float" office:value="0.007995" calcext:value-type="float">
            <text:p>0.00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908" calcext:value-type="float">
            <text:p>0.00391</text:p>
          </table:table-cell>
          <table:table-cell office:value-type="float" office:value="0.007707" calcext:value-type="float">
            <text:p>0.00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979" calcext:value-type="float">
            <text:p>0.00398</text:p>
          </table:table-cell>
          <table:table-cell office:value-type="float" office:value="0.008176" calcext:value-type="float">
            <text:p>0.008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198" calcext:value-type="float">
            <text:p>0.00420</text:p>
          </table:table-cell>
          <table:table-cell office:value-type="float" office:value="0.008558" calcext:value-type="float">
            <text:p>0.00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73" calcext:value-type="float">
            <text:p>0.00397</text:p>
          </table:table-cell>
          <table:table-cell office:value-type="float" office:value="0.007726" calcext:value-type="float">
            <text:p>0.00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41329" calcext:value-type="float">
            <text:p>0.00413</text:p>
          </table:table-cell>
          <table:table-cell table:formula="of:=AVERAGE([.C3:.C12])" office:value-type="float" office:value="0.0080761" calcext:value-type="float">
            <text:p>0.00808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Control Plane'.A3:'Control Plane'.M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 style:data-style-name="N2" text:time-value="16:49:42.656488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1:09:52.936618431</meta:creation-date>
    <meta:generator>LibreOffice/5.1.6.2$Linux_X86_64 LibreOffice_project/10m0$Build-2</meta:generator>
    <dc:date>2020-07-05T20:18:16.673545096</dc:date>
    <meta:editing-duration>P4DT1H11M10S</meta:editing-duration>
    <meta:editing-cycles>422</meta:editing-cycles>
    <meta:document-statistic meta:table-count="8" meta:cell-count="2436" meta:object-count="0"/>
  </office:meta>
</office:document-meta>
</file>